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Arial" fo:font-size="12.0pt"/>
    </style:style>
    <style:style style:name="P2" style:family="paragraph" style:parent-style-name="Standard">
      <style:paragraph-properties fo:text-align="center"/>
      <style:text-properties style:font-name="Arial" fo:font-size="9.0pt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paragraph-properties fo:text-align="end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Date</text:span></text:p>
          </table:table-cell>
          <table:table-cell table:style-name="TableCell1">
            <text:p text:style-name="P2"><text:span text:style-name="T1">Petrol (USD)</text:span></text:p>
          </table:table-cell>
          <table:table-cell table:style-name="TableCell1">
            <text:p text:style-name="P2"><text:span text:style-name="T1">Diesel (USD)</text:span></text:p>
          </table:table-cell>
        </table:table-row>
        <table:table-row>
          <table:table-cell table:style-name="TableCell1">
            <text:p text:style-name="P3">9.06.2003</text:p>
          </table:table-cell>
          <table:table-cell table:style-name="TableCell1">
            <text:p text:style-name="P4">74,59</text:p>
          </table:table-cell>
          <table:table-cell table:style-name="TableCell1">
            <text:p text:style-name="P4">76,77</text:p>
          </table:table-cell>
        </table:table-row>
        <table:table-row>
          <table:table-cell table:style-name="TableCell1">
            <text:p text:style-name="P3">16.06.2003</text:p>
          </table:table-cell>
          <table:table-cell table:style-name="TableCell1">
            <text:p text:style-name="P4">74,47</text:p>
          </table:table-cell>
          <table:table-cell table:style-name="TableCell1">
            <text:p text:style-name="P4">76,69</text:p>
          </table:table-cell>
        </table:table-row>
        <table:table-row>
          <table:table-cell table:style-name="TableCell1">
            <text:p text:style-name="P3">23.06.2003</text:p>
          </table:table-cell>
          <table:table-cell table:style-name="TableCell1">
            <text:p text:style-name="P4">74,42</text:p>
          </table:table-cell>
          <table:table-cell table:style-name="TableCell1">
            <text:p text:style-name="P4">76,62</text:p>
          </table:table-cell>
        </table:table-row>
        <table:table-row>
          <table:table-cell table:style-name="TableCell1">
            <text:p text:style-name="P3">30.06.2003</text:p>
          </table:table-cell>
          <table:table-cell table:style-name="TableCell1">
            <text:p text:style-name="P4">74,35</text:p>
          </table:table-cell>
          <table:table-cell table:style-name="TableCell1">
            <text:p text:style-name="P4">76,51</text:p>
          </table:table-cell>
        </table:table-row>
        <table:table-row>
          <table:table-cell table:style-name="TableCell1">
            <text:p text:style-name="P3">7.07.2003</text:p>
          </table:table-cell>
          <table:table-cell table:style-name="TableCell1">
            <text:p text:style-name="P4">74,28</text:p>
          </table:table-cell>
          <table:table-cell table:style-name="TableCell1">
            <text:p text:style-name="P4">76,46</text:p>
          </table:table-cell>
        </table:table-row>
        <table:table-row>
          <table:table-cell table:style-name="TableCell1">
            <text:p text:style-name="P3">14.07.2003</text:p>
          </table:table-cell>
          <table:table-cell table:style-name="TableCell1">
            <text:p text:style-name="P4">74,21</text:p>
          </table:table-cell>
          <table:table-cell table:style-name="TableCell1">
            <text:p text:style-name="P4">76,41</text:p>
          </table:table-cell>
        </table:table-row>
        <table:table-row>
          <table:table-cell table:style-name="TableCell1">
            <text:p text:style-name="P3">21.07.2003</text:p>
          </table:table-cell>
          <table:table-cell table:style-name="TableCell1">
            <text:p text:style-name="P4">75,07</text:p>
          </table:table-cell>
          <table:table-cell table:style-name="TableCell1">
            <text:p text:style-name="P4">76,90</text:p>
          </table:table-cell>
        </table:table-row>
        <table:table-row>
          <table:table-cell table:style-name="TableCell1">
            <text:p text:style-name="P3">28.07.2003</text:p>
          </table:table-cell>
          <table:table-cell table:style-name="TableCell1">
            <text:p text:style-name="P4">75,10</text:p>
          </table:table-cell>
          <table:table-cell table:style-name="TableCell1">
            <text:p text:style-name="P4">76,86</text:p>
          </table:table-cell>
        </table:table-row>
        <table:table-row>
          <table:table-cell table:style-name="TableCell1">
            <text:p text:style-name="P3">4.08.2003</text:p>
          </table:table-cell>
          <table:table-cell table:style-name="TableCell1">
            <text:p text:style-name="P4">75,12</text:p>
          </table:table-cell>
          <table:table-cell table:style-name="TableCell1">
            <text:p text:style-name="P4">76,81</text:p>
          </table:table-cell>
        </table:table-row>
        <table:table-row>
          <table:table-cell table:style-name="TableCell1">
            <text:p text:style-name="P3">11.08.2003</text:p>
          </table:table-cell>
          <table:table-cell table:style-name="TableCell1">
            <text:p text:style-name="P4">75,44</text:p>
          </table:table-cell>
          <table:table-cell table:style-name="TableCell1">
            <text:p text:style-name="P4">77,08</text:p>
          </table:table-cell>
        </table:table-row>
        <table:table-row>
          <table:table-cell table:style-name="TableCell1">
            <text:p text:style-name="P3">18.08.2003</text:p>
          </table:table-cell>
          <table:table-cell table:style-name="TableCell1">
            <text:p text:style-name="P4">75,81</text:p>
          </table:table-cell>
          <table:table-cell table:style-name="TableCell1">
            <text:p text:style-name="P4">77,44</text:p>
          </table:table-cell>
        </table:table-row>
        <table:table-row>
          <table:table-cell table:style-name="TableCell1">
            <text:p text:style-name="P3">26.08.2003</text:p>
          </table:table-cell>
          <table:table-cell table:style-name="TableCell1">
            <text:p text:style-name="P4">76,05</text:p>
          </table:table-cell>
          <table:table-cell table:style-name="TableCell1">
            <text:p text:style-name="P4">77,68</text:p>
          </table:table-cell>
        </table:table-row>
        <table:table-row>
          <table:table-cell table:style-name="TableCell1">
            <text:p text:style-name="P3">1.09.2003</text:p>
          </table:table-cell>
          <table:table-cell table:style-name="TableCell1">
            <text:p text:style-name="P4">76,13</text:p>
          </table:table-cell>
          <table:table-cell table:style-name="TableCell1">
            <text:p text:style-name="P4">77,59</text:p>
          </table:table-cell>
        </table:table-row>
        <table:table-row>
          <table:table-cell table:style-name="TableCell1">
            <text:p text:style-name="P3">8.09.2003</text:p>
          </table:table-cell>
          <table:table-cell table:style-name="TableCell1">
            <text:p text:style-name="P4">76,23</text:p>
          </table:table-cell>
          <table:table-cell table:style-name="TableCell1">
            <text:p text:style-name="P4">77,67</text:p>
          </table:table-cell>
        </table:table-row>
        <table:table-row>
          <table:table-cell table:style-name="TableCell1">
            <text:p text:style-name="P3">15.09.2003</text:p>
          </table:table-cell>
          <table:table-cell table:style-name="TableCell1">
            <text:p text:style-name="P4">76,20</text:p>
          </table:table-cell>
          <table:table-cell table:style-name="TableCell1">
            <text:p text:style-name="P4">77,63</text:p>
          </table:table-cell>
        </table:table-row>
        <table:table-row>
          <table:table-cell table:style-name="TableCell1">
            <text:p text:style-name="P3">22.09.2003</text:p>
          </table:table-cell>
          <table:table-cell table:style-name="TableCell1">
            <text:p text:style-name="P4">76,15</text:p>
          </table:table-cell>
          <table:table-cell table:style-name="TableCell1">
            <text:p text:style-name="P4">77,55</text:p>
          </table:table-cell>
        </table:table-row>
        <table:table-row>
          <table:table-cell table:style-name="TableCell1">
            <text:p text:style-name="P3">29.09.2003</text:p>
          </table:table-cell>
          <table:table-cell table:style-name="TableCell1">
            <text:p text:style-name="P4">76,08</text:p>
          </table:table-cell>
          <table:table-cell table:style-name="TableCell1">
            <text:p text:style-name="P4">77,53</text:p>
          </table:table-cell>
        </table:table-row>
        <table:table-row>
          <table:table-cell table:style-name="TableCell1">
            <text:p text:style-name="P3">6.10.2003</text:p>
          </table:table-cell>
          <table:table-cell table:style-name="TableCell1">
            <text:p text:style-name="P4">76,43</text:p>
          </table:table-cell>
          <table:table-cell table:style-name="TableCell1">
            <text:p text:style-name="P4">77,66</text:p>
          </table:table-cell>
        </table:table-row>
        <table:table-row>
          <table:table-cell table:style-name="TableCell1">
            <text:p text:style-name="P3">13.10.2003</text:p>
          </table:table-cell>
          <table:table-cell table:style-name="TableCell1">
            <text:p text:style-name="P4">75,90</text:p>
          </table:table-cell>
          <table:table-cell table:style-name="TableCell1">
            <text:p text:style-name="P4">77,43</text:p>
          </table:table-cell>
        </table:table-row>
        <table:table-row>
          <table:table-cell table:style-name="TableCell1">
            <text:p text:style-name="P3">20.10.2003</text:p>
          </table:table-cell>
          <table:table-cell table:style-name="TableCell1">
            <text:p text:style-name="P4">76,05</text:p>
          </table:table-cell>
          <table:table-cell table:style-name="TableCell1">
            <text:p text:style-name="P4">77,54</text:p>
          </table:table-cell>
        </table:table-row>
        <table:table-row>
          <table:table-cell table:style-name="TableCell1">
            <text:p text:style-name="P3">27.10.2003</text:p>
          </table:table-cell>
          <table:table-cell table:style-name="TableCell1">
            <text:p text:style-name="P4">76,00</text:p>
          </table:table-cell>
          <table:table-cell table:style-name="TableCell1">
            <text:p text:style-name="P4">77,51</text:p>
          </table:table-cell>
        </table:table-row>
        <table:table-row>
          <table:table-cell table:style-name="TableCell1">
            <text:p text:style-name="P3">3.11.2003</text:p>
          </table:table-cell>
          <table:table-cell table:style-name="TableCell1">
            <text:p text:style-name="P4">76,00</text:p>
          </table:table-cell>
          <table:table-cell table:style-name="TableCell1">
            <text:p text:style-name="P4">77,52</text:p>
          </table:table-cell>
        </table:table-row>
        <table:table-row>
          <table:table-cell table:style-name="TableCell1">
            <text:p text:style-name="P3">10.11.2003</text:p>
          </table:table-cell>
          <table:table-cell table:style-name="TableCell1">
            <text:p text:style-name="P4">75,94</text:p>
          </table:table-cell>
          <table:table-cell table:style-name="TableCell1">
            <text:p text:style-name="P4">77,47</text:p>
          </table:table-cell>
        </table:table-row>
        <table:table-row>
          <table:table-cell table:style-name="TableCell1">
            <text:p text:style-name="P3">17.11.2003</text:p>
          </table:table-cell>
          <table:table-cell table:style-name="TableCell1">
            <text:p text:style-name="P4">75,93</text:p>
          </table:table-cell>
          <table:table-cell table:style-name="TableCell1">
            <text:p text:style-name="P4">77,52</text:p>
          </table:table-cell>
        </table:table-row>
        <table:table-row>
          <table:table-cell table:style-name="TableCell1">
            <text:p text:style-name="P3">24.11.2003</text:p>
          </table:table-cell>
          <table:table-cell table:style-name="TableCell1">
            <text:p text:style-name="P4">76,02</text:p>
          </table:table-cell>
          <table:table-cell table:style-name="TableCell1">
            <text:p text:style-name="P4">77,67</text:p>
          </table:table-cell>
        </table:table-row>
        <table:table-row>
          <table:table-cell table:style-name="TableCell1">
            <text:p text:style-name="P3">1.12.2003</text:p>
          </table:table-cell>
          <table:table-cell table:style-name="TableCell1">
            <text:p text:style-name="P4">76,00</text:p>
          </table:table-cell>
          <table:table-cell table:style-name="TableCell1">
            <text:p text:style-name="P4">77,66</text:p>
          </table:table-cell>
        </table:table-row>
        <table:table-row>
          <table:table-cell table:style-name="TableCell1">
            <text:p text:style-name="P3">8.12.2003</text:p>
          </table:table-cell>
          <table:table-cell table:style-name="TableCell1">
            <text:p text:style-name="P4">75,97</text:p>
          </table:table-cell>
          <table:table-cell table:style-name="TableCell1">
            <text:p text:style-name="P4">77,63</text:p>
          </table:table-cell>
        </table:table-row>
        <table:table-row>
          <table:table-cell table:style-name="TableCell1">
            <text:p text:style-name="P3">15.12.2003</text:p>
          </table:table-cell>
          <table:table-cell table:style-name="TableCell1">
            <text:p text:style-name="P4">75,96</text:p>
          </table:table-cell>
          <table:table-cell table:style-name="TableCell1">
            <text:p text:style-name="P4">77,62</text:p>
          </table:table-cell>
        </table:table-row>
        <table:table-row>
          <table:table-cell table:style-name="TableCell1">
            <text:p text:style-name="P3">22.12.2003</text:p>
          </table:table-cell>
          <table:table-cell table:style-name="TableCell1">
            <text:p text:style-name="P4">75,92</text:p>
          </table:table-cell>
          <table:table-cell table:style-name="TableCell1">
            <text:p text:style-name="P4">77,61</text:p>
          </table:table-cell>
        </table:table-row>
        <table:table-row>
          <table:table-cell table:style-name="TableCell1">
            <text:p text:style-name="P3">29.12.2003</text:p>
          </table:table-cell>
          <table:table-cell table:style-name="TableCell1">
            <text:p text:style-name="P4">75,94</text:p>
          </table:table-cell>
          <table:table-cell table:style-name="TableCell1">
            <text:p text:style-name="P4">77,60</text:p>
          </table:table-cell>
        </table:table-row>
        <table:table-row>
          <table:table-cell table:style-name="TableCell1">
            <text:p text:style-name="P3">5.01.2004</text:p>
          </table:table-cell>
          <table:table-cell table:style-name="TableCell1">
            <text:p text:style-name="P4">75,88</text:p>
          </table:table-cell>
          <table:table-cell table:style-name="TableCell1">
            <text:p text:style-name="P4">77,54</text:p>
          </table:table-cell>
        </table:table-row>
        <table:table-row>
          <table:table-cell table:style-name="TableCell1">
            <text:p text:style-name="P3">12.01.2004</text:p>
          </table:table-cell>
          <table:table-cell table:style-name="TableCell1">
            <text:p text:style-name="P4">75,90</text:p>
          </table:table-cell>
          <table:table-cell table:style-name="TableCell1">
            <text:p text:style-name="P4">77,54</text:p>
          </table:table-cell>
        </table:table-row>
        <table:table-row>
          <table:table-cell table:style-name="TableCell1">
            <text:p text:style-name="P3">19.01.2004</text:p>
          </table:table-cell>
          <table:table-cell table:style-name="TableCell1">
            <text:p text:style-name="P4">76,36</text:p>
          </table:table-cell>
          <table:table-cell table:style-name="TableCell1">
            <text:p text:style-name="P4">78,06</text:p>
          </table:table-cell>
        </table:table-row>
        <table:table-row>
          <table:table-cell table:style-name="TableCell1">
            <text:p text:style-name="P3">26.01.2004</text:p>
          </table:table-cell>
          <table:table-cell table:style-name="TableCell1">
            <text:p text:style-name="P4">76,44</text:p>
          </table:table-cell>
          <table:table-cell table:style-name="TableCell1">
            <text:p text:style-name="P4">78,08</text:p>
          </table:table-cell>
        </table:table-row>
        <table:table-row>
          <table:table-cell table:style-name="TableCell1">
            <text:p text:style-name="P3">2.02.2004</text:p>
          </table:table-cell>
          <table:table-cell table:style-name="TableCell1">
            <text:p text:style-name="P4">76,48</text:p>
          </table:table-cell>
          <table:table-cell table:style-name="TableCell1">
            <text:p text:style-name="P4">78,13</text:p>
          </table:table-cell>
        </table:table-row>
        <table:table-row>
          <table:table-cell table:style-name="TableCell1">
            <text:p text:style-name="P3">9.02.2004</text:p>
          </table:table-cell>
          <table:table-cell table:style-name="TableCell1">
            <text:p text:style-name="P4">76,50</text:p>
          </table:table-cell>
          <table:table-cell table:style-name="TableCell1">
            <text:p text:style-name="P4">77,98</text:p>
          </table:table-cell>
        </table:table-row>
        <table:table-row>
          <table:table-cell table:style-name="TableCell1">
            <text:p text:style-name="P3">16.02.2004</text:p>
          </table:table-cell>
          <table:table-cell table:style-name="TableCell1">
            <text:p text:style-name="P4">76,44</text:p>
          </table:table-cell>
          <table:table-cell table:style-name="TableCell1">
            <text:p text:style-name="P4">78,00</text:p>
          </table:table-cell>
        </table:table-row>
        <table:table-row>
          <table:table-cell table:style-name="TableCell1">
            <text:p text:style-name="P3">23.02.2004</text:p>
          </table:table-cell>
          <table:table-cell table:style-name="TableCell1">
            <text:p text:style-name="P4">76,38</text:p>
          </table:table-cell>
          <table:table-cell table:style-name="TableCell1">
            <text:p text:style-name="P4">77,93</text:p>
          </table:table-cell>
        </table:table-row>
        <table:table-row>
          <table:table-cell table:style-name="TableCell1">
            <text:p text:style-name="P3">1.03.2004</text:p>
          </table:table-cell>
          <table:table-cell table:style-name="TableCell1">
            <text:p text:style-name="P4">76,32</text:p>
          </table:table-cell>
          <table:table-cell table:style-name="TableCell1">
            <text:p text:style-name="P4">77,87</text:p>
          </table:table-cell>
        </table:table-row>
        <table:table-row>
          <table:table-cell table:style-name="TableCell1">
            <text:p text:style-name="P3">8.03.2004</text:p>
          </table:table-cell>
          <table:table-cell table:style-name="TableCell1">
            <text:p text:style-name="P4">76,73</text:p>
          </table:table-cell>
          <table:table-cell table:style-name="TableCell1">
            <text:p text:style-name="P4">78,25</text:p>
          </table:table-cell>
        </table:table-row>
        <table:table-row>
          <table:table-cell table:style-name="TableCell1">
            <text:p text:style-name="P3">15.03.2004</text:p>
          </table:table-cell>
          <table:table-cell table:style-name="TableCell1">
            <text:p text:style-name="P4">77,39</text:p>
          </table:table-cell>
          <table:table-cell table:style-name="TableCell1">
            <text:p text:style-name="P4">78,80</text:p>
          </table:table-cell>
        </table:table-row>
        <table:table-row>
          <table:table-cell table:style-name="TableCell1">
            <text:p text:style-name="P3">22.03.2004</text:p>
          </table:table-cell>
          <table:table-cell table:style-name="TableCell1">
            <text:p text:style-name="P4">77,44</text:p>
          </table:table-cell>
          <table:table-cell table:style-name="TableCell1">
            <text:p text:style-name="P4">78,92</text:p>
          </table:table-cell>
        </table:table-row>
        <table:table-row>
          <table:table-cell table:style-name="TableCell1">
            <text:p text:style-name="P3">29.03.2004</text:p>
          </table:table-cell>
          <table:table-cell table:style-name="TableCell1">
            <text:p text:style-name="P4">77,59</text:p>
          </table:table-cell>
          <table:table-cell table:style-name="TableCell1">
            <text:p text:style-name="P4">79,01</text:p>
          </table:table-cell>
        </table:table-row>
        <table:table-row>
          <table:table-cell table:style-name="TableCell1">
            <text:p text:style-name="P3">5.04.2004</text:p>
          </table:table-cell>
          <table:table-cell table:style-name="TableCell1">
            <text:p text:style-name="P4">77,86</text:p>
          </table:table-cell>
          <table:table-cell table:style-name="TableCell1">
            <text:p text:style-name="P4">79,23</text:p>
          </table:table-cell>
        </table:table-row>
        <table:table-row>
          <table:table-cell table:style-name="TableCell1">
            <text:p text:style-name="P3">12.04.2004</text:p>
          </table:table-cell>
          <table:table-cell table:style-name="TableCell1">
            <text:p text:style-name="P4">77,88</text:p>
          </table:table-cell>
          <table:table-cell table:style-name="TableCell1">
            <text:p text:style-name="P4">79,27</text:p>
          </table:table-cell>
        </table:table-row>
        <table:table-row>
          <table:table-cell table:style-name="TableCell1">
            <text:p text:style-name="P3">19.04.2004</text:p>
          </table:table-cell>
          <table:table-cell table:style-name="TableCell1">
            <text:p text:style-name="P4">78,04</text:p>
          </table:table-cell>
          <table:table-cell table:style-name="TableCell1">
            <text:p text:style-name="P4">79,43</text:p>
          </table:table-cell>
        </table:table-row>
        <table:table-row>
          <table:table-cell table:style-name="TableCell1">
            <text:p text:style-name="P3">26.04.2004</text:p>
          </table:table-cell>
          <table:table-cell table:style-name="TableCell1">
            <text:p text:style-name="P4">78,40</text:p>
          </table:table-cell>
          <table:table-cell table:style-name="TableCell1">
            <text:p text:style-name="P4">79,75</text:p>
          </table:table-cell>
        </table:table-row>
        <table:table-row>
          <table:table-cell table:style-name="TableCell1">
            <text:p text:style-name="P3">4.05.2004</text:p>
          </table:table-cell>
          <table:table-cell table:style-name="TableCell1">
            <text:p text:style-name="P4">79,28</text:p>
          </table:table-cell>
          <table:table-cell table:style-name="TableCell1">
            <text:p text:style-name="P4">80,64</text:p>
          </table:table-cell>
        </table:table-row>
        <table:table-row>
          <table:table-cell table:style-name="TableCell1">
            <text:p text:style-name="P3">10.05.2004</text:p>
          </table:table-cell>
          <table:table-cell table:style-name="TableCell1">
            <text:p text:style-name="P4">80,30</text:p>
          </table:table-cell>
          <table:table-cell table:style-name="TableCell1">
            <text:p text:style-name="P4">81,68</text:p>
          </table:table-cell>
        </table:table-row>
        <table:table-row>
          <table:table-cell table:style-name="TableCell1">
            <text:p text:style-name="P3">17.05.2004</text:p>
          </table:table-cell>
          <table:table-cell table:style-name="TableCell1">
            <text:p text:style-name="P4">81,49</text:p>
          </table:table-cell>
          <table:table-cell table:style-name="TableCell1">
            <text:p text:style-name="P4">82,83</text:p>
          </table:table-cell>
        </table:table-row>
        <table:table-row>
          <table:table-cell table:style-name="TableCell1">
            <text:p text:style-name="P3">24.05.2004</text:p>
          </table:table-cell>
          <table:table-cell table:style-name="TableCell1">
            <text:p text:style-name="P4">82,13</text:p>
          </table:table-cell>
          <table:table-cell table:style-name="TableCell1">
            <text:p text:style-name="P4">83,48</text:p>
          </table:table-cell>
        </table:table-row>
        <table:table-row>
          <table:table-cell table:style-name="TableCell1">
            <text:p text:style-name="P3">31.05.2004</text:p>
          </table:table-cell>
          <table:table-cell table:style-name="TableCell1">
            <text:p text:style-name="P4">82,35</text:p>
          </table:table-cell>
          <table:table-cell table:style-name="TableCell1">
            <text:p text:style-name="P4">83,61</text:p>
          </table:table-cell>
        </table:table-row>
        <table:table-row>
          <table:table-cell table:style-name="TableCell1">
            <text:p text:style-name="P3">7.06.2004</text:p>
          </table:table-cell>
          <table:table-cell table:style-name="TableCell1">
            <text:p text:style-name="P4">82,44</text:p>
          </table:table-cell>
          <table:table-cell table:style-name="TableCell1">
            <text:p text:style-name="P4">83,65</text:p>
          </table:table-cell>
        </table:table-row>
        <table:table-row>
          <table:table-cell table:style-name="TableCell1">
            <text:p text:style-name="P3">14.06.2004</text:p>
          </table:table-cell>
          <table:table-cell table:style-name="TableCell1">
            <text:p text:style-name="P4">81,54</text:p>
          </table:table-cell>
          <table:table-cell table:style-name="TableCell1">
            <text:p text:style-name="P4">82,60</text:p>
          </table:table-cell>
        </table:table-row>
        <table:table-row>
          <table:table-cell table:style-name="TableCell1">
            <text:p text:style-name="P3">21.06.2004</text:p>
          </table:table-cell>
          <table:table-cell table:style-name="TableCell1">
            <text:p text:style-name="P4">81,04</text:p>
          </table:table-cell>
          <table:table-cell table:style-name="TableCell1">
            <text:p text:style-name="P4">82,09</text:p>
          </table:table-cell>
        </table:table-row>
        <table:table-row>
          <table:table-cell table:style-name="TableCell1">
            <text:p text:style-name="P3">28.06.2004</text:p>
          </table:table-cell>
          <table:table-cell table:style-name="TableCell1">
            <text:p text:style-name="P4">80,41</text:p>
          </table:table-cell>
          <table:table-cell table:style-name="TableCell1">
            <text:p text:style-name="P4">81,04</text:p>
          </table:table-cell>
        </table:table-row>
        <table:table-row>
          <table:table-cell table:style-name="TableCell1">
            <text:p text:style-name="P3">5.07.2004</text:p>
          </table:table-cell>
          <table:table-cell table:style-name="TableCell1">
            <text:p text:style-name="P4">79,87</text:p>
          </table:table-cell>
          <table:table-cell table:style-name="TableCell1">
            <text:p text:style-name="P4">80,51</text:p>
          </table:table-cell>
        </table:table-row>
        <table:table-row>
          <table:table-cell table:style-name="TableCell1">
            <text:p text:style-name="P3">12.07.2004</text:p>
          </table:table-cell>
          <table:table-cell table:style-name="TableCell1">
            <text:p text:style-name="P4">80,34</text:p>
          </table:table-cell>
          <table:table-cell table:style-name="TableCell1">
            <text:p text:style-name="P4">81,05</text:p>
          </table:table-cell>
        </table:table-row>
        <table:table-row>
          <table:table-cell table:style-name="TableCell1">
            <text:p text:style-name="P3">19.07.2004</text:p>
          </table:table-cell>
          <table:table-cell table:style-name="TableCell1">
            <text:p text:style-name="P4">80,84</text:p>
          </table:table-cell>
          <table:table-cell table:style-name="TableCell1">
            <text:p text:style-name="P4">81,68</text:p>
          </table:table-cell>
        </table:table-row>
        <table:table-row>
          <table:table-cell table:style-name="TableCell1">
            <text:p text:style-name="P3">26.07.2004</text:p>
          </table:table-cell>
          <table:table-cell table:style-name="TableCell1">
            <text:p text:style-name="P4">80,87</text:p>
          </table:table-cell>
          <table:table-cell table:style-name="TableCell1">
            <text:p text:style-name="P4">81,70</text:p>
          </table:table-cell>
        </table:table-row>
        <table:table-row>
          <table:table-cell table:style-name="TableCell1">
            <text:p text:style-name="P3">2.08.2004</text:p>
          </table:table-cell>
          <table:table-cell table:style-name="TableCell1">
            <text:p text:style-name="P4">80,86</text:p>
          </table:table-cell>
          <table:table-cell table:style-name="TableCell1">
            <text:p text:style-name="P4">81,79</text:p>
          </table:table-cell>
        </table:table-row>
        <table:table-row>
          <table:table-cell table:style-name="TableCell1">
            <text:p text:style-name="P3">9.08.2004</text:p>
          </table:table-cell>
          <table:table-cell table:style-name="TableCell1">
            <text:p text:style-name="P4">81,18</text:p>
          </table:table-cell>
          <table:table-cell table:style-name="TableCell1">
            <text:p text:style-name="P4">82,14</text:p>
          </table:table-cell>
        </table:table-row>
        <table:table-row>
          <table:table-cell table:style-name="TableCell1">
            <text:p text:style-name="P3">16.08.2004</text:p>
          </table:table-cell>
          <table:table-cell table:style-name="TableCell1">
            <text:p text:style-name="P4">81,25</text:p>
          </table:table-cell>
          <table:table-cell table:style-name="TableCell1">
            <text:p text:style-name="P4">82,33</text:p>
          </table:table-cell>
        </table:table-row>
        <table:table-row>
          <table:table-cell table:style-name="TableCell1">
            <text:p text:style-name="P3">23.08.2004</text:p>
          </table:table-cell>
          <table:table-cell table:style-name="TableCell1">
            <text:p text:style-name="P4">81,51</text:p>
          </table:table-cell>
          <table:table-cell table:style-name="TableCell1">
            <text:p text:style-name="P4">82,82</text:p>
          </table:table-cell>
        </table:table-row>
        <table:table-row>
          <table:table-cell table:style-name="TableCell1">
            <text:p text:style-name="P3">31.08.2004</text:p>
          </table:table-cell>
          <table:table-cell table:style-name="TableCell1">
            <text:p text:style-name="P4">81,53</text:p>
          </table:table-cell>
          <table:table-cell table:style-name="TableCell1">
            <text:p text:style-name="P4">82,89</text:p>
          </table:table-cell>
        </table:table-row>
        <table:table-row>
          <table:table-cell table:style-name="TableCell1">
            <text:p text:style-name="P3">6.09.2004</text:p>
          </table:table-cell>
          <table:table-cell table:style-name="TableCell1">
            <text:p text:style-name="P4">81,37</text:p>
          </table:table-cell>
          <table:table-cell table:style-name="TableCell1">
            <text:p text:style-name="P4">82,92</text:p>
          </table:table-cell>
        </table:table-row>
        <table:table-row>
          <table:table-cell table:style-name="TableCell1">
            <text:p text:style-name="P3">13.09.2004</text:p>
          </table:table-cell>
          <table:table-cell table:style-name="TableCell1">
            <text:p text:style-name="P4">81,31</text:p>
          </table:table-cell>
          <table:table-cell table:style-name="TableCell1">
            <text:p text:style-name="P4">82,91</text:p>
          </table:table-cell>
        </table:table-row>
        <table:table-row>
          <table:table-cell table:style-name="TableCell1">
            <text:p text:style-name="P3">20.09.2004</text:p>
          </table:table-cell>
          <table:table-cell table:style-name="TableCell1">
            <text:p text:style-name="P4">81,28</text:p>
          </table:table-cell>
          <table:table-cell table:style-name="TableCell1">
            <text:p text:style-name="P4">83,03</text:p>
          </table:table-cell>
        </table:table-row>
        <table:table-row>
          <table:table-cell table:style-name="TableCell1">
            <text:p text:style-name="P3">27.09.2004</text:p>
          </table:table-cell>
          <table:table-cell table:style-name="TableCell1">
            <text:p text:style-name="P4">81,63</text:p>
          </table:table-cell>
          <table:table-cell table:style-name="TableCell1">
            <text:p text:style-name="P4">83,46</text:p>
          </table:table-cell>
        </table:table-row>
        <table:table-row>
          <table:table-cell table:style-name="TableCell1">
            <text:p text:style-name="P3">4.10.2004</text:p>
          </table:table-cell>
          <table:table-cell table:style-name="TableCell1">
            <text:p text:style-name="P4">82,05</text:p>
          </table:table-cell>
          <table:table-cell table:style-name="TableCell1">
            <text:p text:style-name="P4">83,84</text:p>
          </table:table-cell>
        </table:table-row>
        <table:table-row>
          <table:table-cell table:style-name="TableCell1">
            <text:p text:style-name="P3">11.10.2004</text:p>
          </table:table-cell>
          <table:table-cell table:style-name="TableCell1">
            <text:p text:style-name="P4">83,11</text:p>
          </table:table-cell>
          <table:table-cell table:style-name="TableCell1">
            <text:p text:style-name="P4">85,01</text:p>
          </table:table-cell>
        </table:table-row>
        <table:table-row>
          <table:table-cell table:style-name="TableCell1">
            <text:p text:style-name="P3">18.10.2004</text:p>
          </table:table-cell>
          <table:table-cell table:style-name="TableCell1">
            <text:p text:style-name="P4">83,35</text:p>
          </table:table-cell>
          <table:table-cell table:style-name="TableCell1">
            <text:p text:style-name="P4">85,34</text:p>
          </table:table-cell>
        </table:table-row>
        <table:table-row>
          <table:table-cell table:style-name="TableCell1">
            <text:p text:style-name="P3">25.10.2004</text:p>
          </table:table-cell>
          <table:table-cell table:style-name="TableCell1">
            <text:p text:style-name="P4">83,94</text:p>
          </table:table-cell>
          <table:table-cell table:style-name="TableCell1">
            <text:p text:style-name="P4">86,03</text:p>
          </table:table-cell>
        </table:table-row>
        <table:table-row>
          <table:table-cell table:style-name="TableCell1">
            <text:p text:style-name="P3">1.11.2004</text:p>
          </table:table-cell>
          <table:table-cell table:style-name="TableCell1">
            <text:p text:style-name="P4">84,27</text:p>
          </table:table-cell>
          <table:table-cell table:style-name="TableCell1">
            <text:p text:style-name="P4">86,42</text:p>
          </table:table-cell>
        </table:table-row>
        <table:table-row>
          <table:table-cell table:style-name="TableCell1">
            <text:p text:style-name="P3">8.11.2004</text:p>
          </table:table-cell>
          <table:table-cell table:style-name="TableCell1">
            <text:p text:style-name="P4">84,34</text:p>
          </table:table-cell>
          <table:table-cell table:style-name="TableCell1">
            <text:p text:style-name="P4">86,54</text:p>
          </table:table-cell>
        </table:table-row>
        <table:table-row>
          <table:table-cell table:style-name="TableCell1">
            <text:p text:style-name="P3">15.11.2004</text:p>
          </table:table-cell>
          <table:table-cell table:style-name="TableCell1">
            <text:p text:style-name="P4">84,26</text:p>
          </table:table-cell>
          <table:table-cell table:style-name="TableCell1">
            <text:p text:style-name="P4">86,42</text:p>
          </table:table-cell>
        </table:table-row>
        <table:table-row>
          <table:table-cell table:style-name="TableCell1">
            <text:p text:style-name="P3">22.11.2004</text:p>
          </table:table-cell>
          <table:table-cell table:style-name="TableCell1">
            <text:p text:style-name="P4">81,46</text:p>
          </table:table-cell>
          <table:table-cell table:style-name="TableCell1">
            <text:p text:style-name="P4">85,17</text:p>
          </table:table-cell>
        </table:table-row>
        <table:table-row>
          <table:table-cell table:style-name="TableCell1">
            <text:p text:style-name="P3">29.11.2004</text:p>
          </table:table-cell>
          <table:table-cell table:style-name="TableCell1">
            <text:p text:style-name="P4">84,17</text:p>
          </table:table-cell>
          <table:table-cell table:style-name="TableCell1">
            <text:p text:style-name="P4">86,36</text:p>
          </table:table-cell>
        </table:table-row>
        <table:table-row>
          <table:table-cell table:style-name="TableCell1">
            <text:p text:style-name="P3">6.12.2004</text:p>
          </table:table-cell>
          <table:table-cell table:style-name="TableCell1">
            <text:p text:style-name="P4">84,06</text:p>
          </table:table-cell>
          <table:table-cell table:style-name="TableCell1">
            <text:p text:style-name="P4">86,40</text:p>
          </table:table-cell>
        </table:table-row>
        <table:table-row>
          <table:table-cell table:style-name="TableCell1">
            <text:p text:style-name="P3">13.12.2004</text:p>
          </table:table-cell>
          <table:table-cell table:style-name="TableCell1">
            <text:p text:style-name="P4">82,73</text:p>
          </table:table-cell>
          <table:table-cell table:style-name="TableCell1">
            <text:p text:style-name="P4">85,98</text:p>
          </table:table-cell>
        </table:table-row>
        <table:table-row>
          <table:table-cell table:style-name="TableCell1">
            <text:p text:style-name="P3">20.12.2004</text:p>
          </table:table-cell>
          <table:table-cell table:style-name="TableCell1">
            <text:p text:style-name="P4">81,46</text:p>
          </table:table-cell>
          <table:table-cell table:style-name="TableCell1">
            <text:p text:style-name="P4">85,17</text:p>
          </table:table-cell>
        </table:table-row>
        <table:table-row>
          <table:table-cell table:style-name="TableCell1">
            <text:p text:style-name="P3">27.12.2004</text:p>
          </table:table-cell>
          <table:table-cell table:style-name="TableCell1">
            <text:p text:style-name="P4">81,20</text:p>
          </table:table-cell>
          <table:table-cell table:style-name="TableCell1">
            <text:p text:style-name="P4">85,14</text:p>
          </table:table-cell>
        </table:table-row>
        <table:table-row>
          <table:table-cell table:style-name="TableCell1">
            <text:p text:style-name="P3">3.01.2005</text:p>
          </table:table-cell>
          <table:table-cell table:style-name="TableCell1">
            <text:p text:style-name="P4">81,17</text:p>
          </table:table-cell>
          <table:table-cell table:style-name="TableCell1">
            <text:p text:style-name="P4">85,12</text:p>
          </table:table-cell>
        </table:table-row>
        <table:table-row>
          <table:table-cell table:style-name="TableCell1">
            <text:p text:style-name="P3">10.01.2005</text:p>
          </table:table-cell>
          <table:table-cell table:style-name="TableCell1">
            <text:p text:style-name="P4">79,84</text:p>
          </table:table-cell>
          <table:table-cell table:style-name="TableCell1">
            <text:p text:style-name="P4">84,87</text:p>
          </table:table-cell>
        </table:table-row>
        <table:table-row>
          <table:table-cell table:style-name="TableCell1">
            <text:p text:style-name="P3">17.01.2005</text:p>
          </table:table-cell>
          <table:table-cell table:style-name="TableCell1">
            <text:p text:style-name="P4">78,93</text:p>
          </table:table-cell>
          <table:table-cell table:style-name="TableCell1">
            <text:p text:style-name="P4">83,94</text:p>
          </table:table-cell>
        </table:table-row>
        <table:table-row>
          <table:table-cell table:style-name="TableCell1">
            <text:p text:style-name="P3">24.01.2005</text:p>
          </table:table-cell>
          <table:table-cell table:style-name="TableCell1">
            <text:p text:style-name="P4">78,93</text:p>
          </table:table-cell>
          <table:table-cell table:style-name="TableCell1">
            <text:p text:style-name="P4">83,87</text:p>
          </table:table-cell>
        </table:table-row>
        <table:table-row>
          <table:table-cell table:style-name="TableCell1">
            <text:p text:style-name="P3">31.01.2005</text:p>
          </table:table-cell>
          <table:table-cell table:style-name="TableCell1">
            <text:p text:style-name="P4">79,54</text:p>
          </table:table-cell>
          <table:table-cell table:style-name="TableCell1">
            <text:p text:style-name="P4">84,23</text:p>
          </table:table-cell>
        </table:table-row>
        <table:table-row>
          <table:table-cell table:style-name="TableCell1">
            <text:p text:style-name="P3">7.02.2005</text:p>
          </table:table-cell>
          <table:table-cell table:style-name="TableCell1">
            <text:p text:style-name="P4">79,84</text:p>
          </table:table-cell>
          <table:table-cell table:style-name="TableCell1">
            <text:p text:style-name="P4">84,27</text:p>
          </table:table-cell>
        </table:table-row>
        <table:table-row>
          <table:table-cell table:style-name="TableCell1">
            <text:p text:style-name="P3">14.02.2005</text:p>
          </table:table-cell>
          <table:table-cell table:style-name="TableCell1">
            <text:p text:style-name="P4">80,03</text:p>
          </table:table-cell>
          <table:table-cell table:style-name="TableCell1">
            <text:p text:style-name="P4">84,32</text:p>
          </table:table-cell>
        </table:table-row>
        <table:table-row>
          <table:table-cell table:style-name="TableCell1">
            <text:p text:style-name="P3">21.02.2005</text:p>
          </table:table-cell>
          <table:table-cell table:style-name="TableCell1">
            <text:p text:style-name="P4">80,15</text:p>
          </table:table-cell>
          <table:table-cell table:style-name="TableCell1">
            <text:p text:style-name="P4">84,36</text:p>
          </table:table-cell>
        </table:table-row>
        <table:table-row>
          <table:table-cell table:style-name="TableCell1">
            <text:p text:style-name="P3">28.02.2005</text:p>
          </table:table-cell>
          <table:table-cell table:style-name="TableCell1">
            <text:p text:style-name="P4">80,45</text:p>
          </table:table-cell>
          <table:table-cell table:style-name="TableCell1">
            <text:p text:style-name="P4">84,65</text:p>
          </table:table-cell>
        </table:table-row>
        <table:table-row>
          <table:table-cell table:style-name="TableCell1">
            <text:p text:style-name="P3">7.03.2005</text:p>
          </table:table-cell>
          <table:table-cell table:style-name="TableCell1">
            <text:p text:style-name="P4">81,16</text:p>
          </table:table-cell>
          <table:table-cell table:style-name="TableCell1">
            <text:p text:style-name="P4">85,64</text:p>
          </table:table-cell>
        </table:table-row>
        <table:table-row>
          <table:table-cell table:style-name="TableCell1">
            <text:p text:style-name="P3">14.03.2005</text:p>
          </table:table-cell>
          <table:table-cell table:style-name="TableCell1">
            <text:p text:style-name="P4">81,64</text:p>
          </table:table-cell>
          <table:table-cell table:style-name="TableCell1">
            <text:p text:style-name="P4">86,11</text:p>
          </table:table-cell>
        </table:table-row>
        <table:table-row>
          <table:table-cell table:style-name="TableCell1">
            <text:p text:style-name="P3">21.03.2005</text:p>
          </table:table-cell>
          <table:table-cell table:style-name="TableCell1">
            <text:p text:style-name="P4">82,70</text:p>
          </table:table-cell>
          <table:table-cell table:style-name="TableCell1">
            <text:p text:style-name="P4">87,06</text:p>
          </table:table-cell>
        </table:table-row>
        <table:table-row>
          <table:table-cell table:style-name="TableCell1">
            <text:p text:style-name="P3">28.03.2005</text:p>
          </table:table-cell>
          <table:table-cell table:style-name="TableCell1">
            <text:p text:style-name="P4">83,40</text:p>
          </table:table-cell>
          <table:table-cell table:style-name="TableCell1">
            <text:p text:style-name="P4">87,68</text:p>
          </table:table-cell>
        </table:table-row>
        <table:table-row>
          <table:table-cell table:style-name="TableCell1">
            <text:p text:style-name="P3">4.04.2005</text:p>
          </table:table-cell>
          <table:table-cell table:style-name="TableCell1">
            <text:p text:style-name="P4">83,91</text:p>
          </table:table-cell>
          <table:table-cell table:style-name="TableCell1">
            <text:p text:style-name="P4">88,30</text:p>
          </table:table-cell>
        </table:table-row>
        <table:table-row>
          <table:table-cell table:style-name="TableCell1">
            <text:p text:style-name="P3">11.04.2005</text:p>
          </table:table-cell>
          <table:table-cell table:style-name="TableCell1">
            <text:p text:style-name="P4">85,61</text:p>
          </table:table-cell>
          <table:table-cell table:style-name="TableCell1">
            <text:p text:style-name="P4">89,82</text:p>
          </table:table-cell>
        </table:table-row>
        <table:table-row>
          <table:table-cell table:style-name="TableCell1">
            <text:p text:style-name="P3">18.04.2005</text:p>
          </table:table-cell>
          <table:table-cell table:style-name="TableCell1">
            <text:p text:style-name="P4">85,63</text:p>
          </table:table-cell>
          <table:table-cell table:style-name="TableCell1">
            <text:p text:style-name="P4">89,80</text:p>
          </table:table-cell>
        </table:table-row>
        <table:table-row>
          <table:table-cell table:style-name="TableCell1">
            <text:p text:style-name="P3">25.04.2005</text:p>
          </table:table-cell>
          <table:table-cell table:style-name="TableCell1">
            <text:p text:style-name="P4">85,51</text:p>
          </table:table-cell>
          <table:table-cell table:style-name="TableCell1">
            <text:p text:style-name="P4">89,62</text:p>
          </table:table-cell>
        </table:table-row>
        <table:table-row>
          <table:table-cell table:style-name="TableCell1">
            <text:p text:style-name="P3">2.05.2005</text:p>
          </table:table-cell>
          <table:table-cell table:style-name="TableCell1">
            <text:p text:style-name="P4">85,44</text:p>
          </table:table-cell>
          <table:table-cell table:style-name="TableCell1">
            <text:p text:style-name="P4">89,30</text:p>
          </table:table-cell>
        </table:table-row>
        <table:table-row>
          <table:table-cell table:style-name="TableCell1">
            <text:p text:style-name="P3">9.05.2005</text:p>
          </table:table-cell>
          <table:table-cell table:style-name="TableCell1">
            <text:p text:style-name="P4">85,36</text:p>
          </table:table-cell>
          <table:table-cell table:style-name="TableCell1">
            <text:p text:style-name="P4">89,46</text:p>
          </table:table-cell>
        </table:table-row>
        <table:table-row>
          <table:table-cell table:style-name="TableCell1">
            <text:p text:style-name="P3">16.05.2005</text:p>
          </table:table-cell>
          <table:table-cell table:style-name="TableCell1">
            <text:p text:style-name="P4">85,27</text:p>
          </table:table-cell>
          <table:table-cell table:style-name="TableCell1">
            <text:p text:style-name="P4">89,40</text:p>
          </table:table-cell>
        </table:table-row>
        <table:table-row>
          <table:table-cell table:style-name="TableCell1">
            <text:p text:style-name="P3">23.05.2005</text:p>
          </table:table-cell>
          <table:table-cell table:style-name="TableCell1">
            <text:p text:style-name="P4">84,77</text:p>
          </table:table-cell>
          <table:table-cell table:style-name="TableCell1">
            <text:p text:style-name="P4">89,00</text:p>
          </table:table-cell>
        </table:table-row>
        <table:table-row>
          <table:table-cell table:style-name="TableCell1">
            <text:p text:style-name="P3">30.05.2005</text:p>
          </table:table-cell>
          <table:table-cell table:style-name="TableCell1">
            <text:p text:style-name="P4">84,18</text:p>
          </table:table-cell>
          <table:table-cell table:style-name="TableCell1">
            <text:p text:style-name="P4">88,39</text:p>
          </table:table-cell>
        </table:table-row>
        <table:table-row>
          <table:table-cell table:style-name="TableCell1">
            <text:p text:style-name="P3">6.06.2005</text:p>
          </table:table-cell>
          <table:table-cell table:style-name="TableCell1">
            <text:p text:style-name="P4">84,01</text:p>
          </table:table-cell>
          <table:table-cell table:style-name="TableCell1">
            <text:p text:style-name="P4">88,23</text:p>
          </table:table-cell>
        </table:table-row>
        <table:table-row>
          <table:table-cell table:style-name="TableCell1">
            <text:p text:style-name="P3">13.06.2005</text:p>
          </table:table-cell>
          <table:table-cell table:style-name="TableCell1">
            <text:p text:style-name="P4">84,99</text:p>
          </table:table-cell>
          <table:table-cell table:style-name="TableCell1">
            <text:p text:style-name="P4">88,96</text:p>
          </table:table-cell>
        </table:table-row>
        <table:table-row>
          <table:table-cell table:style-name="TableCell1">
            <text:p text:style-name="P3">20.06.2005</text:p>
          </table:table-cell>
          <table:table-cell table:style-name="TableCell1">
            <text:p text:style-name="P4">85,52</text:p>
          </table:table-cell>
          <table:table-cell table:style-name="TableCell1">
            <text:p text:style-name="P4">89,54</text:p>
          </table:table-cell>
        </table:table-row>
        <table:table-row>
          <table:table-cell table:style-name="TableCell1">
            <text:p text:style-name="P3">27.06.2005</text:p>
          </table:table-cell>
          <table:table-cell table:style-name="TableCell1">
            <text:p text:style-name="P4">86,73</text:p>
          </table:table-cell>
          <table:table-cell table:style-name="TableCell1">
            <text:p text:style-name="P4">90,27</text:p>
          </table:table-cell>
        </table:table-row>
        <table:table-row>
          <table:table-cell table:style-name="TableCell1">
            <text:p text:style-name="P3">4.07.2005</text:p>
          </table:table-cell>
          <table:table-cell table:style-name="TableCell1">
            <text:p text:style-name="P4">87,49</text:p>
          </table:table-cell>
          <table:table-cell table:style-name="TableCell1">
            <text:p text:style-name="P4">91,00</text:p>
          </table:table-cell>
        </table:table-row>
        <table:table-row>
          <table:table-cell table:style-name="TableCell1">
            <text:p text:style-name="P3">11.07.2005</text:p>
          </table:table-cell>
          <table:table-cell table:style-name="TableCell1">
            <text:p text:style-name="P4">87,73</text:p>
          </table:table-cell>
          <table:table-cell table:style-name="TableCell1">
            <text:p text:style-name="P4">91,89</text:p>
          </table:table-cell>
        </table:table-row>
        <table:table-row>
          <table:table-cell table:style-name="TableCell1">
            <text:p text:style-name="P3">18.07.2005</text:p>
          </table:table-cell>
          <table:table-cell table:style-name="TableCell1">
            <text:p text:style-name="P4">88,55</text:p>
          </table:table-cell>
          <table:table-cell table:style-name="TableCell1">
            <text:p text:style-name="P4">92,67</text:p>
          </table:table-cell>
        </table:table-row>
        <table:table-row>
          <table:table-cell table:style-name="TableCell1">
            <text:p text:style-name="P3">25.07.2005</text:p>
          </table:table-cell>
          <table:table-cell table:style-name="TableCell1">
            <text:p text:style-name="P4">89,00</text:p>
          </table:table-cell>
          <table:table-cell table:style-name="TableCell1">
            <text:p text:style-name="P4">93,03</text:p>
          </table:table-cell>
        </table:table-row>
        <table:table-row>
          <table:table-cell table:style-name="TableCell1">
            <text:p text:style-name="P3">1.08.2005</text:p>
          </table:table-cell>
          <table:table-cell table:style-name="TableCell1">
            <text:p text:style-name="P4">89,25</text:p>
          </table:table-cell>
          <table:table-cell table:style-name="TableCell1">
            <text:p text:style-name="P4">93,26</text:p>
          </table:table-cell>
        </table:table-row>
        <table:table-row>
          <table:table-cell table:style-name="TableCell1">
            <text:p text:style-name="P3">8.08.2005</text:p>
          </table:table-cell>
          <table:table-cell table:style-name="TableCell1">
            <text:p text:style-name="P4">89,67</text:p>
          </table:table-cell>
          <table:table-cell table:style-name="TableCell1">
            <text:p text:style-name="P4">93,63</text:p>
          </table:table-cell>
        </table:table-row>
        <table:table-row>
          <table:table-cell table:style-name="TableCell1">
            <text:p text:style-name="P3">15.08.2005</text:p>
          </table:table-cell>
          <table:table-cell table:style-name="TableCell1">
            <text:p text:style-name="P4">90,56</text:p>
          </table:table-cell>
          <table:table-cell table:style-name="TableCell1">
            <text:p text:style-name="P4">94,50</text:p>
          </table:table-cell>
        </table:table-row>
        <table:table-row>
          <table:table-cell table:style-name="TableCell1">
            <text:p text:style-name="P3">22.08.2005</text:p>
          </table:table-cell>
          <table:table-cell table:style-name="TableCell1">
            <text:p text:style-name="P4">90,77</text:p>
          </table:table-cell>
          <table:table-cell table:style-name="TableCell1">
            <text:p text:style-name="P4">94,68</text:p>
          </table:table-cell>
        </table:table-row>
        <table:table-row>
          <table:table-cell table:style-name="TableCell1">
            <text:p text:style-name="P3">29.08.2005</text:p>
          </table:table-cell>
          <table:table-cell table:style-name="TableCell1">
            <text:p text:style-name="P4">91,42</text:p>
          </table:table-cell>
          <table:table-cell table:style-name="TableCell1">
            <text:p text:style-name="P4">95,33</text:p>
          </table:table-cell>
        </table:table-row>
        <table:table-row>
          <table:table-cell table:style-name="TableCell1">
            <text:p text:style-name="P3">5.09.2005</text:p>
          </table:table-cell>
          <table:table-cell table:style-name="TableCell1">
            <text:p text:style-name="P4">94,37</text:p>
          </table:table-cell>
          <table:table-cell table:style-name="TableCell1">
            <text:p text:style-name="P4">97,19</text:p>
          </table:table-cell>
        </table:table-row>
        <table:table-row>
          <table:table-cell table:style-name="TableCell1">
            <text:p text:style-name="P3">12.09.2005</text:p>
          </table:table-cell>
          <table:table-cell table:style-name="TableCell1">
            <text:p text:style-name="P4">95,07</text:p>
          </table:table-cell>
          <table:table-cell table:style-name="TableCell1">
            <text:p text:style-name="P4">97,89</text:p>
          </table:table-cell>
        </table:table-row>
        <table:table-row>
          <table:table-cell table:style-name="TableCell1">
            <text:p text:style-name="P3">19.09.2005</text:p>
          </table:table-cell>
          <table:table-cell table:style-name="TableCell1">
            <text:p text:style-name="P4">94,41</text:p>
          </table:table-cell>
          <table:table-cell table:style-name="TableCell1">
            <text:p text:style-name="P4">97,32</text:p>
          </table:table-cell>
        </table:table-row>
        <table:table-row>
          <table:table-cell table:style-name="TableCell1">
            <text:p text:style-name="P3">26.09.2005</text:p>
          </table:table-cell>
          <table:table-cell table:style-name="TableCell1">
            <text:p text:style-name="P4">93,33</text:p>
          </table:table-cell>
          <table:table-cell table:style-name="TableCell1">
            <text:p text:style-name="P4">96,27</text:p>
          </table:table-cell>
        </table:table-row>
        <table:table-row>
          <table:table-cell table:style-name="TableCell1">
            <text:p text:style-name="P3">3.10.2005</text:p>
          </table:table-cell>
          <table:table-cell table:style-name="TableCell1">
            <text:p text:style-name="P4">93,51</text:p>
          </table:table-cell>
          <table:table-cell table:style-name="TableCell1">
            <text:p text:style-name="P4">96,61</text:p>
          </table:table-cell>
        </table:table-row>
        <table:table-row>
          <table:table-cell table:style-name="TableCell1">
            <text:p text:style-name="P3">10.10.2005</text:p>
          </table:table-cell>
          <table:table-cell table:style-name="TableCell1">
            <text:p text:style-name="P4">94,25</text:p>
          </table:table-cell>
          <table:table-cell table:style-name="TableCell1">
            <text:p text:style-name="P4">97,05</text:p>
          </table:table-cell>
        </table:table-row>
        <table:table-row>
          <table:table-cell table:style-name="TableCell1">
            <text:p text:style-name="P3">17.10.2005</text:p>
          </table:table-cell>
          <table:table-cell table:style-name="TableCell1">
            <text:p text:style-name="P4">94,14</text:p>
          </table:table-cell>
          <table:table-cell table:style-name="TableCell1">
            <text:p text:style-name="P4">97,00</text:p>
          </table:table-cell>
        </table:table-row>
        <table:table-row>
          <table:table-cell table:style-name="TableCell1">
            <text:p text:style-name="P3">24.10.2005</text:p>
          </table:table-cell>
          <table:table-cell table:style-name="TableCell1">
            <text:p text:style-name="P4">93,47</text:p>
          </table:table-cell>
          <table:table-cell table:style-name="TableCell1">
            <text:p text:style-name="P4">96,80</text:p>
          </table:table-cell>
        </table:table-row>
        <table:table-row>
          <table:table-cell table:style-name="TableCell1">
            <text:p text:style-name="P3">31.10.2005</text:p>
          </table:table-cell>
          <table:table-cell table:style-name="TableCell1">
            <text:p text:style-name="P4">92,79</text:p>
          </table:table-cell>
          <table:table-cell table:style-name="TableCell1">
            <text:p text:style-name="P4">96,57</text:p>
          </table:table-cell>
        </table:table-row>
        <table:table-row>
          <table:table-cell table:style-name="TableCell1">
            <text:p text:style-name="P3">7.11.2005</text:p>
          </table:table-cell>
          <table:table-cell table:style-name="TableCell1">
            <text:p text:style-name="P4">92,47</text:p>
          </table:table-cell>
          <table:table-cell table:style-name="TableCell1">
            <text:p text:style-name="P4">96,59</text:p>
          </table:table-cell>
        </table:table-row>
        <table:table-row>
          <table:table-cell table:style-name="TableCell1">
            <text:p text:style-name="P3">14.11.2005</text:p>
          </table:table-cell>
          <table:table-cell table:style-name="TableCell1">
            <text:p text:style-name="P4">90,53</text:p>
          </table:table-cell>
          <table:table-cell table:style-name="TableCell1">
            <text:p text:style-name="P4">94,92</text:p>
          </table:table-cell>
        </table:table-row>
        <table:table-row>
          <table:table-cell table:style-name="TableCell1">
            <text:p text:style-name="P3">21.11.2005</text:p>
          </table:table-cell>
          <table:table-cell table:style-name="TableCell1">
            <text:p text:style-name="P4">88,61</text:p>
          </table:table-cell>
          <table:table-cell table:style-name="TableCell1">
            <text:p text:style-name="P4">93,22</text:p>
          </table:table-cell>
        </table:table-row>
        <table:table-row>
          <table:table-cell table:style-name="TableCell1">
            <text:p text:style-name="P3">28.11.2005</text:p>
          </table:table-cell>
          <table:table-cell table:style-name="TableCell1">
            <text:p text:style-name="P4">87,35</text:p>
          </table:table-cell>
          <table:table-cell table:style-name="TableCell1">
            <text:p text:style-name="P4">91,80</text:p>
          </table:table-cell>
        </table:table-row>
        <table:table-row>
          <table:table-cell table:style-name="TableCell1">
            <text:p text:style-name="P3">5.12.2005</text:p>
          </table:table-cell>
          <table:table-cell table:style-name="TableCell1">
            <text:p text:style-name="P4">87,35</text:p>
          </table:table-cell>
          <table:table-cell table:style-name="TableCell1">
            <text:p text:style-name="P4">91,80</text:p>
          </table:table-cell>
        </table:table-row>
        <table:table-row>
          <table:table-cell table:style-name="TableCell1">
            <text:p text:style-name="P3">12.12.2005</text:p>
          </table:table-cell>
          <table:table-cell table:style-name="TableCell1">
            <text:p text:style-name="P4">87,20</text:p>
          </table:table-cell>
          <table:table-cell table:style-name="TableCell1">
            <text:p text:style-name="P4">91,48</text:p>
          </table:table-cell>
        </table:table-row>
        <table:table-row>
          <table:table-cell table:style-name="TableCell1">
            <text:p text:style-name="P3">19.12.2005</text:p>
          </table:table-cell>
          <table:table-cell table:style-name="TableCell1">
            <text:p text:style-name="P4">87,56</text:p>
          </table:table-cell>
          <table:table-cell table:style-name="TableCell1">
            <text:p text:style-name="P4">91,83</text:p>
          </table:table-cell>
        </table:table-row>
        <table:table-row>
          <table:table-cell table:style-name="TableCell1">
            <text:p text:style-name="P3">26.12.2005</text:p>
          </table:table-cell>
          <table:table-cell table:style-name="TableCell1">
            <text:p text:style-name="P4">87,88</text:p>
          </table:table-cell>
          <table:table-cell table:style-name="TableCell1">
            <text:p text:style-name="P4">92,12</text:p>
          </table:table-cell>
        </table:table-row>
        <table:table-row>
          <table:table-cell table:style-name="TableCell1">
            <text:p text:style-name="P3">2.01.2006</text:p>
          </table:table-cell>
          <table:table-cell table:style-name="TableCell1">
            <text:p text:style-name="P4">88,03</text:p>
          </table:table-cell>
          <table:table-cell table:style-name="TableCell1">
            <text:p text:style-name="P4">92,27</text:p>
          </table:table-cell>
        </table:table-row>
        <table:table-row>
          <table:table-cell table:style-name="TableCell1">
            <text:p text:style-name="P3">9.01.2006</text:p>
          </table:table-cell>
          <table:table-cell table:style-name="TableCell1">
            <text:p text:style-name="P4">88,56</text:p>
          </table:table-cell>
          <table:table-cell table:style-name="TableCell1">
            <text:p text:style-name="P4">92,94</text:p>
          </table:table-cell>
        </table:table-row>
        <table:table-row>
          <table:table-cell table:style-name="TableCell1">
            <text:p text:style-name="P3">16.01.2006</text:p>
          </table:table-cell>
          <table:table-cell table:style-name="TableCell1">
            <text:p text:style-name="P4">89,01</text:p>
          </table:table-cell>
          <table:table-cell table:style-name="TableCell1">
            <text:p text:style-name="P4">93,19</text:p>
          </table:table-cell>
        </table:table-row>
        <table:table-row>
          <table:table-cell table:style-name="TableCell1">
            <text:p text:style-name="P3">23.01.2006</text:p>
          </table:table-cell>
          <table:table-cell table:style-name="TableCell1">
            <text:p text:style-name="P4">89,55</text:p>
          </table:table-cell>
          <table:table-cell table:style-name="TableCell1">
            <text:p text:style-name="P4">93,62</text:p>
          </table:table-cell>
        </table:table-row>
        <table:table-row>
          <table:table-cell table:style-name="TableCell1">
            <text:p text:style-name="P3">30.01.2006</text:p>
          </table:table-cell>
          <table:table-cell table:style-name="TableCell1">
            <text:p text:style-name="P4">89,88</text:p>
          </table:table-cell>
          <table:table-cell table:style-name="TableCell1">
            <text:p text:style-name="P4">93,93</text:p>
          </table:table-cell>
        </table:table-row>
        <table:table-row>
          <table:table-cell table:style-name="TableCell1">
            <text:p text:style-name="P3">6.02.2006</text:p>
          </table:table-cell>
          <table:table-cell table:style-name="TableCell1">
            <text:p text:style-name="P4">89,73</text:p>
          </table:table-cell>
          <table:table-cell table:style-name="TableCell1">
            <text:p text:style-name="P4">93,85</text:p>
          </table:table-cell>
        </table:table-row>
        <table:table-row>
          <table:table-cell table:style-name="TableCell1">
            <text:p text:style-name="P3">13.02.2006</text:p>
          </table:table-cell>
          <table:table-cell table:style-name="TableCell1">
            <text:p text:style-name="P4">89,65</text:p>
          </table:table-cell>
          <table:table-cell table:style-name="TableCell1">
            <text:p text:style-name="P4">93,77</text:p>
          </table:table-cell>
        </table:table-row>
        <table:table-row>
          <table:table-cell table:style-name="TableCell1">
            <text:p text:style-name="P3">20.02.2006</text:p>
          </table:table-cell>
          <table:table-cell table:style-name="TableCell1">
            <text:p text:style-name="P4">89,60</text:p>
          </table:table-cell>
          <table:table-cell table:style-name="TableCell1">
            <text:p text:style-name="P4">93,75</text:p>
          </table:table-cell>
        </table:table-row>
        <table:table-row>
          <table:table-cell table:style-name="TableCell1">
            <text:p text:style-name="P3">27.02.2006</text:p>
          </table:table-cell>
          <table:table-cell table:style-name="TableCell1">
            <text:p text:style-name="P4">89,51</text:p>
          </table:table-cell>
          <table:table-cell table:style-name="TableCell1">
            <text:p text:style-name="P4">93,69</text:p>
          </table:table-cell>
        </table:table-row>
        <table:table-row>
          <table:table-cell table:style-name="TableCell1">
            <text:p text:style-name="P3">6.03.2006</text:p>
          </table:table-cell>
          <table:table-cell table:style-name="TableCell1">
            <text:p text:style-name="P4">89,37</text:p>
          </table:table-cell>
          <table:table-cell table:style-name="TableCell1">
            <text:p text:style-name="P4">93,63</text:p>
          </table:table-cell>
        </table:table-row>
        <table:table-row>
          <table:table-cell table:style-name="TableCell1">
            <text:p text:style-name="P3">13.03.2006</text:p>
          </table:table-cell>
          <table:table-cell table:style-name="TableCell1">
            <text:p text:style-name="P4">89,55</text:p>
          </table:table-cell>
          <table:table-cell table:style-name="TableCell1">
            <text:p text:style-name="P4">93,85</text:p>
          </table:table-cell>
        </table:table-row>
        <table:table-row>
          <table:table-cell table:style-name="TableCell1">
            <text:p text:style-name="P3">20.03.2006</text:p>
          </table:table-cell>
          <table:table-cell table:style-name="TableCell1">
            <text:p text:style-name="P4">90,19</text:p>
          </table:table-cell>
          <table:table-cell table:style-name="TableCell1">
            <text:p text:style-name="P4">94,42</text:p>
          </table:table-cell>
        </table:table-row>
        <table:table-row>
          <table:table-cell table:style-name="TableCell1">
            <text:p text:style-name="P3">27.03.2006</text:p>
          </table:table-cell>
          <table:table-cell table:style-name="TableCell1">
            <text:p text:style-name="P4">91,16</text:p>
          </table:table-cell>
          <table:table-cell table:style-name="TableCell1">
            <text:p text:style-name="P4">94,95</text:p>
          </table:table-cell>
        </table:table-row>
        <table:table-row>
          <table:table-cell table:style-name="TableCell1">
            <text:p text:style-name="P3">3.04.2006</text:p>
          </table:table-cell>
          <table:table-cell table:style-name="TableCell1">
            <text:p text:style-name="P4">91,78</text:p>
          </table:table-cell>
          <table:table-cell table:style-name="TableCell1">
            <text:p text:style-name="P4">95,64</text:p>
          </table:table-cell>
        </table:table-row>
        <table:table-row>
          <table:table-cell table:style-name="TableCell1">
            <text:p text:style-name="P3">10.04.2006</text:p>
          </table:table-cell>
          <table:table-cell table:style-name="TableCell1">
            <text:p text:style-name="P4">92,77</text:p>
          </table:table-cell>
          <table:table-cell table:style-name="TableCell1">
            <text:p text:style-name="P4">96,40</text:p>
          </table:table-cell>
        </table:table-row>
        <table:table-row>
          <table:table-cell table:style-name="TableCell1">
            <text:p text:style-name="P3">18.04.2006</text:p>
          </table:table-cell>
          <table:table-cell table:style-name="TableCell1">
            <text:p text:style-name="P4">94,23</text:p>
          </table:table-cell>
          <table:table-cell table:style-name="TableCell1">
            <text:p text:style-name="P4">97,64</text:p>
          </table:table-cell>
        </table:table-row>
        <table:table-row>
          <table:table-cell table:style-name="TableCell1">
            <text:p text:style-name="P3">24.04.2006</text:p>
          </table:table-cell>
          <table:table-cell table:style-name="TableCell1">
            <text:p text:style-name="P4">95,35</text:p>
          </table:table-cell>
          <table:table-cell table:style-name="TableCell1">
            <text:p text:style-name="P4">98,50</text:p>
          </table:table-cell>
        </table:table-row>
        <table:table-row>
          <table:table-cell table:style-name="TableCell1">
            <text:p text:style-name="P3">1.05.2006</text:p>
          </table:table-cell>
          <table:table-cell table:style-name="TableCell1">
            <text:p text:style-name="P4">96,13</text:p>
          </table:table-cell>
          <table:table-cell table:style-name="TableCell1">
            <text:p text:style-name="P4">98,90</text:p>
          </table:table-cell>
        </table:table-row>
        <table:table-row>
          <table:table-cell table:style-name="TableCell1">
            <text:p text:style-name="P3">8.05.2006</text:p>
          </table:table-cell>
          <table:table-cell table:style-name="TableCell1">
            <text:p text:style-name="P4">96,46</text:p>
          </table:table-cell>
          <table:table-cell table:style-name="TableCell1">
            <text:p text:style-name="P4">98,90</text:p>
          </table:table-cell>
        </table:table-row>
        <table:table-row>
          <table:table-cell table:style-name="TableCell1">
            <text:p text:style-name="P3">15.05.2006</text:p>
          </table:table-cell>
          <table:table-cell table:style-name="TableCell1">
            <text:p text:style-name="P4">96,39</text:p>
          </table:table-cell>
          <table:table-cell table:style-name="TableCell1">
            <text:p text:style-name="P4">98,74</text:p>
          </table:table-cell>
        </table:table-row>
        <table:table-row>
          <table:table-cell table:style-name="TableCell1">
            <text:p text:style-name="P3">22.05.2006</text:p>
          </table:table-cell>
          <table:table-cell table:style-name="TableCell1">
            <text:p text:style-name="P4">96,10</text:p>
          </table:table-cell>
          <table:table-cell table:style-name="TableCell1">
            <text:p text:style-name="P4">98,50</text:p>
          </table:table-cell>
        </table:table-row>
        <table:table-row>
          <table:table-cell table:style-name="TableCell1">
            <text:p text:style-name="P3">29.05.2006</text:p>
          </table:table-cell>
          <table:table-cell table:style-name="TableCell1">
            <text:p text:style-name="P4">95,36</text:p>
          </table:table-cell>
          <table:table-cell table:style-name="TableCell1">
            <text:p text:style-name="P4">97,69</text:p>
          </table:table-cell>
        </table:table-row>
        <table:table-row>
          <table:table-cell table:style-name="TableCell1">
            <text:p text:style-name="P3">5.06.2006</text:p>
          </table:table-cell>
          <table:table-cell table:style-name="TableCell1">
            <text:p text:style-name="P4">95,24</text:p>
          </table:table-cell>
          <table:table-cell table:style-name="TableCell1">
            <text:p text:style-name="P4">97,55</text:p>
          </table:table-cell>
        </table:table-row>
        <table:table-row>
          <table:table-cell table:style-name="TableCell1">
            <text:p text:style-name="P3">12.06.2006</text:p>
          </table:table-cell>
          <table:table-cell table:style-name="TableCell1">
            <text:p text:style-name="P4">95,49</text:p>
          </table:table-cell>
          <table:table-cell table:style-name="TableCell1">
            <text:p text:style-name="P4">97,75</text:p>
          </table:table-cell>
        </table:table-row>
        <table:table-row>
          <table:table-cell table:style-name="TableCell1">
            <text:p text:style-name="P3">19.06.2006</text:p>
          </table:table-cell>
          <table:table-cell table:style-name="TableCell1">
            <text:p text:style-name="P4">95,44</text:p>
          </table:table-cell>
          <table:table-cell table:style-name="TableCell1">
            <text:p text:style-name="P4">97,77</text:p>
          </table:table-cell>
        </table:table-row>
        <table:table-row>
          <table:table-cell table:style-name="TableCell1">
            <text:p text:style-name="P3">26.06.2006</text:p>
          </table:table-cell>
          <table:table-cell table:style-name="TableCell1">
            <text:p text:style-name="P4">94,97</text:p>
          </table:table-cell>
          <table:table-cell table:style-name="TableCell1">
            <text:p text:style-name="P4">97,36</text:p>
          </table:table-cell>
        </table:table-row>
        <table:table-row>
          <table:table-cell table:style-name="TableCell1">
            <text:p text:style-name="P3">3.07.2006</text:p>
          </table:table-cell>
          <table:table-cell table:style-name="TableCell1">
            <text:p text:style-name="P4">95,27</text:p>
          </table:table-cell>
          <table:table-cell table:style-name="TableCell1">
            <text:p text:style-name="P4">97,60</text:p>
          </table:table-cell>
        </table:table-row>
        <table:table-row>
          <table:table-cell table:style-name="TableCell1">
            <text:p text:style-name="P3">10.07.2006</text:p>
          </table:table-cell>
          <table:table-cell table:style-name="TableCell1">
            <text:p text:style-name="P4">95,69</text:p>
          </table:table-cell>
          <table:table-cell table:style-name="TableCell1">
            <text:p text:style-name="P4">97,99</text:p>
          </table:table-cell>
        </table:table-row>
        <table:table-row>
          <table:table-cell table:style-name="TableCell1">
            <text:p text:style-name="P3">17.07.2006</text:p>
          </table:table-cell>
          <table:table-cell table:style-name="TableCell1">
            <text:p text:style-name="P4">96,88</text:p>
          </table:table-cell>
          <table:table-cell table:style-name="TableCell1">
            <text:p text:style-name="P4">98,74</text:p>
          </table:table-cell>
        </table:table-row>
        <table:table-row>
          <table:table-cell table:style-name="TableCell1">
            <text:p text:style-name="P3">24.07.2006</text:p>
          </table:table-cell>
          <table:table-cell table:style-name="TableCell1">
            <text:p text:style-name="P4">97,78</text:p>
          </table:table-cell>
          <table:table-cell table:style-name="TableCell1">
            <text:p text:style-name="P4">99,41</text:p>
          </table:table-cell>
        </table:table-row>
        <table:table-row>
          <table:table-cell table:style-name="TableCell1">
            <text:p text:style-name="P3">31.07.2006</text:p>
          </table:table-cell>
          <table:table-cell table:style-name="TableCell1">
            <text:p text:style-name="P4">97,83</text:p>
          </table:table-cell>
          <table:table-cell table:style-name="TableCell1">
            <text:p text:style-name="P4">99,41</text:p>
          </table:table-cell>
        </table:table-row>
        <table:table-row>
          <table:table-cell table:style-name="TableCell1">
            <text:p text:style-name="P3">7.08.2006</text:p>
          </table:table-cell>
          <table:table-cell table:style-name="TableCell1">
            <text:p text:style-name="P4">98,05</text:p>
          </table:table-cell>
          <table:table-cell table:style-name="TableCell1">
            <text:p text:style-name="P4">99,57</text:p>
          </table:table-cell>
        </table:table-row>
        <table:table-row>
          <table:table-cell table:style-name="TableCell1">
            <text:p text:style-name="P3">14.08.2006</text:p>
          </table:table-cell>
          <table:table-cell table:style-name="TableCell1">
            <text:p text:style-name="P4">97,82</text:p>
          </table:table-cell>
          <table:table-cell table:style-name="TableCell1">
            <text:p text:style-name="P4">99,45</text:p>
          </table:table-cell>
        </table:table-row>
        <table:table-row>
          <table:table-cell table:style-name="TableCell1">
            <text:p text:style-name="P3">21.08.2006</text:p>
          </table:table-cell>
          <table:table-cell table:style-name="TableCell1">
            <text:p text:style-name="P4">95,74</text:p>
          </table:table-cell>
          <table:table-cell table:style-name="TableCell1">
            <text:p text:style-name="P4">97,93</text:p>
          </table:table-cell>
        </table:table-row>
        <table:table-row>
          <table:table-cell table:style-name="TableCell1">
            <text:p text:style-name="P3">28.08.2006</text:p>
          </table:table-cell>
          <table:table-cell table:style-name="TableCell1">
            <text:p text:style-name="P4">94,40</text:p>
          </table:table-cell>
          <table:table-cell table:style-name="TableCell1">
            <text:p text:style-name="P4">96,67</text:p>
          </table:table-cell>
        </table:table-row>
        <table:table-row>
          <table:table-cell table:style-name="TableCell1">
            <text:p text:style-name="P3">4.09.2006</text:p>
          </table:table-cell>
          <table:table-cell table:style-name="TableCell1">
            <text:p text:style-name="P4">92,88</text:p>
          </table:table-cell>
          <table:table-cell table:style-name="TableCell1">
            <text:p text:style-name="P4">95,92</text:p>
          </table:table-cell>
        </table:table-row>
        <table:table-row>
          <table:table-cell table:style-name="TableCell1">
            <text:p text:style-name="P3">11.09.2006</text:p>
          </table:table-cell>
          <table:table-cell table:style-name="TableCell1">
            <text:p text:style-name="P4">91,48</text:p>
          </table:table-cell>
          <table:table-cell table:style-name="TableCell1">
            <text:p text:style-name="P4">95,34</text:p>
          </table:table-cell>
        </table:table-row>
        <table:table-row>
          <table:table-cell table:style-name="TableCell1">
            <text:p text:style-name="P3">18.09.2006</text:p>
          </table:table-cell>
          <table:table-cell table:style-name="TableCell1">
            <text:p text:style-name="P4">89,78</text:p>
          </table:table-cell>
          <table:table-cell table:style-name="TableCell1">
            <text:p text:style-name="P4">94,95</text:p>
          </table:table-cell>
        </table:table-row>
        <table:table-row>
          <table:table-cell table:style-name="TableCell1">
            <text:p text:style-name="P3">25.09.2006</text:p>
          </table:table-cell>
          <table:table-cell table:style-name="TableCell1">
            <text:p text:style-name="P4">88,20</text:p>
          </table:table-cell>
          <table:table-cell table:style-name="TableCell1">
            <text:p text:style-name="P4">93,51</text:p>
          </table:table-cell>
        </table:table-row>
        <table:table-row>
          <table:table-cell table:style-name="TableCell1">
            <text:p text:style-name="P3">2.10.2006</text:p>
          </table:table-cell>
          <table:table-cell table:style-name="TableCell1">
            <text:p text:style-name="P4">86,95</text:p>
          </table:table-cell>
          <table:table-cell table:style-name="TableCell1">
            <text:p text:style-name="P4">92,13</text:p>
          </table:table-cell>
        </table:table-row>
        <table:table-row>
          <table:table-cell table:style-name="TableCell1">
            <text:p text:style-name="P3">9.10.2006</text:p>
          </table:table-cell>
          <table:table-cell table:style-name="TableCell1">
            <text:p text:style-name="P4">86,60</text:p>
          </table:table-cell>
          <table:table-cell table:style-name="TableCell1">
            <text:p text:style-name="P4">91,74</text:p>
          </table:table-cell>
        </table:table-row>
        <table:table-row>
          <table:table-cell table:style-name="TableCell1">
            <text:p text:style-name="P3">16.10.2006</text:p>
          </table:table-cell>
          <table:table-cell table:style-name="TableCell1">
            <text:p text:style-name="P4">85,91</text:p>
          </table:table-cell>
          <table:table-cell table:style-name="TableCell1">
            <text:p text:style-name="P4">91,59</text:p>
          </table:table-cell>
        </table:table-row>
        <table:table-row>
          <table:table-cell table:style-name="TableCell1">
            <text:p text:style-name="P3">23.10.2006</text:p>
          </table:table-cell>
          <table:table-cell table:style-name="TableCell1">
            <text:p text:style-name="P4">85,74</text:p>
          </table:table-cell>
          <table:table-cell table:style-name="TableCell1">
            <text:p text:style-name="P4">91,22</text:p>
          </table:table-cell>
        </table:table-row>
        <table:table-row>
          <table:table-cell table:style-name="TableCell1">
            <text:p text:style-name="P3">30.10.2006</text:p>
          </table:table-cell>
          <table:table-cell table:style-name="TableCell1">
            <text:p text:style-name="P4">85,60</text:p>
          </table:table-cell>
          <table:table-cell table:style-name="TableCell1">
            <text:p text:style-name="P4">91,17</text:p>
          </table:table-cell>
        </table:table-row>
        <table:table-row>
          <table:table-cell table:style-name="TableCell1">
            <text:p text:style-name="P3">6.11.2006</text:p>
          </table:table-cell>
          <table:table-cell table:style-name="TableCell1">
            <text:p text:style-name="P4">85,54</text:p>
          </table:table-cell>
          <table:table-cell table:style-name="TableCell1">
            <text:p text:style-name="P4">91,12</text:p>
          </table:table-cell>
        </table:table-row>
        <table:table-row>
          <table:table-cell table:style-name="TableCell1">
            <text:p text:style-name="P3">13.11.2006</text:p>
          </table:table-cell>
          <table:table-cell table:style-name="TableCell1">
            <text:p text:style-name="P4">85,49</text:p>
          </table:table-cell>
          <table:table-cell table:style-name="TableCell1">
            <text:p text:style-name="P4">91,15</text:p>
          </table:table-cell>
        </table:table-row>
        <table:table-row>
          <table:table-cell table:style-name="TableCell1">
            <text:p text:style-name="P3">20.11.2006</text:p>
          </table:table-cell>
          <table:table-cell table:style-name="TableCell1">
            <text:p text:style-name="P4">85,45</text:p>
          </table:table-cell>
          <table:table-cell table:style-name="TableCell1">
            <text:p text:style-name="P4">91,17</text:p>
          </table:table-cell>
        </table:table-row>
        <table:table-row>
          <table:table-cell table:style-name="TableCell1">
            <text:p text:style-name="P3">27.11.2006</text:p>
          </table:table-cell>
          <table:table-cell table:style-name="TableCell1">
            <text:p text:style-name="P4">85,47</text:p>
          </table:table-cell>
          <table:table-cell table:style-name="TableCell1">
            <text:p text:style-name="P4">91,17</text:p>
          </table:table-cell>
        </table:table-row>
        <table:table-row>
          <table:table-cell table:style-name="TableCell1">
            <text:p text:style-name="P3">4.12.2006</text:p>
          </table:table-cell>
          <table:table-cell table:style-name="TableCell1">
            <text:p text:style-name="P4">85,46</text:p>
          </table:table-cell>
          <table:table-cell table:style-name="TableCell1">
            <text:p text:style-name="P4">91,50</text:p>
          </table:table-cell>
        </table:table-row>
        <table:table-row>
          <table:table-cell table:style-name="TableCell1">
            <text:p text:style-name="P3">11.12.2006</text:p>
          </table:table-cell>
          <table:table-cell table:style-name="TableCell1">
            <text:p text:style-name="P4">87,44</text:p>
          </table:table-cell>
          <table:table-cell table:style-name="TableCell1">
            <text:p text:style-name="P4">92,96</text:p>
          </table:table-cell>
        </table:table-row>
        <table:table-row>
          <table:table-cell table:style-name="TableCell1">
            <text:p text:style-name="P3">18.12.2006</text:p>
          </table:table-cell>
          <table:table-cell table:style-name="TableCell1">
            <text:p text:style-name="P4">87,70</text:p>
          </table:table-cell>
          <table:table-cell table:style-name="TableCell1">
            <text:p text:style-name="P4">93,26</text:p>
          </table:table-cell>
        </table:table-row>
        <table:table-row>
          <table:table-cell table:style-name="TableCell1">
            <text:p text:style-name="P3">25.12.2006</text:p>
          </table:table-cell>
          <table:table-cell table:style-name="TableCell1">
            <text:p text:style-name="P4">87,90</text:p>
          </table:table-cell>
          <table:table-cell table:style-name="TableCell1">
            <text:p text:style-name="P4">93,41</text:p>
          </table:table-cell>
        </table:table-row>
        <table:table-row>
          <table:table-cell table:style-name="TableCell1">
            <text:p text:style-name="P3">1.01.2007</text:p>
          </table:table-cell>
          <table:table-cell table:style-name="TableCell1">
            <text:p text:style-name="P4">87,85</text:p>
          </table:table-cell>
          <table:table-cell table:style-name="TableCell1">
            <text:p text:style-name="P4">93,40</text:p>
          </table:table-cell>
        </table:table-row>
        <table:table-row>
          <table:table-cell table:style-name="TableCell1">
            <text:p text:style-name="P3">8.01.2007</text:p>
          </table:table-cell>
          <table:table-cell table:style-name="TableCell1">
            <text:p text:style-name="P4">87,66</text:p>
          </table:table-cell>
          <table:table-cell table:style-name="TableCell1">
            <text:p text:style-name="P4">93,11</text:p>
          </table:table-cell>
        </table:table-row>
        <table:table-row>
          <table:table-cell table:style-name="TableCell1">
            <text:p text:style-name="P3">15.01.2007</text:p>
          </table:table-cell>
          <table:table-cell table:style-name="TableCell1">
            <text:p text:style-name="P4">87,10</text:p>
          </table:table-cell>
          <table:table-cell table:style-name="TableCell1">
            <text:p text:style-name="P4">91,55</text:p>
          </table:table-cell>
        </table:table-row>
        <table:table-row>
          <table:table-cell table:style-name="TableCell1">
            <text:p text:style-name="P3">22.01.2007</text:p>
          </table:table-cell>
          <table:table-cell table:style-name="TableCell1">
            <text:p text:style-name="P4">86,28</text:p>
          </table:table-cell>
          <table:table-cell table:style-name="TableCell1">
            <text:p text:style-name="P4">90,45</text:p>
          </table:table-cell>
        </table:table-row>
        <table:table-row>
          <table:table-cell table:style-name="TableCell1">
            <text:p text:style-name="P3">29.01.2007</text:p>
          </table:table-cell>
          <table:table-cell table:style-name="TableCell1">
            <text:p text:style-name="P4">85,66</text:p>
          </table:table-cell>
          <table:table-cell table:style-name="TableCell1">
            <text:p text:style-name="P4">89,70</text:p>
          </table:table-cell>
        </table:table-row>
        <table:table-row>
          <table:table-cell table:style-name="TableCell1">
            <text:p text:style-name="P3">5.02.2007</text:p>
          </table:table-cell>
          <table:table-cell table:style-name="TableCell1">
            <text:p text:style-name="P4">85,62</text:p>
          </table:table-cell>
          <table:table-cell table:style-name="TableCell1">
            <text:p text:style-name="P4">89,63</text:p>
          </table:table-cell>
        </table:table-row>
        <table:table-row>
          <table:table-cell table:style-name="TableCell1">
            <text:p text:style-name="P3">12.02.2007</text:p>
          </table:table-cell>
          <table:table-cell table:style-name="TableCell1">
            <text:p text:style-name="P4">86,12</text:p>
          </table:table-cell>
          <table:table-cell table:style-name="TableCell1">
            <text:p text:style-name="P4">90,11</text:p>
          </table:table-cell>
        </table:table-row>
        <table:table-row>
          <table:table-cell table:style-name="TableCell1">
            <text:p text:style-name="P3">19.02.2007</text:p>
          </table:table-cell>
          <table:table-cell table:style-name="TableCell1">
            <text:p text:style-name="P4">86,60</text:p>
          </table:table-cell>
          <table:table-cell table:style-name="TableCell1">
            <text:p text:style-name="P4">90,55</text:p>
          </table:table-cell>
        </table:table-row>
        <table:table-row>
          <table:table-cell table:style-name="TableCell1">
            <text:p text:style-name="P3">26.02.2007</text:p>
          </table:table-cell>
          <table:table-cell table:style-name="TableCell1">
            <text:p text:style-name="P4">87,07</text:p>
          </table:table-cell>
          <table:table-cell table:style-name="TableCell1">
            <text:p text:style-name="P4">91,02</text:p>
          </table:table-cell>
        </table:table-row>
        <table:table-row>
          <table:table-cell table:style-name="TableCell1">
            <text:p text:style-name="P3">5.03.2007</text:p>
          </table:table-cell>
          <table:table-cell table:style-name="TableCell1">
            <text:p text:style-name="P4">87,74</text:p>
          </table:table-cell>
          <table:table-cell table:style-name="TableCell1">
            <text:p text:style-name="P4">91,59</text:p>
          </table:table-cell>
        </table:table-row>
        <table:table-row>
          <table:table-cell table:style-name="TableCell1">
            <text:p text:style-name="P3">12.03.2007</text:p>
          </table:table-cell>
          <table:table-cell table:style-name="TableCell1">
            <text:p text:style-name="P4">88,48</text:p>
          </table:table-cell>
          <table:table-cell table:style-name="TableCell1">
            <text:p text:style-name="P4">92,17</text:p>
          </table:table-cell>
        </table:table-row>
        <table:table-row>
          <table:table-cell table:style-name="TableCell1">
            <text:p text:style-name="P3">19.03.2007</text:p>
          </table:table-cell>
          <table:table-cell table:style-name="TableCell1">
            <text:p text:style-name="P4">88,93</text:p>
          </table:table-cell>
          <table:table-cell table:style-name="TableCell1">
            <text:p text:style-name="P4">92,61</text:p>
          </table:table-cell>
        </table:table-row>
        <table:table-row>
          <table:table-cell table:style-name="TableCell1">
            <text:p text:style-name="P3">26.03.2007</text:p>
          </table:table-cell>
          <table:table-cell table:style-name="TableCell1">
            <text:p text:style-name="P4">89,32</text:p>
          </table:table-cell>
          <table:table-cell table:style-name="TableCell1">
            <text:p text:style-name="P4">92,91</text:p>
          </table:table-cell>
        </table:table-row>
        <table:table-row>
          <table:table-cell table:style-name="TableCell1">
            <text:p text:style-name="P3">2.04.2007</text:p>
          </table:table-cell>
          <table:table-cell table:style-name="TableCell1">
            <text:p text:style-name="P4">90,47</text:p>
          </table:table-cell>
          <table:table-cell table:style-name="TableCell1">
            <text:p text:style-name="P4">93,90</text:p>
          </table:table-cell>
        </table:table-row>
        <table:table-row>
          <table:table-cell table:style-name="TableCell1">
            <text:p text:style-name="P3">10.04.2007</text:p>
          </table:table-cell>
          <table:table-cell table:style-name="TableCell1">
            <text:p text:style-name="P4">91,18</text:p>
          </table:table-cell>
          <table:table-cell table:style-name="TableCell1">
            <text:p text:style-name="P4">94,33</text:p>
          </table:table-cell>
        </table:table-row>
        <table:table-row>
          <table:table-cell table:style-name="TableCell1">
            <text:p text:style-name="P3">16.04.2007</text:p>
          </table:table-cell>
          <table:table-cell table:style-name="TableCell1">
            <text:p text:style-name="P4">91,99</text:p>
          </table:table-cell>
          <table:table-cell table:style-name="TableCell1">
            <text:p text:style-name="P4">94,86</text:p>
          </table:table-cell>
        </table:table-row>
        <table:table-row>
          <table:table-cell table:style-name="TableCell1">
            <text:p text:style-name="P3">23.04.2007</text:p>
          </table:table-cell>
          <table:table-cell table:style-name="TableCell1">
            <text:p text:style-name="P4">92,93</text:p>
          </table:table-cell>
          <table:table-cell table:style-name="TableCell1">
            <text:p text:style-name="P4">95,39</text:p>
          </table:table-cell>
        </table:table-row>
        <table:table-row>
          <table:table-cell table:style-name="TableCell1">
            <text:p text:style-name="P3">30.04.2007</text:p>
          </table:table-cell>
          <table:table-cell table:style-name="TableCell1">
            <text:p text:style-name="P4">93,45</text:p>
          </table:table-cell>
          <table:table-cell table:style-name="TableCell1">
            <text:p text:style-name="P4">95,71</text:p>
          </table:table-cell>
        </table:table-row>
        <table:table-row>
          <table:table-cell table:style-name="TableCell1">
            <text:p text:style-name="P3">7.05.2007</text:p>
          </table:table-cell>
          <table:table-cell table:style-name="TableCell1">
            <text:p text:style-name="P4">94,43</text:p>
          </table:table-cell>
          <table:table-cell table:style-name="TableCell1">
            <text:p text:style-name="P4">96,12</text:p>
          </table:table-cell>
        </table:table-row>
        <table:table-row>
          <table:table-cell table:style-name="TableCell1">
            <text:p text:style-name="P3">14.05.2007</text:p>
          </table:table-cell>
          <table:table-cell table:style-name="TableCell1">
            <text:p text:style-name="P4">95,07</text:p>
          </table:table-cell>
          <table:table-cell table:style-name="TableCell1">
            <text:p text:style-name="P4">96,47</text:p>
          </table:table-cell>
        </table:table-row>
        <table:table-row>
          <table:table-cell table:style-name="TableCell1">
            <text:p text:style-name="P3">21.05.2007</text:p>
          </table:table-cell>
          <table:table-cell table:style-name="TableCell1">
            <text:p text:style-name="P4">95,71</text:p>
          </table:table-cell>
          <table:table-cell table:style-name="TableCell1">
            <text:p text:style-name="P4">96,69</text:p>
          </table:table-cell>
        </table:table-row>
        <table:table-row>
          <table:table-cell table:style-name="TableCell1">
            <text:p text:style-name="P3">28.05.2007</text:p>
          </table:table-cell>
          <table:table-cell table:style-name="TableCell1">
            <text:p text:style-name="P4">96,16</text:p>
          </table:table-cell>
          <table:table-cell table:style-name="TableCell1">
            <text:p text:style-name="P4">96,99</text:p>
          </table:table-cell>
        </table:table-row>
        <table:table-row>
          <table:table-cell table:style-name="TableCell1">
            <text:p text:style-name="P3">4.06.2007</text:p>
          </table:table-cell>
          <table:table-cell table:style-name="TableCell1">
            <text:p text:style-name="P4">96,51</text:p>
          </table:table-cell>
          <table:table-cell table:style-name="TableCell1">
            <text:p text:style-name="P4">97,19</text:p>
          </table:table-cell>
        </table:table-row>
        <table:table-row>
          <table:table-cell table:style-name="TableCell1">
            <text:p text:style-name="P3">11.06.2007</text:p>
          </table:table-cell>
          <table:table-cell table:style-name="TableCell1">
            <text:p text:style-name="P4">96,61</text:p>
          </table:table-cell>
          <table:table-cell table:style-name="TableCell1">
            <text:p text:style-name="P4">97,20</text:p>
          </table:table-cell>
        </table:table-row>
        <table:table-row>
          <table:table-cell table:style-name="TableCell1">
            <text:p text:style-name="P3">18.06.2007</text:p>
          </table:table-cell>
          <table:table-cell table:style-name="TableCell1">
            <text:p text:style-name="P4">96,56</text:p>
          </table:table-cell>
          <table:table-cell table:style-name="TableCell1">
            <text:p text:style-name="P4">97,11</text:p>
          </table:table-cell>
        </table:table-row>
        <table:table-row>
          <table:table-cell table:style-name="TableCell1">
            <text:p text:style-name="P3">25.06.2007</text:p>
          </table:table-cell>
          <table:table-cell table:style-name="TableCell1">
            <text:p text:style-name="P4">96,54</text:p>
          </table:table-cell>
          <table:table-cell table:style-name="TableCell1">
            <text:p text:style-name="P4">97,12</text:p>
          </table:table-cell>
        </table:table-row>
        <table:table-row>
          <table:table-cell table:style-name="TableCell1">
            <text:p text:style-name="P3">2.07.2007</text:p>
          </table:table-cell>
          <table:table-cell table:style-name="TableCell1">
            <text:p text:style-name="P4">96,36</text:p>
          </table:table-cell>
          <table:table-cell table:style-name="TableCell1">
            <text:p text:style-name="P4">96,89</text:p>
          </table:table-cell>
        </table:table-row>
        <table:table-row>
          <table:table-cell table:style-name="TableCell1">
            <text:p text:style-name="P3">9.07.2007</text:p>
          </table:table-cell>
          <table:table-cell table:style-name="TableCell1">
            <text:p text:style-name="P4">96,20</text:p>
          </table:table-cell>
          <table:table-cell table:style-name="TableCell1">
            <text:p text:style-name="P4">96,78</text:p>
          </table:table-cell>
        </table:table-row>
        <table:table-row>
          <table:table-cell table:style-name="TableCell1">
            <text:p text:style-name="P3">16.07.2007</text:p>
          </table:table-cell>
          <table:table-cell table:style-name="TableCell1">
            <text:p text:style-name="P4">96,21</text:p>
          </table:table-cell>
          <table:table-cell table:style-name="TableCell1">
            <text:p text:style-name="P4">96,79</text:p>
          </table:table-cell>
        </table:table-row>
        <table:table-row>
          <table:table-cell table:style-name="TableCell1">
            <text:p text:style-name="P3">23.07.2007</text:p>
          </table:table-cell>
          <table:table-cell table:style-name="TableCell1">
            <text:p text:style-name="P4">96,23</text:p>
          </table:table-cell>
          <table:table-cell table:style-name="TableCell1">
            <text:p text:style-name="P4">96,83</text:p>
          </table:table-cell>
        </table:table-row>
        <table:table-row>
          <table:table-cell table:style-name="TableCell1">
            <text:p text:style-name="P3">30.07.2007</text:p>
          </table:table-cell>
          <table:table-cell table:style-name="TableCell1">
            <text:p text:style-name="P4">96,20</text:p>
          </table:table-cell>
          <table:table-cell table:style-name="TableCell1">
            <text:p text:style-name="P4">96,77</text:p>
          </table:table-cell>
        </table:table-row>
        <table:table-row>
          <table:table-cell table:style-name="TableCell1">
            <text:p text:style-name="P3">6.08.2007</text:p>
          </table:table-cell>
          <table:table-cell table:style-name="TableCell1">
            <text:p text:style-name="P4">96,15</text:p>
          </table:table-cell>
          <table:table-cell table:style-name="TableCell1">
            <text:p text:style-name="P4">96,72</text:p>
          </table:table-cell>
        </table:table-row>
        <table:table-row>
          <table:table-cell table:style-name="TableCell1">
            <text:p text:style-name="P3">13.08.2007</text:p>
          </table:table-cell>
          <table:table-cell table:style-name="TableCell1">
            <text:p text:style-name="P4">96,00</text:p>
          </table:table-cell>
          <table:table-cell table:style-name="TableCell1">
            <text:p text:style-name="P4">96,70</text:p>
          </table:table-cell>
        </table:table-row>
        <table:table-row>
          <table:table-cell table:style-name="TableCell1">
            <text:p text:style-name="P3">20.08.2007</text:p>
          </table:table-cell>
          <table:table-cell table:style-name="TableCell1">
            <text:p text:style-name="P4">95,31</text:p>
          </table:table-cell>
          <table:table-cell table:style-name="TableCell1">
            <text:p text:style-name="P4">96,59</text:p>
          </table:table-cell>
        </table:table-row>
        <table:table-row>
          <table:table-cell table:style-name="TableCell1">
            <text:p text:style-name="P3">27.08.2007</text:p>
          </table:table-cell>
          <table:table-cell table:style-name="TableCell1">
            <text:p text:style-name="P4">95,00</text:p>
          </table:table-cell>
          <table:table-cell table:style-name="TableCell1">
            <text:p text:style-name="P4">96,37</text:p>
          </table:table-cell>
        </table:table-row>
        <table:table-row>
          <table:table-cell table:style-name="TableCell1">
            <text:p text:style-name="P3">3.09.2007</text:p>
          </table:table-cell>
          <table:table-cell table:style-name="TableCell1">
            <text:p text:style-name="P4">94,80</text:p>
          </table:table-cell>
          <table:table-cell table:style-name="TableCell1">
            <text:p text:style-name="P4">96,37</text:p>
          </table:table-cell>
        </table:table-row>
        <table:table-row>
          <table:table-cell table:style-name="TableCell1">
            <text:p text:style-name="P3">10.09.2007</text:p>
          </table:table-cell>
          <table:table-cell table:style-name="TableCell1">
            <text:p text:style-name="P4">94,63</text:p>
          </table:table-cell>
          <table:table-cell table:style-name="TableCell1">
            <text:p text:style-name="P4">96,34</text:p>
          </table:table-cell>
        </table:table-row>
        <table:table-row>
          <table:table-cell table:style-name="TableCell1">
            <text:p text:style-name="P3">17.09.2007</text:p>
          </table:table-cell>
          <table:table-cell table:style-name="TableCell1">
            <text:p text:style-name="P4">94,65</text:p>
          </table:table-cell>
          <table:table-cell table:style-name="TableCell1">
            <text:p text:style-name="P4">96,45</text:p>
          </table:table-cell>
        </table:table-row>
        <table:table-row>
          <table:table-cell table:style-name="TableCell1">
            <text:p text:style-name="P3">24.09.2007</text:p>
          </table:table-cell>
          <table:table-cell table:style-name="TableCell1">
            <text:p text:style-name="P4">94,91</text:p>
          </table:table-cell>
          <table:table-cell table:style-name="TableCell1">
            <text:p text:style-name="P4">96,90</text:p>
          </table:table-cell>
        </table:table-row>
        <table:table-row>
          <table:table-cell table:style-name="TableCell1">
            <text:p text:style-name="P3">1.10.2007</text:p>
          </table:table-cell>
          <table:table-cell table:style-name="TableCell1">
            <text:p text:style-name="P4">96,39</text:p>
          </table:table-cell>
          <table:table-cell table:style-name="TableCell1">
            <text:p text:style-name="P4">98,51</text:p>
          </table:table-cell>
        </table:table-row>
        <table:table-row>
          <table:table-cell table:style-name="TableCell1">
            <text:p text:style-name="P3">8.10.2007</text:p>
          </table:table-cell>
          <table:table-cell table:style-name="TableCell1">
            <text:p text:style-name="P4">97,14</text:p>
          </table:table-cell>
          <table:table-cell table:style-name="TableCell1">
            <text:p text:style-name="P4">99,10</text:p>
          </table:table-cell>
        </table:table-row>
        <table:table-row>
          <table:table-cell table:style-name="TableCell1">
            <text:p text:style-name="P3">15.10.2007</text:p>
          </table:table-cell>
          <table:table-cell table:style-name="TableCell1">
            <text:p text:style-name="P4">97,19</text:p>
          </table:table-cell>
          <table:table-cell table:style-name="TableCell1">
            <text:p text:style-name="P4">99,18</text:p>
          </table:table-cell>
        </table:table-row>
        <table:table-row>
          <table:table-cell table:style-name="TableCell1">
            <text:p text:style-name="P3">22.10.2007</text:p>
          </table:table-cell>
          <table:table-cell table:style-name="TableCell1">
            <text:p text:style-name="P4">97,81</text:p>
          </table:table-cell>
          <table:table-cell table:style-name="TableCell1">
            <text:p text:style-name="P4">99,89</text:p>
          </table:table-cell>
        </table:table-row>
        <table:table-row>
          <table:table-cell table:style-name="TableCell1">
            <text:p text:style-name="P3">29.10.2007</text:p>
          </table:table-cell>
          <table:table-cell table:style-name="TableCell1">
            <text:p text:style-name="P4">98,26</text:p>
          </table:table-cell>
          <table:table-cell table:style-name="TableCell1">
            <text:p text:style-name="P4">100,69</text:p>
          </table:table-cell>
        </table:table-row>
        <table:table-row>
          <table:table-cell table:style-name="TableCell1">
            <text:p text:style-name="P3">5.11.2007</text:p>
          </table:table-cell>
          <table:table-cell table:style-name="TableCell1">
            <text:p text:style-name="P4">99,36</text:p>
          </table:table-cell>
          <table:table-cell table:style-name="TableCell1">
            <text:p text:style-name="P4">102,16</text:p>
          </table:table-cell>
        </table:table-row>
        <table:table-row>
          <table:table-cell table:style-name="TableCell1">
            <text:p text:style-name="P3">12.11.2007</text:p>
          </table:table-cell>
          <table:table-cell table:style-name="TableCell1">
            <text:p text:style-name="P4">100,74</text:p>
          </table:table-cell>
          <table:table-cell table:style-name="TableCell1">
            <text:p text:style-name="P4">104,17</text:p>
          </table:table-cell>
        </table:table-row>
        <table:table-row>
          <table:table-cell table:style-name="TableCell1">
            <text:p text:style-name="P3">19.11.2007</text:p>
          </table:table-cell>
          <table:table-cell table:style-name="TableCell1">
            <text:p text:style-name="P4">101,47</text:p>
          </table:table-cell>
          <table:table-cell table:style-name="TableCell1">
            <text:p text:style-name="P4">105,28</text:p>
          </table:table-cell>
        </table:table-row>
        <table:table-row>
          <table:table-cell table:style-name="TableCell1">
            <text:p text:style-name="P3">26.11.2007</text:p>
          </table:table-cell>
          <table:table-cell table:style-name="TableCell1">
            <text:p text:style-name="P4">102,13</text:p>
          </table:table-cell>
          <table:table-cell table:style-name="TableCell1">
            <text:p text:style-name="P4">106,25</text:p>
          </table:table-cell>
        </table:table-row>
        <table:table-row>
          <table:table-cell table:style-name="TableCell1">
            <text:p text:style-name="P3">3.12.2007</text:p>
          </table:table-cell>
          <table:table-cell table:style-name="TableCell1">
            <text:p text:style-name="P4">102,58</text:p>
          </table:table-cell>
          <table:table-cell table:style-name="TableCell1">
            <text:p text:style-name="P4">107,19</text:p>
          </table:table-cell>
        </table:table-row>
        <table:table-row>
          <table:table-cell table:style-name="TableCell1">
            <text:p text:style-name="P3">10.12.2007</text:p>
          </table:table-cell>
          <table:table-cell table:style-name="TableCell1">
            <text:p text:style-name="P4">102,67</text:p>
          </table:table-cell>
          <table:table-cell table:style-name="TableCell1">
            <text:p text:style-name="P4">107,47</text:p>
          </table:table-cell>
        </table:table-row>
        <table:table-row>
          <table:table-cell table:style-name="TableCell1">
            <text:p text:style-name="P3">17.12.2007</text:p>
          </table:table-cell>
          <table:table-cell table:style-name="TableCell1">
            <text:p text:style-name="P4">102,60</text:p>
          </table:table-cell>
          <table:table-cell table:style-name="TableCell1">
            <text:p text:style-name="P4">107,56</text:p>
          </table:table-cell>
        </table:table-row>
        <table:table-row>
          <table:table-cell table:style-name="TableCell1">
            <text:p text:style-name="P3">24.12.2007</text:p>
          </table:table-cell>
          <table:table-cell table:style-name="TableCell1">
            <text:p text:style-name="P4">102,53</text:p>
          </table:table-cell>
          <table:table-cell table:style-name="TableCell1">
            <text:p text:style-name="P4">107,50</text:p>
          </table:table-cell>
        </table:table-row>
        <table:table-row>
          <table:table-cell table:style-name="TableCell1">
            <text:p text:style-name="P3">31.12.2007</text:p>
          </table:table-cell>
          <table:table-cell table:style-name="TableCell1">
            <text:p text:style-name="P4">102,66</text:p>
          </table:table-cell>
          <table:table-cell table:style-name="TableCell1">
            <text:p text:style-name="P4">107,61</text:p>
          </table:table-cell>
        </table:table-row>
        <table:table-row>
          <table:table-cell table:style-name="TableCell1">
            <text:p text:style-name="P3">7.01.2008</text:p>
          </table:table-cell>
          <table:table-cell table:style-name="TableCell1">
            <text:p text:style-name="P4">103,37</text:p>
          </table:table-cell>
          <table:table-cell table:style-name="TableCell1">
            <text:p text:style-name="P4">108,29</text:p>
          </table:table-cell>
        </table:table-row>
        <table:table-row>
          <table:table-cell table:style-name="TableCell1">
            <text:p text:style-name="P3">14.01.2008</text:p>
          </table:table-cell>
          <table:table-cell table:style-name="TableCell1">
            <text:p text:style-name="P4">103,82</text:p>
          </table:table-cell>
          <table:table-cell table:style-name="TableCell1">
            <text:p text:style-name="P4">108,77</text:p>
          </table:table-cell>
        </table:table-row>
        <table:table-row>
          <table:table-cell table:style-name="TableCell1">
            <text:p text:style-name="P3">21.01.2008</text:p>
          </table:table-cell>
          <table:table-cell table:style-name="TableCell1">
            <text:p text:style-name="P4">104,22</text:p>
          </table:table-cell>
          <table:table-cell table:style-name="TableCell1">
            <text:p text:style-name="P4">109,09</text:p>
          </table:table-cell>
        </table:table-row>
        <table:table-row>
          <table:table-cell table:style-name="TableCell1">
            <text:p text:style-name="P3">28.01.2008</text:p>
          </table:table-cell>
          <table:table-cell table:style-name="TableCell1">
            <text:p text:style-name="P4">104,22</text:p>
          </table:table-cell>
          <table:table-cell table:style-name="TableCell1">
            <text:p text:style-name="P4">109,11</text:p>
          </table:table-cell>
        </table:table-row>
        <table:table-row>
          <table:table-cell table:style-name="TableCell1">
            <text:p text:style-name="P3">4.02.2008</text:p>
          </table:table-cell>
          <table:table-cell table:style-name="TableCell1">
            <text:p text:style-name="P4">104,03</text:p>
          </table:table-cell>
          <table:table-cell table:style-name="TableCell1">
            <text:p text:style-name="P4">108,99</text:p>
          </table:table-cell>
        </table:table-row>
        <table:table-row>
          <table:table-cell table:style-name="TableCell1">
            <text:p text:style-name="P3">11.02.2008</text:p>
          </table:table-cell>
          <table:table-cell table:style-name="TableCell1">
            <text:p text:style-name="P4">103,67</text:p>
          </table:table-cell>
          <table:table-cell table:style-name="TableCell1">
            <text:p text:style-name="P4">108,86</text:p>
          </table:table-cell>
        </table:table-row>
        <table:table-row>
          <table:table-cell table:style-name="TableCell1">
            <text:p text:style-name="P3">18.02.2008</text:p>
          </table:table-cell>
          <table:table-cell table:style-name="TableCell1">
            <text:p text:style-name="P4">103,70</text:p>
          </table:table-cell>
          <table:table-cell table:style-name="TableCell1">
            <text:p text:style-name="P4">108,99</text:p>
          </table:table-cell>
        </table:table-row>
        <table:table-row>
          <table:table-cell table:style-name="TableCell1">
            <text:p text:style-name="P3">25.02.2008</text:p>
          </table:table-cell>
          <table:table-cell table:style-name="TableCell1">
            <text:p text:style-name="P4">104,65</text:p>
          </table:table-cell>
          <table:table-cell table:style-name="TableCell1">
            <text:p text:style-name="P4">110,21</text:p>
          </table:table-cell>
        </table:table-row>
        <table:table-row>
          <table:table-cell table:style-name="TableCell1">
            <text:p text:style-name="P3">3.03.2008</text:p>
          </table:table-cell>
          <table:table-cell table:style-name="TableCell1">
            <text:p text:style-name="P4">105,24</text:p>
          </table:table-cell>
          <table:table-cell table:style-name="TableCell1">
            <text:p text:style-name="P4">110,90</text:p>
          </table:table-cell>
        </table:table-row>
        <table:table-row>
          <table:table-cell table:style-name="TableCell1">
            <text:p text:style-name="P3">10.03.2008</text:p>
          </table:table-cell>
          <table:table-cell table:style-name="TableCell1">
            <text:p text:style-name="P4">105,96</text:p>
          </table:table-cell>
          <table:table-cell table:style-name="TableCell1">
            <text:p text:style-name="P4">112,23</text:p>
          </table:table-cell>
        </table:table-row>
        <table:table-row>
          <table:table-cell table:style-name="TableCell1">
            <text:p text:style-name="P3">17.03.2008</text:p>
          </table:table-cell>
          <table:table-cell table:style-name="TableCell1">
            <text:p text:style-name="P4">106,41</text:p>
          </table:table-cell>
          <table:table-cell table:style-name="TableCell1">
            <text:p text:style-name="P4">113,08</text:p>
          </table:table-cell>
        </table:table-row>
        <table:table-row>
          <table:table-cell table:style-name="TableCell1">
            <text:p text:style-name="P3">24.03.2008</text:p>
          </table:table-cell>
          <table:table-cell table:style-name="TableCell1">
            <text:p text:style-name="P4">106,90</text:p>
          </table:table-cell>
          <table:table-cell table:style-name="TableCell1">
            <text:p text:style-name="P4">114,40</text:p>
          </table:table-cell>
        </table:table-row>
        <table:table-row>
          <table:table-cell table:style-name="TableCell1">
            <text:p text:style-name="P3">31.03.2008</text:p>
          </table:table-cell>
          <table:table-cell table:style-name="TableCell1">
            <text:p text:style-name="P4">107,10</text:p>
          </table:table-cell>
          <table:table-cell table:style-name="TableCell1">
            <text:p text:style-name="P4">114,79</text:p>
          </table:table-cell>
        </table:table-row>
        <table:table-row>
          <table:table-cell table:style-name="TableCell1">
            <text:p text:style-name="P3">7.04.2008</text:p>
          </table:table-cell>
          <table:table-cell table:style-name="TableCell1">
            <text:p text:style-name="P4">107,24</text:p>
          </table:table-cell>
          <table:table-cell table:style-name="TableCell1">
            <text:p text:style-name="P4">115,47</text:p>
          </table:table-cell>
        </table:table-row>
        <table:table-row>
          <table:table-cell table:style-name="TableCell1">
            <text:p text:style-name="P3">14.04.2008</text:p>
          </table:table-cell>
          <table:table-cell table:style-name="TableCell1">
            <text:p text:style-name="P4">107,61</text:p>
          </table:table-cell>
          <table:table-cell table:style-name="TableCell1">
            <text:p text:style-name="P4">116,51</text:p>
          </table:table-cell>
        </table:table-row>
        <table:table-row>
          <table:table-cell table:style-name="TableCell1">
            <text:p text:style-name="P3">21.04.2008</text:p>
          </table:table-cell>
          <table:table-cell table:style-name="TableCell1">
            <text:p text:style-name="P4">108,57</text:p>
          </table:table-cell>
          <table:table-cell table:style-name="TableCell1">
            <text:p text:style-name="P4">118,06</text:p>
          </table:table-cell>
        </table:table-row>
        <table:table-row>
          <table:table-cell table:style-name="TableCell1">
            <text:p text:style-name="P3">28.04.2008</text:p>
          </table:table-cell>
          <table:table-cell table:style-name="TableCell1">
            <text:p text:style-name="P4">109,50</text:p>
          </table:table-cell>
          <table:table-cell table:style-name="TableCell1">
            <text:p text:style-name="P4">119,10</text:p>
          </table:table-cell>
        </table:table-row>
        <table:table-row>
          <table:table-cell table:style-name="TableCell1">
            <text:p text:style-name="P3">5.05.2008</text:p>
          </table:table-cell>
          <table:table-cell table:style-name="TableCell1">
            <text:p text:style-name="P4">110,30</text:p>
          </table:table-cell>
          <table:table-cell table:style-name="TableCell1">
            <text:p text:style-name="P4">120,37</text:p>
          </table:table-cell>
        </table:table-row>
        <table:table-row>
          <table:table-cell table:style-name="TableCell1">
            <text:p text:style-name="P3">12.05.2008</text:p>
          </table:table-cell>
          <table:table-cell table:style-name="TableCell1">
            <text:p text:style-name="P4">111,04</text:p>
          </table:table-cell>
          <table:table-cell table:style-name="TableCell1">
            <text:p text:style-name="P4">121,49</text:p>
          </table:table-cell>
        </table:table-row>
        <table:table-row>
          <table:table-cell table:style-name="TableCell1">
            <text:p text:style-name="P3">19.05.2008</text:p>
          </table:table-cell>
          <table:table-cell table:style-name="TableCell1">
            <text:p text:style-name="P4">112,96</text:p>
          </table:table-cell>
          <table:table-cell table:style-name="TableCell1">
            <text:p text:style-name="P4">124,50</text:p>
          </table:table-cell>
        </table:table-row>
        <table:table-row>
          <table:table-cell table:style-name="TableCell1">
            <text:p text:style-name="P3">26.05.2008</text:p>
          </table:table-cell>
          <table:table-cell table:style-name="TableCell1">
            <text:p text:style-name="P4">114,79</text:p>
          </table:table-cell>
          <table:table-cell table:style-name="TableCell1">
            <text:p text:style-name="P4">127,21</text:p>
          </table:table-cell>
        </table:table-row>
        <table:table-row>
          <table:table-cell table:style-name="TableCell1">
            <text:p text:style-name="P3">2.06.2008</text:p>
          </table:table-cell>
          <table:table-cell table:style-name="TableCell1">
            <text:p text:style-name="P4">116,03</text:p>
          </table:table-cell>
          <table:table-cell table:style-name="TableCell1">
            <text:p text:style-name="P4">128,82</text:p>
          </table:table-cell>
        </table:table-row>
        <table:table-row>
          <table:table-cell table:style-name="TableCell1">
            <text:p text:style-name="P3">9.06.2008</text:p>
          </table:table-cell>
          <table:table-cell table:style-name="TableCell1">
            <text:p text:style-name="P4">116,86</text:p>
          </table:table-cell>
          <table:table-cell table:style-name="TableCell1">
            <text:p text:style-name="P4">129,68</text:p>
          </table:table-cell>
        </table:table-row>
        <table:table-row>
          <table:table-cell table:style-name="TableCell1">
            <text:p text:style-name="P3">16.06.2008</text:p>
          </table:table-cell>
          <table:table-cell table:style-name="TableCell1">
            <text:p text:style-name="P4">117,69</text:p>
          </table:table-cell>
          <table:table-cell table:style-name="TableCell1">
            <text:p text:style-name="P4">130,66</text:p>
          </table:table-cell>
        </table:table-row>
        <table:table-row>
          <table:table-cell table:style-name="TableCell1">
            <text:p text:style-name="P3">23.06.2008</text:p>
          </table:table-cell>
          <table:table-cell table:style-name="TableCell1">
            <text:p text:style-name="P4">118,44</text:p>
          </table:table-cell>
          <table:table-cell table:style-name="TableCell1">
            <text:p text:style-name="P4">131,45</text:p>
          </table:table-cell>
        </table:table-row>
        <table:table-row>
          <table:table-cell table:style-name="TableCell1">
            <text:p text:style-name="P3">30.06.2008</text:p>
          </table:table-cell>
          <table:table-cell table:style-name="TableCell1">
            <text:p text:style-name="P4">118,84</text:p>
          </table:table-cell>
          <table:table-cell table:style-name="TableCell1">
            <text:p text:style-name="P4">132,03</text:p>
          </table:table-cell>
        </table:table-row>
        <table:table-row>
          <table:table-cell table:style-name="TableCell1">
            <text:p text:style-name="P3">7.07.2008</text:p>
          </table:table-cell>
          <table:table-cell table:style-name="TableCell1">
            <text:p text:style-name="P4">119,28</text:p>
          </table:table-cell>
          <table:table-cell table:style-name="TableCell1">
            <text:p text:style-name="P4">132,55</text:p>
          </table:table-cell>
        </table:table-row>
        <table:table-row>
          <table:table-cell table:style-name="TableCell1">
            <text:p text:style-name="P3">14.07.2008</text:p>
          </table:table-cell>
          <table:table-cell table:style-name="TableCell1">
            <text:p text:style-name="P4">119,44</text:p>
          </table:table-cell>
          <table:table-cell table:style-name="TableCell1">
            <text:p text:style-name="P4">132,87</text:p>
          </table:table-cell>
        </table:table-row>
        <table:table-row>
          <table:table-cell table:style-name="TableCell1">
            <text:p text:style-name="P3">21.07.2008</text:p>
          </table:table-cell>
          <table:table-cell table:style-name="TableCell1">
            <text:p text:style-name="P4">119,40</text:p>
          </table:table-cell>
          <table:table-cell table:style-name="TableCell1">
            <text:p text:style-name="P4">132,89</text:p>
          </table:table-cell>
        </table:table-row>
        <table:table-row>
          <table:table-cell table:style-name="TableCell1">
            <text:p text:style-name="P3">28.07.2008</text:p>
          </table:table-cell>
          <table:table-cell table:style-name="TableCell1">
            <text:p text:style-name="P4">116,91</text:p>
          </table:table-cell>
          <table:table-cell table:style-name="TableCell1">
            <text:p text:style-name="P4">130,71</text:p>
          </table:table-cell>
        </table:table-row>
        <table:table-row>
          <table:table-cell table:style-name="TableCell1">
            <text:p text:style-name="P3">4.08.2008</text:p>
          </table:table-cell>
          <table:table-cell table:style-name="TableCell1">
            <text:p text:style-name="P4">115,06</text:p>
          </table:table-cell>
          <table:table-cell table:style-name="TableCell1">
            <text:p text:style-name="P4">128,19</text:p>
          </table:table-cell>
        </table:table-row>
        <table:table-row>
          <table:table-cell table:style-name="TableCell1">
            <text:p text:style-name="P3">11.08.2008</text:p>
          </table:table-cell>
          <table:table-cell table:style-name="TableCell1">
            <text:p text:style-name="P4">113,92</text:p>
          </table:table-cell>
          <table:table-cell table:style-name="TableCell1">
            <text:p text:style-name="P4">126,20</text:p>
          </table:table-cell>
        </table:table-row>
        <table:table-row>
          <table:table-cell table:style-name="TableCell1">
            <text:p text:style-name="P3">18.08.2008</text:p>
          </table:table-cell>
          <table:table-cell table:style-name="TableCell1">
            <text:p text:style-name="P4">112,22</text:p>
          </table:table-cell>
          <table:table-cell table:style-name="TableCell1">
            <text:p text:style-name="P4">124,10</text:p>
          </table:table-cell>
        </table:table-row>
        <table:table-row>
          <table:table-cell table:style-name="TableCell1">
            <text:p text:style-name="P3">25.08.2008</text:p>
          </table:table-cell>
          <table:table-cell table:style-name="TableCell1">
            <text:p text:style-name="P4">112,02</text:p>
          </table:table-cell>
          <table:table-cell table:style-name="TableCell1">
            <text:p text:style-name="P4">123,74</text:p>
          </table:table-cell>
        </table:table-row>
        <table:table-row>
          <table:table-cell table:style-name="TableCell1">
            <text:p text:style-name="P3">1.09.2008</text:p>
          </table:table-cell>
          <table:table-cell table:style-name="TableCell1">
            <text:p text:style-name="P4">112,20</text:p>
          </table:table-cell>
          <table:table-cell table:style-name="TableCell1">
            <text:p text:style-name="P4">123,89</text:p>
          </table:table-cell>
        </table:table-row>
        <table:table-row>
          <table:table-cell table:style-name="TableCell1">
            <text:p text:style-name="P3">8.09.2008</text:p>
          </table:table-cell>
          <table:table-cell table:style-name="TableCell1">
            <text:p text:style-name="P4">112,55</text:p>
          </table:table-cell>
          <table:table-cell table:style-name="TableCell1">
            <text:p text:style-name="P4">124,20</text:p>
          </table:table-cell>
        </table:table-row>
        <table:table-row>
          <table:table-cell table:style-name="TableCell1">
            <text:p text:style-name="P3">15.09.2008</text:p>
          </table:table-cell>
          <table:table-cell table:style-name="TableCell1">
            <text:p text:style-name="P4">112,51</text:p>
          </table:table-cell>
          <table:table-cell table:style-name="TableCell1">
            <text:p text:style-name="P4">124,14</text:p>
          </table:table-cell>
        </table:table-row>
        <table:table-row>
          <table:table-cell table:style-name="TableCell1">
            <text:p text:style-name="P3">22.09.2008</text:p>
          </table:table-cell>
          <table:table-cell table:style-name="TableCell1">
            <text:p text:style-name="P4">110,81</text:p>
          </table:table-cell>
          <table:table-cell table:style-name="TableCell1">
            <text:p text:style-name="P4">122,61</text:p>
          </table:table-cell>
        </table:table-row>
        <table:table-row>
          <table:table-cell table:style-name="TableCell1">
            <text:p text:style-name="P3">29.09.2008</text:p>
          </table:table-cell>
          <table:table-cell table:style-name="TableCell1">
            <text:p text:style-name="P4">109,85</text:p>
          </table:table-cell>
          <table:table-cell table:style-name="TableCell1">
            <text:p text:style-name="P4">121,65</text:p>
          </table:table-cell>
        </table:table-row>
        <table:table-row>
          <table:table-cell table:style-name="TableCell1">
            <text:p text:style-name="P3">6.10.2008</text:p>
          </table:table-cell>
          <table:table-cell table:style-name="TableCell1">
            <text:p text:style-name="P4">109,45</text:p>
          </table:table-cell>
          <table:table-cell table:style-name="TableCell1">
            <text:p text:style-name="P4">121,14</text:p>
          </table:table-cell>
        </table:table-row>
        <table:table-row>
          <table:table-cell table:style-name="TableCell1">
            <text:p text:style-name="P3">13.10.2008</text:p>
          </table:table-cell>
          <table:table-cell table:style-name="TableCell1">
            <text:p text:style-name="P4">107,04</text:p>
          </table:table-cell>
          <table:table-cell table:style-name="TableCell1">
            <text:p text:style-name="P4">118,42</text:p>
          </table:table-cell>
        </table:table-row>
        <table:table-row>
          <table:table-cell table:style-name="TableCell1">
            <text:p text:style-name="P3">20.10.2008</text:p>
          </table:table-cell>
          <table:table-cell table:style-name="TableCell1">
            <text:p text:style-name="P4">102,66</text:p>
          </table:table-cell>
          <table:table-cell table:style-name="TableCell1">
            <text:p text:style-name="P4">114,31</text:p>
          </table:table-cell>
        </table:table-row>
        <table:table-row>
          <table:table-cell table:style-name="TableCell1">
            <text:p text:style-name="P3">27.10.2008</text:p>
          </table:table-cell>
          <table:table-cell table:style-name="TableCell1">
            <text:p text:style-name="P4">98,62</text:p>
          </table:table-cell>
          <table:table-cell table:style-name="TableCell1">
            <text:p text:style-name="P4">111,01</text:p>
          </table:table-cell>
        </table:table-row>
        <table:table-row>
          <table:table-cell table:style-name="TableCell1">
            <text:p text:style-name="P3">3.11.2008</text:p>
          </table:table-cell>
          <table:table-cell table:style-name="TableCell1">
            <text:p text:style-name="P4">97,40</text:p>
          </table:table-cell>
          <table:table-cell table:style-name="TableCell1">
            <text:p text:style-name="P4">109,87</text:p>
          </table:table-cell>
        </table:table-row>
        <table:table-row>
          <table:table-cell table:style-name="TableCell1">
            <text:p text:style-name="P3">10.11.2008</text:p>
          </table:table-cell>
          <table:table-cell table:style-name="TableCell1">
            <text:p text:style-name="P4">95,89</text:p>
          </table:table-cell>
          <table:table-cell table:style-name="TableCell1">
            <text:p text:style-name="P4">109,13</text:p>
          </table:table-cell>
        </table:table-row>
        <table:table-row>
          <table:table-cell table:style-name="TableCell1">
            <text:p text:style-name="P3">17.11.2008</text:p>
          </table:table-cell>
          <table:table-cell table:style-name="TableCell1">
            <text:p text:style-name="P4">94,83</text:p>
          </table:table-cell>
          <table:table-cell table:style-name="TableCell1">
            <text:p text:style-name="P4">108,73</text:p>
          </table:table-cell>
        </table:table-row>
        <table:table-row>
          <table:table-cell table:style-name="TableCell1">
            <text:p text:style-name="P3">24.11.2008</text:p>
          </table:table-cell>
          <table:table-cell table:style-name="TableCell1">
            <text:p text:style-name="P4">92,79</text:p>
          </table:table-cell>
          <table:table-cell table:style-name="TableCell1">
            <text:p text:style-name="P4">107,78</text:p>
          </table:table-cell>
        </table:table-row>
        <table:table-row>
          <table:table-cell table:style-name="TableCell1">
            <text:p text:style-name="P3">1.12.2008</text:p>
          </table:table-cell>
          <table:table-cell table:style-name="TableCell1">
            <text:p text:style-name="P4">91,47</text:p>
          </table:table-cell>
          <table:table-cell table:style-name="TableCell1">
            <text:p text:style-name="P4">106,56</text:p>
          </table:table-cell>
        </table:table-row>
        <table:table-row>
          <table:table-cell table:style-name="TableCell1">
            <text:p text:style-name="P3">8.12.2008</text:p>
          </table:table-cell>
          <table:table-cell table:style-name="TableCell1">
            <text:p text:style-name="P4">90,16</text:p>
          </table:table-cell>
          <table:table-cell table:style-name="TableCell1">
            <text:p text:style-name="P4">104,87</text:p>
          </table:table-cell>
        </table:table-row>
        <table:table-row>
          <table:table-cell table:style-name="TableCell1">
            <text:p text:style-name="P3">15.12.2008</text:p>
          </table:table-cell>
          <table:table-cell table:style-name="TableCell1">
            <text:p text:style-name="P4">89,07</text:p>
          </table:table-cell>
          <table:table-cell table:style-name="TableCell1">
            <text:p text:style-name="P4">101,24</text:p>
          </table:table-cell>
        </table:table-row>
        <table:table-row>
          <table:table-cell table:style-name="TableCell1">
            <text:p text:style-name="P3">22.12.2008</text:p>
          </table:table-cell>
          <table:table-cell table:style-name="TableCell1">
            <text:p text:style-name="P4">88,01</text:p>
          </table:table-cell>
          <table:table-cell table:style-name="TableCell1">
            <text:p text:style-name="P4">99,94</text:p>
          </table:table-cell>
        </table:table-row>
        <table:table-row>
          <table:table-cell table:style-name="TableCell1">
            <text:p text:style-name="P3">29.12.2008</text:p>
          </table:table-cell>
          <table:table-cell table:style-name="TableCell1">
            <text:p text:style-name="P4">87,34</text:p>
          </table:table-cell>
          <table:table-cell table:style-name="TableCell1">
            <text:p text:style-name="P4">99,17</text:p>
          </table:table-cell>
        </table:table-row>
        <table:table-row>
          <table:table-cell table:style-name="TableCell1">
            <text:p text:style-name="P3">5.01.2009</text:p>
          </table:table-cell>
          <table:table-cell table:style-name="TableCell1">
            <text:p text:style-name="P4">85,42</text:p>
          </table:table-cell>
          <table:table-cell table:style-name="TableCell1">
            <text:p text:style-name="P4">97,57</text:p>
          </table:table-cell>
        </table:table-row>
        <table:table-row>
          <table:table-cell table:style-name="TableCell1">
            <text:p text:style-name="P3">12.01.2009</text:p>
          </table:table-cell>
          <table:table-cell table:style-name="TableCell1">
            <text:p text:style-name="P4">86,02</text:p>
          </table:table-cell>
          <table:table-cell table:style-name="TableCell1">
            <text:p text:style-name="P4">98,32</text:p>
          </table:table-cell>
        </table:table-row>
        <table:table-row>
          <table:table-cell table:style-name="TableCell1">
            <text:p text:style-name="P3">19.01.2009</text:p>
          </table:table-cell>
          <table:table-cell table:style-name="TableCell1">
            <text:p text:style-name="P4">86,19</text:p>
          </table:table-cell>
          <table:table-cell table:style-name="TableCell1">
            <text:p text:style-name="P4">98,45</text:p>
          </table:table-cell>
        </table:table-row>
        <table:table-row>
          <table:table-cell table:style-name="TableCell1">
            <text:p text:style-name="P3">26.01.2009</text:p>
          </table:table-cell>
          <table:table-cell table:style-name="TableCell1">
            <text:p text:style-name="P4">87,42</text:p>
          </table:table-cell>
          <table:table-cell table:style-name="TableCell1">
            <text:p text:style-name="P4">99,39</text:p>
          </table:table-cell>
        </table:table-row>
        <table:table-row>
          <table:table-cell table:style-name="TableCell1">
            <text:p text:style-name="P3">2.02.2009</text:p>
          </table:table-cell>
          <table:table-cell table:style-name="TableCell1">
            <text:p text:style-name="P4">88,16</text:p>
          </table:table-cell>
          <table:table-cell table:style-name="TableCell1">
            <text:p text:style-name="P4">99,82</text:p>
          </table:table-cell>
        </table:table-row>
        <table:table-row>
          <table:table-cell table:style-name="TableCell1">
            <text:p text:style-name="P3">9.02.2009</text:p>
          </table:table-cell>
          <table:table-cell table:style-name="TableCell1">
            <text:p text:style-name="P4">89,28</text:p>
          </table:table-cell>
          <table:table-cell table:style-name="TableCell1">
            <text:p text:style-name="P4">100,31</text:p>
          </table:table-cell>
        </table:table-row>
        <table:table-row>
          <table:table-cell table:style-name="TableCell1">
            <text:p text:style-name="P3">16.02.2009</text:p>
          </table:table-cell>
          <table:table-cell table:style-name="TableCell1">
            <text:p text:style-name="P4">90,12</text:p>
          </table:table-cell>
          <table:table-cell table:style-name="TableCell1">
            <text:p text:style-name="P4">100,86</text:p>
          </table:table-cell>
        </table:table-row>
        <table:table-row>
          <table:table-cell table:style-name="TableCell1">
            <text:p text:style-name="P3">23.02.2009</text:p>
          </table:table-cell>
          <table:table-cell table:style-name="TableCell1">
            <text:p text:style-name="P4">90,33</text:p>
          </table:table-cell>
          <table:table-cell table:style-name="TableCell1">
            <text:p text:style-name="P4">100,81</text:p>
          </table:table-cell>
        </table:table-row>
        <table:table-row>
          <table:table-cell table:style-name="TableCell1">
            <text:p text:style-name="P3">2.03.2009</text:p>
          </table:table-cell>
          <table:table-cell table:style-name="TableCell1">
            <text:p text:style-name="P4">90,28</text:p>
          </table:table-cell>
          <table:table-cell table:style-name="TableCell1">
            <text:p text:style-name="P4">100,64</text:p>
          </table:table-cell>
        </table:table-row>
        <table:table-row>
          <table:table-cell table:style-name="TableCell1">
            <text:p text:style-name="P3">9.03.2009</text:p>
          </table:table-cell>
          <table:table-cell table:style-name="TableCell1">
            <text:p text:style-name="P4">90,15</text:p>
          </table:table-cell>
          <table:table-cell table:style-name="TableCell1">
            <text:p text:style-name="P4">100,03</text:p>
          </table:table-cell>
        </table:table-row>
        <table:table-row>
          <table:table-cell table:style-name="TableCell1">
            <text:p text:style-name="P3">16.03.2009</text:p>
          </table:table-cell>
          <table:table-cell table:style-name="TableCell1">
            <text:p text:style-name="P4">90,16</text:p>
          </table:table-cell>
          <table:table-cell table:style-name="TableCell1">
            <text:p text:style-name="P4">99,82</text:p>
          </table:table-cell>
        </table:table-row>
        <table:table-row>
          <table:table-cell table:style-name="TableCell1">
            <text:p text:style-name="P3">23.03.2009</text:p>
          </table:table-cell>
          <table:table-cell table:style-name="TableCell1">
            <text:p text:style-name="P4">90,16</text:p>
          </table:table-cell>
          <table:table-cell table:style-name="TableCell1">
            <text:p text:style-name="P4">99,52</text:p>
          </table:table-cell>
        </table:table-row>
        <table:table-row>
          <table:table-cell table:style-name="TableCell1">
            <text:p text:style-name="P3">30.03.2009</text:p>
          </table:table-cell>
          <table:table-cell table:style-name="TableCell1">
            <text:p text:style-name="P4">91,35</text:p>
          </table:table-cell>
          <table:table-cell table:style-name="TableCell1">
            <text:p text:style-name="P4">99,98</text:p>
          </table:table-cell>
        </table:table-row>
        <table:table-row>
          <table:table-cell table:style-name="TableCell1">
            <text:p text:style-name="P3">6.04.2009</text:p>
          </table:table-cell>
          <table:table-cell table:style-name="TableCell1">
            <text:p text:style-name="P4">93,72</text:p>
          </table:table-cell>
          <table:table-cell table:style-name="TableCell1">
            <text:p text:style-name="P4">102,14</text:p>
          </table:table-cell>
        </table:table-row>
        <table:table-row>
          <table:table-cell table:style-name="TableCell1">
            <text:p text:style-name="P3">13.04.2009</text:p>
          </table:table-cell>
          <table:table-cell table:style-name="TableCell1">
            <text:p text:style-name="P4">94,11</text:p>
          </table:table-cell>
          <table:table-cell table:style-name="TableCell1">
            <text:p text:style-name="P4">102,44</text:p>
          </table:table-cell>
        </table:table-row>
        <table:table-row>
          <table:table-cell table:style-name="TableCell1">
            <text:p text:style-name="P3">20.04.2009</text:p>
          </table:table-cell>
          <table:table-cell table:style-name="TableCell1">
            <text:p text:style-name="P4">94,62</text:p>
          </table:table-cell>
          <table:table-cell table:style-name="TableCell1">
            <text:p text:style-name="P4">102,71</text:p>
          </table:table-cell>
        </table:table-row>
        <table:table-row>
          <table:table-cell table:style-name="TableCell1">
            <text:p text:style-name="P3">27.04.2009</text:p>
          </table:table-cell>
          <table:table-cell table:style-name="TableCell1">
            <text:p text:style-name="P4">95,13</text:p>
          </table:table-cell>
          <table:table-cell table:style-name="TableCell1">
            <text:p text:style-name="P4">102,83</text:p>
          </table:table-cell>
        </table:table-row>
        <table:table-row>
          <table:table-cell table:style-name="TableCell1">
            <text:p text:style-name="P3">4.05.2009</text:p>
          </table:table-cell>
          <table:table-cell table:style-name="TableCell1">
            <text:p text:style-name="P4">95,60</text:p>
          </table:table-cell>
          <table:table-cell table:style-name="TableCell1">
            <text:p text:style-name="P4">102,80</text:p>
          </table:table-cell>
        </table:table-row>
        <table:table-row>
          <table:table-cell table:style-name="TableCell1">
            <text:p text:style-name="P3">11.05.2009</text:p>
          </table:table-cell>
          <table:table-cell table:style-name="TableCell1">
            <text:p text:style-name="P4">96,59</text:p>
          </table:table-cell>
          <table:table-cell table:style-name="TableCell1">
            <text:p text:style-name="P4">103,10</text:p>
          </table:table-cell>
        </table:table-row>
        <table:table-row>
          <table:table-cell table:style-name="TableCell1">
            <text:p text:style-name="P3">18.05.2009</text:p>
          </table:table-cell>
          <table:table-cell table:style-name="TableCell1">
            <text:p text:style-name="P4">97,54</text:p>
          </table:table-cell>
          <table:table-cell table:style-name="TableCell1">
            <text:p text:style-name="P4">103,37</text:p>
          </table:table-cell>
        </table:table-row>
        <table:table-row>
          <table:table-cell table:style-name="TableCell1">
            <text:p text:style-name="P3">25.05.2009</text:p>
          </table:table-cell>
          <table:table-cell table:style-name="TableCell1">
            <text:p text:style-name="P4">98,90</text:p>
          </table:table-cell>
          <table:table-cell table:style-name="TableCell1">
            <text:p text:style-name="P4">103,55</text:p>
          </table:table-cell>
        </table:table-row>
        <table:table-row>
          <table:table-cell table:style-name="TableCell1">
            <text:p text:style-name="P3">1.06.2009</text:p>
          </table:table-cell>
          <table:table-cell table:style-name="TableCell1">
            <text:p text:style-name="P4">99,39</text:p>
          </table:table-cell>
          <table:table-cell table:style-name="TableCell1">
            <text:p text:style-name="P4">103,55</text:p>
          </table:table-cell>
        </table:table-row>
        <table:table-row>
          <table:table-cell table:style-name="TableCell1">
            <text:p text:style-name="P3">8.06.2009</text:p>
          </table:table-cell>
          <table:table-cell table:style-name="TableCell1">
            <text:p text:style-name="P4">100,59</text:p>
          </table:table-cell>
          <table:table-cell table:style-name="TableCell1">
            <text:p text:style-name="P4">103,78</text:p>
          </table:table-cell>
        </table:table-row>
        <table:table-row>
          <table:table-cell table:style-name="TableCell1">
            <text:p text:style-name="P3">15.06.2009</text:p>
          </table:table-cell>
          <table:table-cell table:style-name="TableCell1">
            <text:p text:style-name="P4">101,98</text:p>
          </table:table-cell>
          <table:table-cell table:style-name="TableCell1">
            <text:p text:style-name="P4">104,50</text:p>
          </table:table-cell>
        </table:table-row>
        <table:table-row>
          <table:table-cell table:style-name="TableCell1">
            <text:p text:style-name="P3">22.06.2009</text:p>
          </table:table-cell>
          <table:table-cell table:style-name="TableCell1">
            <text:p text:style-name="P4">102,81</text:p>
          </table:table-cell>
          <table:table-cell table:style-name="TableCell1">
            <text:p text:style-name="P4">104,92</text:p>
          </table:table-cell>
        </table:table-row>
        <table:table-row>
          <table:table-cell table:style-name="TableCell1">
            <text:p text:style-name="P3">29.06.2009</text:p>
          </table:table-cell>
          <table:table-cell table:style-name="TableCell1">
            <text:p text:style-name="P4">103,30</text:p>
          </table:table-cell>
          <table:table-cell table:style-name="TableCell1">
            <text:p text:style-name="P4">105,05</text:p>
          </table:table-cell>
        </table:table-row>
        <table:table-row>
          <table:table-cell table:style-name="TableCell1">
            <text:p text:style-name="P3">6.07.2009</text:p>
          </table:table-cell>
          <table:table-cell table:style-name="TableCell1">
            <text:p text:style-name="P4">103,57</text:p>
          </table:table-cell>
          <table:table-cell table:style-name="TableCell1">
            <text:p text:style-name="P4">105,11</text:p>
          </table:table-cell>
        </table:table-row>
        <table:table-row>
          <table:table-cell table:style-name="TableCell1">
            <text:p text:style-name="P3">13.07.2009</text:p>
          </table:table-cell>
          <table:table-cell table:style-name="TableCell1">
            <text:p text:style-name="P4">102,78</text:p>
          </table:table-cell>
          <table:table-cell table:style-name="TableCell1">
            <text:p text:style-name="P4">104,04</text:p>
          </table:table-cell>
        </table:table-row>
        <table:table-row>
          <table:table-cell table:style-name="TableCell1">
            <text:p text:style-name="P3">20.07.2009</text:p>
          </table:table-cell>
          <table:table-cell table:style-name="TableCell1">
            <text:p text:style-name="P4">102,22</text:p>
          </table:table-cell>
          <table:table-cell table:style-name="TableCell1">
            <text:p text:style-name="P4">102,99</text:p>
          </table:table-cell>
        </table:table-row>
        <table:table-row>
          <table:table-cell table:style-name="TableCell1">
            <text:p text:style-name="P3">27.07.2009</text:p>
          </table:table-cell>
          <table:table-cell table:style-name="TableCell1">
            <text:p text:style-name="P4">102,17</text:p>
          </table:table-cell>
          <table:table-cell table:style-name="TableCell1">
            <text:p text:style-name="P4">102,91</text:p>
          </table:table-cell>
        </table:table-row>
        <table:table-row>
          <table:table-cell table:style-name="TableCell1">
            <text:p text:style-name="P3">3.08.2009</text:p>
          </table:table-cell>
          <table:table-cell table:style-name="TableCell1">
            <text:p text:style-name="P4">102,36</text:p>
          </table:table-cell>
          <table:table-cell table:style-name="TableCell1">
            <text:p text:style-name="P4">103,20</text:p>
          </table:table-cell>
        </table:table-row>
        <table:table-row>
          <table:table-cell table:style-name="TableCell1">
            <text:p text:style-name="P3">10.08.2009</text:p>
          </table:table-cell>
          <table:table-cell table:style-name="TableCell1">
            <text:p text:style-name="P4">103,01</text:p>
          </table:table-cell>
          <table:table-cell table:style-name="TableCell1">
            <text:p text:style-name="P4">103,79</text:p>
          </table:table-cell>
        </table:table-row>
        <table:table-row>
          <table:table-cell table:style-name="TableCell1">
            <text:p text:style-name="P3">17.08.2009</text:p>
          </table:table-cell>
          <table:table-cell table:style-name="TableCell1">
            <text:p text:style-name="P4">103,96</text:p>
          </table:table-cell>
          <table:table-cell table:style-name="TableCell1">
            <text:p text:style-name="P4">104,45</text:p>
          </table:table-cell>
        </table:table-row>
        <table:table-row>
          <table:table-cell table:style-name="TableCell1">
            <text:p text:style-name="P3">24.08.2009</text:p>
          </table:table-cell>
          <table:table-cell table:style-name="TableCell1">
            <text:p text:style-name="P4">104,70</text:p>
          </table:table-cell>
          <table:table-cell table:style-name="TableCell1">
            <text:p text:style-name="P4">105,11</text:p>
          </table:table-cell>
        </table:table-row>
        <table:table-row>
          <table:table-cell table:style-name="TableCell1">
            <text:p text:style-name="P3">31.08.2009</text:p>
          </table:table-cell>
          <table:table-cell table:style-name="TableCell1">
            <text:p text:style-name="P4">105,11</text:p>
          </table:table-cell>
          <table:table-cell table:style-name="TableCell1">
            <text:p text:style-name="P4">105,50</text:p>
          </table:table-cell>
        </table:table-row>
        <table:table-row>
          <table:table-cell table:style-name="TableCell1">
            <text:p text:style-name="P3">7.09.2009</text:p>
          </table:table-cell>
          <table:table-cell table:style-name="TableCell1">
            <text:p text:style-name="P4">106,85</text:p>
          </table:table-cell>
          <table:table-cell table:style-name="TableCell1">
            <text:p text:style-name="P4">107,30</text:p>
          </table:table-cell>
        </table:table-row>
        <table:table-row>
          <table:table-cell table:style-name="TableCell1">
            <text:p text:style-name="P3">14.09.2009</text:p>
          </table:table-cell>
          <table:table-cell table:style-name="TableCell1">
            <text:p text:style-name="P4">106,43</text:p>
          </table:table-cell>
          <table:table-cell table:style-name="TableCell1">
            <text:p text:style-name="P4">107,09</text:p>
          </table:table-cell>
        </table:table-row>
        <table:table-row>
          <table:table-cell table:style-name="TableCell1">
            <text:p text:style-name="P3">21.09.2009</text:p>
          </table:table-cell>
          <table:table-cell table:style-name="TableCell1">
            <text:p text:style-name="P4">105,96</text:p>
          </table:table-cell>
          <table:table-cell table:style-name="TableCell1">
            <text:p text:style-name="P4">106,79</text:p>
          </table:table-cell>
        </table:table-row>
        <table:table-row>
          <table:table-cell table:style-name="TableCell1">
            <text:p text:style-name="P3">28.09.2009</text:p>
          </table:table-cell>
          <table:table-cell table:style-name="TableCell1">
            <text:p text:style-name="P4">105,44</text:p>
          </table:table-cell>
          <table:table-cell table:style-name="TableCell1">
            <text:p text:style-name="P4">106,39</text:p>
          </table:table-cell>
        </table:table-row>
        <table:table-row>
          <table:table-cell table:style-name="TableCell1">
            <text:p text:style-name="P3">5.10.2009</text:p>
          </table:table-cell>
          <table:table-cell table:style-name="TableCell1">
            <text:p text:style-name="P4">104,87</text:p>
          </table:table-cell>
          <table:table-cell table:style-name="TableCell1">
            <text:p text:style-name="P4">105,85</text:p>
          </table:table-cell>
        </table:table-row>
        <table:table-row>
          <table:table-cell table:style-name="TableCell1">
            <text:p text:style-name="P3">12.10.2009</text:p>
          </table:table-cell>
          <table:table-cell table:style-name="TableCell1">
            <text:p text:style-name="P4">104,71</text:p>
          </table:table-cell>
          <table:table-cell table:style-name="TableCell1">
            <text:p text:style-name="P4">105,69</text:p>
          </table:table-cell>
        </table:table-row>
        <table:table-row>
          <table:table-cell table:style-name="TableCell1">
            <text:p text:style-name="P3">19.10.2009</text:p>
          </table:table-cell>
          <table:table-cell table:style-name="TableCell1">
            <text:p text:style-name="P4">105,08</text:p>
          </table:table-cell>
          <table:table-cell table:style-name="TableCell1">
            <text:p text:style-name="P4">106,28</text:p>
          </table:table-cell>
        </table:table-row>
        <table:table-row>
          <table:table-cell table:style-name="TableCell1">
            <text:p text:style-name="P3">26.10.2009</text:p>
          </table:table-cell>
          <table:table-cell table:style-name="TableCell1">
            <text:p text:style-name="P4">106,76</text:p>
          </table:table-cell>
          <table:table-cell table:style-name="TableCell1">
            <text:p text:style-name="P4">107,78</text:p>
          </table:table-cell>
        </table:table-row>
        <table:table-row>
          <table:table-cell table:style-name="TableCell1">
            <text:p text:style-name="P3">2.11.2009</text:p>
          </table:table-cell>
          <table:table-cell table:style-name="TableCell1">
            <text:p text:style-name="P4">107,43</text:p>
          </table:table-cell>
          <table:table-cell table:style-name="TableCell1">
            <text:p text:style-name="P4">108,51</text:p>
          </table:table-cell>
        </table:table-row>
        <table:table-row>
          <table:table-cell table:style-name="TableCell1">
            <text:p text:style-name="P3">9.11.2009</text:p>
          </table:table-cell>
          <table:table-cell table:style-name="TableCell1">
            <text:p text:style-name="P4">108,10</text:p>
          </table:table-cell>
          <table:table-cell table:style-name="TableCell1">
            <text:p text:style-name="P4">109,35</text:p>
          </table:table-cell>
        </table:table-row>
        <table:table-row>
          <table:table-cell table:style-name="TableCell1">
            <text:p text:style-name="P3">16.11.2009</text:p>
          </table:table-cell>
          <table:table-cell table:style-name="TableCell1">
            <text:p text:style-name="P4">108,48</text:p>
          </table:table-cell>
          <table:table-cell table:style-name="TableCell1">
            <text:p text:style-name="P4">109,65</text:p>
          </table:table-cell>
        </table:table-row>
        <table:table-row>
          <table:table-cell table:style-name="TableCell1">
            <text:p text:style-name="P3">23.11.2009</text:p>
          </table:table-cell>
          <table:table-cell table:style-name="TableCell1">
            <text:p text:style-name="P4">108,73</text:p>
          </table:table-cell>
          <table:table-cell table:style-name="TableCell1">
            <text:p text:style-name="P4">109,87</text:p>
          </table:table-cell>
        </table:table-row>
        <table:table-row>
          <table:table-cell table:style-name="TableCell1">
            <text:p text:style-name="P3">30.11.2009</text:p>
          </table:table-cell>
          <table:table-cell table:style-name="TableCell1">
            <text:p text:style-name="P4">108,79</text:p>
          </table:table-cell>
          <table:table-cell table:style-name="TableCell1">
            <text:p text:style-name="P4">109,99</text:p>
          </table:table-cell>
        </table:table-row>
        <table:table-row>
          <table:table-cell table:style-name="TableCell1">
            <text:p text:style-name="P3">7.12.2009</text:p>
          </table:table-cell>
          <table:table-cell table:style-name="TableCell1">
            <text:p text:style-name="P4">108,64</text:p>
          </table:table-cell>
          <table:table-cell table:style-name="TableCell1">
            <text:p text:style-name="P4">109,87</text:p>
          </table:table-cell>
        </table:table-row>
        <table:table-row>
          <table:table-cell table:style-name="TableCell1">
            <text:p text:style-name="P3">14.12.2009</text:p>
          </table:table-cell>
          <table:table-cell table:style-name="TableCell1">
            <text:p text:style-name="P4">108,50</text:p>
          </table:table-cell>
          <table:table-cell table:style-name="TableCell1">
            <text:p text:style-name="P4">109,57</text:p>
          </table:table-cell>
        </table:table-row>
        <table:table-row>
          <table:table-cell table:style-name="TableCell1">
            <text:p text:style-name="P3">21.12.2009</text:p>
          </table:table-cell>
          <table:table-cell table:style-name="TableCell1">
            <text:p text:style-name="P4">107,47</text:p>
          </table:table-cell>
          <table:table-cell table:style-name="TableCell1">
            <text:p text:style-name="P4">109,13</text:p>
          </table:table-cell>
        </table:table-row>
        <table:table-row>
          <table:table-cell table:style-name="TableCell1">
            <text:p text:style-name="P3">28.12.2009</text:p>
          </table:table-cell>
          <table:table-cell table:style-name="TableCell1">
            <text:p text:style-name="P4">107,44</text:p>
          </table:table-cell>
          <table:table-cell table:style-name="TableCell1">
            <text:p text:style-name="P4">109,17</text:p>
          </table:table-cell>
        </table:table-row>
        <table:table-row>
          <table:table-cell table:style-name="TableCell1">
            <text:p text:style-name="P3">4.01.2010</text:p>
          </table:table-cell>
          <table:table-cell table:style-name="TableCell1">
            <text:p text:style-name="P4">109,34</text:p>
          </table:table-cell>
          <table:table-cell table:style-name="TableCell1">
            <text:p text:style-name="P4">111,08</text:p>
          </table:table-cell>
        </table:table-row>
        <table:table-row>
          <table:table-cell table:style-name="TableCell1">
            <text:p text:style-name="P3">11.01.2010</text:p>
          </table:table-cell>
          <table:table-cell table:style-name="TableCell1">
            <text:p text:style-name="P4">110,72</text:p>
          </table:table-cell>
          <table:table-cell table:style-name="TableCell1">
            <text:p text:style-name="P4">112,59</text:p>
          </table:table-cell>
        </table:table-row>
        <table:table-row>
          <table:table-cell table:style-name="TableCell1">
            <text:p text:style-name="P3">18.01.2010</text:p>
          </table:table-cell>
          <table:table-cell table:style-name="TableCell1">
            <text:p text:style-name="P4">111,60</text:p>
          </table:table-cell>
          <table:table-cell table:style-name="TableCell1">
            <text:p text:style-name="P4">113,39</text:p>
          </table:table-cell>
        </table:table-row>
        <table:table-row>
          <table:table-cell table:style-name="TableCell1">
            <text:p text:style-name="P3">25.01.2010</text:p>
          </table:table-cell>
          <table:table-cell table:style-name="TableCell1">
            <text:p text:style-name="P4">111,87</text:p>
          </table:table-cell>
          <table:table-cell table:style-name="TableCell1">
            <text:p text:style-name="P4">113,71</text:p>
          </table:table-cell>
        </table:table-row>
        <table:table-row>
          <table:table-cell table:style-name="TableCell1">
            <text:p text:style-name="P3">1.02.2010</text:p>
          </table:table-cell>
          <table:table-cell table:style-name="TableCell1">
            <text:p text:style-name="P4">111,91</text:p>
          </table:table-cell>
          <table:table-cell table:style-name="TableCell1">
            <text:p text:style-name="P4">113,75</text:p>
          </table:table-cell>
        </table:table-row>
        <table:table-row>
          <table:table-cell table:style-name="TableCell1">
            <text:p text:style-name="P3">8.02.2010</text:p>
          </table:table-cell>
          <table:table-cell table:style-name="TableCell1">
            <text:p text:style-name="P4">111,95</text:p>
          </table:table-cell>
          <table:table-cell table:style-name="TableCell1">
            <text:p text:style-name="P4">113,79</text:p>
          </table:table-cell>
        </table:table-row>
        <table:table-row>
          <table:table-cell table:style-name="TableCell1">
            <text:p text:style-name="P3">15.02.2010</text:p>
          </table:table-cell>
          <table:table-cell table:style-name="TableCell1">
            <text:p text:style-name="P4">111,89</text:p>
          </table:table-cell>
          <table:table-cell table:style-name="TableCell1">
            <text:p text:style-name="P4">113,68</text:p>
          </table:table-cell>
        </table:table-row>
        <table:table-row>
          <table:table-cell table:style-name="TableCell1">
            <text:p text:style-name="P3">22.02.2010</text:p>
          </table:table-cell>
          <table:table-cell table:style-name="TableCell1">
            <text:p text:style-name="P4">111,56</text:p>
          </table:table-cell>
          <table:table-cell table:style-name="TableCell1">
            <text:p text:style-name="P4">112,76</text:p>
          </table:table-cell>
        </table:table-row>
        <table:table-row>
          <table:table-cell table:style-name="TableCell1">
            <text:p text:style-name="P3">1.03.2010</text:p>
          </table:table-cell>
          <table:table-cell table:style-name="TableCell1">
            <text:p text:style-name="P4">112,42</text:p>
          </table:table-cell>
          <table:table-cell table:style-name="TableCell1">
            <text:p text:style-name="P4">113,41</text:p>
          </table:table-cell>
        </table:table-row>
        <table:table-row>
          <table:table-cell table:style-name="TableCell1">
            <text:p text:style-name="P3">8.03.2010</text:p>
          </table:table-cell>
          <table:table-cell table:style-name="TableCell1">
            <text:p text:style-name="P4">113,71</text:p>
          </table:table-cell>
          <table:table-cell table:style-name="TableCell1">
            <text:p text:style-name="P4">114,68</text:p>
          </table:table-cell>
        </table:table-row>
        <table:table-row>
          <table:table-cell table:style-name="TableCell1">
            <text:p text:style-name="P3">15.03.2010</text:p>
          </table:table-cell>
          <table:table-cell table:style-name="TableCell1">
            <text:p text:style-name="P4">115,46</text:p>
          </table:table-cell>
          <table:table-cell table:style-name="TableCell1">
            <text:p text:style-name="P4">116,21</text:p>
          </table:table-cell>
        </table:table-row>
        <table:table-row>
          <table:table-cell table:style-name="TableCell1">
            <text:p text:style-name="P3">22.03.2010</text:p>
          </table:table-cell>
          <table:table-cell table:style-name="TableCell1">
            <text:p text:style-name="P4">116,59</text:p>
          </table:table-cell>
          <table:table-cell table:style-name="TableCell1">
            <text:p text:style-name="P4">117,28</text:p>
          </table:table-cell>
        </table:table-row>
        <table:table-row>
          <table:table-cell table:style-name="TableCell1">
            <text:p text:style-name="P3">29.03.2010</text:p>
          </table:table-cell>
          <table:table-cell table:style-name="TableCell1">
            <text:p text:style-name="P4">117,28</text:p>
          </table:table-cell>
          <table:table-cell table:style-name="TableCell1">
            <text:p text:style-name="P4">118,21</text:p>
          </table:table-cell>
        </table:table-row>
        <table:table-row>
          <table:table-cell table:style-name="TableCell1">
            <text:p text:style-name="P3">5.04.2010</text:p>
          </table:table-cell>
          <table:table-cell table:style-name="TableCell1">
            <text:p text:style-name="P4">119,29</text:p>
          </table:table-cell>
          <table:table-cell table:style-name="TableCell1">
            <text:p text:style-name="P4">120,09</text:p>
          </table:table-cell>
        </table:table-row>
        <table:table-row>
          <table:table-cell table:style-name="TableCell1">
            <text:p text:style-name="P3">12.04.2010</text:p>
          </table:table-cell>
          <table:table-cell table:style-name="TableCell1">
            <text:p text:style-name="P4">119,94</text:p>
          </table:table-cell>
          <table:table-cell table:style-name="TableCell1">
            <text:p text:style-name="P4">121,11</text:p>
          </table:table-cell>
        </table:table-row>
        <table:table-row>
          <table:table-cell table:style-name="TableCell1">
            <text:p text:style-name="P3">19.04.2010</text:p>
          </table:table-cell>
          <table:table-cell table:style-name="TableCell1">
            <text:p text:style-name="P4">120,55</text:p>
          </table:table-cell>
          <table:table-cell table:style-name="TableCell1">
            <text:p text:style-name="P4">121,74</text:p>
          </table:table-cell>
        </table:table-row>
        <table:table-row>
          <table:table-cell table:style-name="TableCell1">
            <text:p text:style-name="P3">26.04.2010</text:p>
          </table:table-cell>
          <table:table-cell table:style-name="TableCell1">
            <text:p text:style-name="P4">120,99</text:p>
          </table:table-cell>
          <table:table-cell table:style-name="TableCell1">
            <text:p text:style-name="P4">122,31</text:p>
          </table:table-cell>
        </table:table-row>
        <table:table-row>
          <table:table-cell table:style-name="TableCell1">
            <text:p text:style-name="P3">3.05.2010</text:p>
          </table:table-cell>
          <table:table-cell table:style-name="TableCell1">
            <text:p text:style-name="P4">121,18</text:p>
          </table:table-cell>
          <table:table-cell table:style-name="TableCell1">
            <text:p text:style-name="P4">122,68</text:p>
          </table:table-cell>
        </table:table-row>
        <table:table-row>
          <table:table-cell table:style-name="TableCell1">
            <text:p text:style-name="P3">10.05.2010</text:p>
          </table:table-cell>
          <table:table-cell table:style-name="TableCell1">
            <text:p text:style-name="P4">121,31</text:p>
          </table:table-cell>
          <table:table-cell table:style-name="TableCell1">
            <text:p text:style-name="P4">122,82</text:p>
          </table:table-cell>
        </table:table-row>
        <table:table-row>
          <table:table-cell table:style-name="TableCell1">
            <text:p text:style-name="P3">17.05.2010</text:p>
          </table:table-cell>
          <table:table-cell table:style-name="TableCell1">
            <text:p text:style-name="P4">121,30</text:p>
          </table:table-cell>
          <table:table-cell table:style-name="TableCell1">
            <text:p text:style-name="P4">122,83</text:p>
          </table:table-cell>
        </table:table-row>
        <table:table-row>
          <table:table-cell table:style-name="TableCell1">
            <text:p text:style-name="P3">24.05.2010</text:p>
          </table:table-cell>
          <table:table-cell table:style-name="TableCell1">
            <text:p text:style-name="P4">119,93</text:p>
          </table:table-cell>
          <table:table-cell table:style-name="TableCell1">
            <text:p text:style-name="P4">121,92</text:p>
          </table:table-cell>
        </table:table-row>
        <table:table-row>
          <table:table-cell table:style-name="TableCell1">
            <text:p text:style-name="P3">31.05.2010</text:p>
          </table:table-cell>
          <table:table-cell table:style-name="TableCell1">
            <text:p text:style-name="P4">118,54</text:p>
          </table:table-cell>
          <table:table-cell table:style-name="TableCell1">
            <text:p text:style-name="P4">120,76</text:p>
          </table:table-cell>
        </table:table-row>
        <table:table-row>
          <table:table-cell table:style-name="TableCell1">
            <text:p text:style-name="P3">7.06.2010</text:p>
          </table:table-cell>
          <table:table-cell table:style-name="TableCell1">
            <text:p text:style-name="P4">118,20</text:p>
          </table:table-cell>
          <table:table-cell table:style-name="TableCell1">
            <text:p text:style-name="P4">120,40</text:p>
          </table:table-cell>
        </table:table-row>
        <table:table-row>
          <table:table-cell table:style-name="TableCell1">
            <text:p text:style-name="P3">14.06.2010</text:p>
          </table:table-cell>
          <table:table-cell table:style-name="TableCell1">
            <text:p text:style-name="P4">117,87</text:p>
          </table:table-cell>
          <table:table-cell table:style-name="TableCell1">
            <text:p text:style-name="P4">120,21</text:p>
          </table:table-cell>
        </table:table-row>
        <table:table-row>
          <table:table-cell table:style-name="TableCell1">
            <text:p text:style-name="P3">21.06.2010</text:p>
          </table:table-cell>
          <table:table-cell table:style-name="TableCell1">
            <text:p text:style-name="P4">117,80</text:p>
          </table:table-cell>
          <table:table-cell table:style-name="TableCell1">
            <text:p text:style-name="P4">120,39</text:p>
          </table:table-cell>
        </table:table-row>
        <table:table-row>
          <table:table-cell table:style-name="TableCell1">
            <text:p text:style-name="P3">28.06.2010</text:p>
          </table:table-cell>
          <table:table-cell table:style-name="TableCell1">
            <text:p text:style-name="P4">117,88</text:p>
          </table:table-cell>
          <table:table-cell table:style-name="TableCell1">
            <text:p text:style-name="P4">120,38</text:p>
          </table:table-cell>
        </table:table-row>
        <table:table-row>
          <table:table-cell table:style-name="TableCell1">
            <text:p text:style-name="P3">5.07.2010</text:p>
          </table:table-cell>
          <table:table-cell table:style-name="TableCell1">
            <text:p text:style-name="P4">117,91</text:p>
          </table:table-cell>
          <table:table-cell table:style-name="TableCell1">
            <text:p text:style-name="P4">120,44</text:p>
          </table:table-cell>
        </table:table-row>
        <table:table-row>
          <table:table-cell table:style-name="TableCell1">
            <text:p text:style-name="P3">12.07.2010</text:p>
          </table:table-cell>
          <table:table-cell table:style-name="TableCell1">
            <text:p text:style-name="P4">117,39</text:p>
          </table:table-cell>
          <table:table-cell table:style-name="TableCell1">
            <text:p text:style-name="P4">119,78</text:p>
          </table:table-cell>
        </table:table-row>
        <table:table-row>
          <table:table-cell table:style-name="TableCell1">
            <text:p text:style-name="P3">19.07.2010</text:p>
          </table:table-cell>
          <table:table-cell table:style-name="TableCell1">
            <text:p text:style-name="P4">116,85</text:p>
          </table:table-cell>
          <table:table-cell table:style-name="TableCell1">
            <text:p text:style-name="P4">119,24</text:p>
          </table:table-cell>
        </table:table-row>
        <table:table-row>
          <table:table-cell table:style-name="TableCell1">
            <text:p text:style-name="P3">26.07.2010</text:p>
          </table:table-cell>
          <table:table-cell table:style-name="TableCell1">
            <text:p text:style-name="P4">116,61</text:p>
          </table:table-cell>
          <table:table-cell table:style-name="TableCell1">
            <text:p text:style-name="P4">119,03</text:p>
          </table:table-cell>
        </table:table-row>
        <table:table-row>
          <table:table-cell table:style-name="TableCell1">
            <text:p text:style-name="P3">2.08.2010</text:p>
          </table:table-cell>
          <table:table-cell table:style-name="TableCell1">
            <text:p text:style-name="P4">116,51</text:p>
          </table:table-cell>
          <table:table-cell table:style-name="TableCell1">
            <text:p text:style-name="P4">119,03</text:p>
          </table:table-cell>
        </table:table-row>
        <table:table-row>
          <table:table-cell table:style-name="TableCell1">
            <text:p text:style-name="P3">9.08.2010</text:p>
          </table:table-cell>
          <table:table-cell table:style-name="TableCell1">
            <text:p text:style-name="P4">116,35</text:p>
          </table:table-cell>
          <table:table-cell table:style-name="TableCell1">
            <text:p text:style-name="P4">118,94</text:p>
          </table:table-cell>
        </table:table-row>
        <table:table-row>
          <table:table-cell table:style-name="TableCell1">
            <text:p text:style-name="P3">16.08.2010</text:p>
          </table:table-cell>
          <table:table-cell table:style-name="TableCell1">
            <text:p text:style-name="P4">116,34</text:p>
          </table:table-cell>
          <table:table-cell table:style-name="TableCell1">
            <text:p text:style-name="P4">118,79</text:p>
          </table:table-cell>
        </table:table-row>
        <table:table-row>
          <table:table-cell table:style-name="TableCell1">
            <text:p text:style-name="P3">23.08.2010</text:p>
          </table:table-cell>
          <table:table-cell table:style-name="TableCell1">
            <text:p text:style-name="P4">115,64</text:p>
          </table:table-cell>
          <table:table-cell table:style-name="TableCell1">
            <text:p text:style-name="P4">117,90</text:p>
          </table:table-cell>
        </table:table-row>
        <table:table-row>
          <table:table-cell table:style-name="TableCell1">
            <text:p text:style-name="P3">30.08.2010</text:p>
          </table:table-cell>
          <table:table-cell table:style-name="TableCell1">
            <text:p text:style-name="P4">114,98</text:p>
          </table:table-cell>
          <table:table-cell table:style-name="TableCell1">
            <text:p text:style-name="P4">117,37</text:p>
          </table:table-cell>
        </table:table-row>
        <table:table-row>
          <table:table-cell table:style-name="TableCell1">
            <text:p text:style-name="P3">6.09.2010</text:p>
          </table:table-cell>
          <table:table-cell table:style-name="TableCell1">
            <text:p text:style-name="P4">114,59</text:p>
          </table:table-cell>
          <table:table-cell table:style-name="TableCell1">
            <text:p text:style-name="P4">117,09</text:p>
          </table:table-cell>
        </table:table-row>
        <table:table-row>
          <table:table-cell table:style-name="TableCell1">
            <text:p text:style-name="P3">13.09.2010</text:p>
          </table:table-cell>
          <table:table-cell table:style-name="TableCell1">
            <text:p text:style-name="P4">114,66</text:p>
          </table:table-cell>
          <table:table-cell table:style-name="TableCell1">
            <text:p text:style-name="P4">117,17</text:p>
          </table:table-cell>
        </table:table-row>
        <table:table-row>
          <table:table-cell table:style-name="TableCell1">
            <text:p text:style-name="P3">20.09.2010</text:p>
          </table:table-cell>
          <table:table-cell table:style-name="TableCell1">
            <text:p text:style-name="P4">115,06</text:p>
          </table:table-cell>
          <table:table-cell table:style-name="TableCell1">
            <text:p text:style-name="P4">117,72</text:p>
          </table:table-cell>
        </table:table-row>
        <table:table-row>
          <table:table-cell table:style-name="TableCell1">
            <text:p text:style-name="P3">27.09.2010</text:p>
          </table:table-cell>
          <table:table-cell table:style-name="TableCell1">
            <text:p text:style-name="P4">115,39</text:p>
          </table:table-cell>
          <table:table-cell table:style-name="TableCell1">
            <text:p text:style-name="P4">118,11</text:p>
          </table:table-cell>
        </table:table-row>
        <table:table-row>
          <table:table-cell table:style-name="TableCell1">
            <text:p text:style-name="P3">4.10.2010</text:p>
          </table:table-cell>
          <table:table-cell table:style-name="TableCell1">
            <text:p text:style-name="P4">116,01</text:p>
          </table:table-cell>
          <table:table-cell table:style-name="TableCell1">
            <text:p text:style-name="P4">118,97</text:p>
          </table:table-cell>
        </table:table-row>
        <table:table-row>
          <table:table-cell table:style-name="TableCell1">
            <text:p text:style-name="P3">11.10.2010</text:p>
          </table:table-cell>
          <table:table-cell table:style-name="TableCell1">
            <text:p text:style-name="P4">116,78</text:p>
          </table:table-cell>
          <table:table-cell table:style-name="TableCell1">
            <text:p text:style-name="P4">119,77</text:p>
          </table:table-cell>
        </table:table-row>
        <table:table-row>
          <table:table-cell table:style-name="TableCell1">
            <text:p text:style-name="P3">18.10.2010</text:p>
          </table:table-cell>
          <table:table-cell table:style-name="TableCell1">
            <text:p text:style-name="P4">117,28</text:p>
          </table:table-cell>
          <table:table-cell table:style-name="TableCell1">
            <text:p text:style-name="P4">120,60</text:p>
          </table:table-cell>
        </table:table-row>
        <table:table-row>
          <table:table-cell table:style-name="TableCell1">
            <text:p text:style-name="P3">25.10.2010</text:p>
          </table:table-cell>
          <table:table-cell table:style-name="TableCell1">
            <text:p text:style-name="P4">117,74</text:p>
          </table:table-cell>
          <table:table-cell table:style-name="TableCell1">
            <text:p text:style-name="P4">121,17</text:p>
          </table:table-cell>
        </table:table-row>
        <table:table-row>
          <table:table-cell table:style-name="TableCell1">
            <text:p text:style-name="P3">1.11.2010</text:p>
          </table:table-cell>
          <table:table-cell table:style-name="TableCell1">
            <text:p text:style-name="P4">118,18</text:p>
          </table:table-cell>
          <table:table-cell table:style-name="TableCell1">
            <text:p text:style-name="P4">121,66</text:p>
          </table:table-cell>
        </table:table-row>
        <table:table-row>
          <table:table-cell table:style-name="TableCell1">
            <text:p text:style-name="P3">8.11.2010</text:p>
          </table:table-cell>
          <table:table-cell table:style-name="TableCell1">
            <text:p text:style-name="P4">118,67</text:p>
          </table:table-cell>
          <table:table-cell table:style-name="TableCell1">
            <text:p text:style-name="P4">122,19</text:p>
          </table:table-cell>
        </table:table-row>
        <table:table-row>
          <table:table-cell table:style-name="TableCell1">
            <text:p text:style-name="P3">15.11.2010</text:p>
          </table:table-cell>
          <table:table-cell table:style-name="TableCell1">
            <text:p text:style-name="P4">118,80</text:p>
          </table:table-cell>
          <table:table-cell table:style-name="TableCell1">
            <text:p text:style-name="P4">122,51</text:p>
          </table:table-cell>
        </table:table-row>
        <table:table-row>
          <table:table-cell table:style-name="TableCell1">
            <text:p text:style-name="P3">22.11.2010</text:p>
          </table:table-cell>
          <table:table-cell table:style-name="TableCell1">
            <text:p text:style-name="P4">118,99</text:p>
          </table:table-cell>
          <table:table-cell table:style-name="TableCell1">
            <text:p text:style-name="P4">122,74</text:p>
          </table:table-cell>
        </table:table-row>
        <table:table-row>
          <table:table-cell table:style-name="TableCell1">
            <text:p text:style-name="P3">29.11.2010</text:p>
          </table:table-cell>
          <table:table-cell table:style-name="TableCell1">
            <text:p text:style-name="P4">119,21</text:p>
          </table:table-cell>
          <table:table-cell table:style-name="TableCell1">
            <text:p text:style-name="P4">123,20</text:p>
          </table:table-cell>
        </table:table-row>
        <table:table-row>
          <table:table-cell table:style-name="TableCell1">
            <text:p text:style-name="P3">6.12.2010</text:p>
          </table:table-cell>
          <table:table-cell table:style-name="TableCell1">
            <text:p text:style-name="P4">120,54</text:p>
          </table:table-cell>
          <table:table-cell table:style-name="TableCell1">
            <text:p text:style-name="P4">124,62</text:p>
          </table:table-cell>
        </table:table-row>
        <table:table-row>
          <table:table-cell table:style-name="TableCell1">
            <text:p text:style-name="P3">13.12.2010</text:p>
          </table:table-cell>
          <table:table-cell table:style-name="TableCell1">
            <text:p text:style-name="P4">121,68</text:p>
          </table:table-cell>
          <table:table-cell table:style-name="TableCell1">
            <text:p text:style-name="P4">125,77</text:p>
          </table:table-cell>
        </table:table-row>
        <table:table-row>
          <table:table-cell table:style-name="TableCell1">
            <text:p text:style-name="P3">20.12.2010</text:p>
          </table:table-cell>
          <table:table-cell table:style-name="TableCell1">
            <text:p text:style-name="P4">122,31</text:p>
          </table:table-cell>
          <table:table-cell table:style-name="TableCell1">
            <text:p text:style-name="P4">126,52</text:p>
          </table:table-cell>
        </table:table-row>
        <table:table-row>
          <table:table-cell table:style-name="TableCell1">
            <text:p text:style-name="P3">27.12.2010</text:p>
          </table:table-cell>
          <table:table-cell table:style-name="TableCell1">
            <text:p text:style-name="P4">123,44</text:p>
          </table:table-cell>
          <table:table-cell table:style-name="TableCell1">
            <text:p text:style-name="P4">127,68</text:p>
          </table:table-cell>
        </table:table-row>
        <table:table-row>
          <table:table-cell table:style-name="TableCell1">
            <text:p text:style-name="P3">3.01.2011</text:p>
          </table:table-cell>
          <table:table-cell table:style-name="TableCell1">
            <text:p text:style-name="P4">124,85</text:p>
          </table:table-cell>
          <table:table-cell table:style-name="TableCell1">
            <text:p text:style-name="P4">129,11</text:p>
          </table:table-cell>
        </table:table-row>
        <table:table-row>
          <table:table-cell table:style-name="TableCell1">
            <text:p text:style-name="P3">10.01.2011</text:p>
          </table:table-cell>
          <table:table-cell table:style-name="TableCell1">
            <text:p text:style-name="P4">127,40</text:p>
          </table:table-cell>
          <table:table-cell table:style-name="TableCell1">
            <text:p text:style-name="P4">131,60</text:p>
          </table:table-cell>
        </table:table-row>
        <table:table-row>
          <table:table-cell table:style-name="TableCell1">
            <text:p text:style-name="P3">17.01.2011</text:p>
          </table:table-cell>
          <table:table-cell table:style-name="TableCell1">
            <text:p text:style-name="P4">127,87</text:p>
          </table:table-cell>
          <table:table-cell table:style-name="TableCell1">
            <text:p text:style-name="P4">132,33</text:p>
          </table:table-cell>
        </table:table-row>
        <table:table-row>
          <table:table-cell table:style-name="TableCell1">
            <text:p text:style-name="P3">24.01.2011</text:p>
          </table:table-cell>
          <table:table-cell table:style-name="TableCell1">
            <text:p text:style-name="P4">128,35</text:p>
          </table:table-cell>
          <table:table-cell table:style-name="TableCell1">
            <text:p text:style-name="P4">133,00</text:p>
          </table:table-cell>
        </table:table-row>
        <table:table-row>
          <table:table-cell table:style-name="TableCell1">
            <text:p text:style-name="P3">31.01.2011</text:p>
          </table:table-cell>
          <table:table-cell table:style-name="TableCell1">
            <text:p text:style-name="P4">128,55</text:p>
          </table:table-cell>
          <table:table-cell table:style-name="TableCell1">
            <text:p text:style-name="P4">133,25</text:p>
          </table:table-cell>
        </table:table-row>
        <table:table-row>
          <table:table-cell table:style-name="TableCell1">
            <text:p text:style-name="P3">7.02.2011</text:p>
          </table:table-cell>
          <table:table-cell table:style-name="TableCell1">
            <text:p text:style-name="P4">128,64</text:p>
          </table:table-cell>
          <table:table-cell table:style-name="TableCell1">
            <text:p text:style-name="P4">133,47</text:p>
          </table:table-cell>
        </table:table-row>
        <table:table-row>
          <table:table-cell table:style-name="TableCell1">
            <text:p text:style-name="P3">14.02.2011</text:p>
          </table:table-cell>
          <table:table-cell table:style-name="TableCell1">
            <text:p text:style-name="P4">128,73</text:p>
          </table:table-cell>
          <table:table-cell table:style-name="TableCell1">
            <text:p text:style-name="P4">133,71</text:p>
          </table:table-cell>
        </table:table-row>
        <table:table-row>
          <table:table-cell table:style-name="TableCell1">
            <text:p text:style-name="P3">21.02.2011</text:p>
          </table:table-cell>
          <table:table-cell table:style-name="TableCell1">
            <text:p text:style-name="P4">128,92</text:p>
          </table:table-cell>
          <table:table-cell table:style-name="TableCell1">
            <text:p text:style-name="P4">134,04</text:p>
          </table:table-cell>
        </table:table-row>
        <table:table-row>
          <table:table-cell table:style-name="TableCell1">
            <text:p text:style-name="P3">28.02.2011</text:p>
          </table:table-cell>
          <table:table-cell table:style-name="TableCell1">
            <text:p text:style-name="P4">129,72</text:p>
          </table:table-cell>
          <table:table-cell table:style-name="TableCell1">
            <text:p text:style-name="P4">135,06</text:p>
          </table:table-cell>
        </table:table-row>
        <table:table-row>
          <table:table-cell table:style-name="TableCell1">
            <text:p text:style-name="P3">7.03.2011</text:p>
          </table:table-cell>
          <table:table-cell table:style-name="TableCell1">
            <text:p text:style-name="P4">131,28</text:p>
          </table:table-cell>
          <table:table-cell table:style-name="TableCell1">
            <text:p text:style-name="P4">136,90</text:p>
          </table:table-cell>
        </table:table-row>
        <table:table-row>
          <table:table-cell table:style-name="TableCell1">
            <text:p text:style-name="P3">14.03.2011</text:p>
          </table:table-cell>
          <table:table-cell table:style-name="TableCell1">
            <text:p text:style-name="P4">132,18</text:p>
          </table:table-cell>
          <table:table-cell table:style-name="TableCell1">
            <text:p text:style-name="P4">138,25</text:p>
          </table:table-cell>
        </table:table-row>
        <table:table-row>
          <table:table-cell table:style-name="TableCell1">
            <text:p text:style-name="P3">21.03.2011</text:p>
          </table:table-cell>
          <table:table-cell table:style-name="TableCell1">
            <text:p text:style-name="P4">133,11</text:p>
          </table:table-cell>
          <table:table-cell table:style-name="TableCell1">
            <text:p text:style-name="P4">139,53</text:p>
          </table:table-cell>
        </table:table-row>
        <table:table-row>
          <table:table-cell table:style-name="TableCell1">
            <text:p text:style-name="P3">28.03.2011</text:p>
          </table:table-cell>
          <table:table-cell table:style-name="TableCell1">
            <text:p text:style-name="P4">132,44</text:p>
          </table:table-cell>
          <table:table-cell table:style-name="TableCell1">
            <text:p text:style-name="P4">139,04</text:p>
          </table:table-cell>
        </table:table-row>
        <table:table-row>
          <table:table-cell table:style-name="TableCell1">
            <text:p text:style-name="P3">4.04.2011</text:p>
          </table:table-cell>
          <table:table-cell table:style-name="TableCell1">
            <text:p text:style-name="P4">132,81</text:p>
          </table:table-cell>
          <table:table-cell table:style-name="TableCell1">
            <text:p text:style-name="P4">139,46</text:p>
          </table:table-cell>
        </table:table-row>
        <table:table-row>
          <table:table-cell table:style-name="TableCell1">
            <text:p text:style-name="P3">11.04.2011</text:p>
          </table:table-cell>
          <table:table-cell table:style-name="TableCell1">
            <text:p text:style-name="P4">133,68</text:p>
          </table:table-cell>
          <table:table-cell table:style-name="TableCell1">
            <text:p text:style-name="P4">140,33</text:p>
          </table:table-cell>
        </table:table-row>
        <table:table-row>
          <table:table-cell table:style-name="TableCell1">
            <text:p text:style-name="P3">18.04.2011</text:p>
          </table:table-cell>
          <table:table-cell table:style-name="TableCell1">
            <text:p text:style-name="P4">135,06</text:p>
          </table:table-cell>
          <table:table-cell table:style-name="TableCell1">
            <text:p text:style-name="P4">141,34</text:p>
          </table:table-cell>
        </table:table-row>
        <table:table-row>
          <table:table-cell table:style-name="TableCell1">
            <text:p text:style-name="P3">25.04.2011</text:p>
          </table:table-cell>
          <table:table-cell table:style-name="TableCell1">
            <text:p text:style-name="P4">135,62</text:p>
          </table:table-cell>
          <table:table-cell table:style-name="TableCell1">
            <text:p text:style-name="P4">142,11</text:p>
          </table:table-cell>
        </table:table-row>
        <table:table-row>
          <table:table-cell table:style-name="TableCell1">
            <text:p text:style-name="P3">2.05.2011</text:p>
          </table:table-cell>
          <table:table-cell table:style-name="TableCell1">
            <text:p text:style-name="P4">136,29</text:p>
          </table:table-cell>
          <table:table-cell table:style-name="TableCell1">
            <text:p text:style-name="P4">142,53</text:p>
          </table:table-cell>
        </table:table-row>
        <table:table-row>
          <table:table-cell table:style-name="TableCell1">
            <text:p text:style-name="P3">9.05.2011</text:p>
          </table:table-cell>
          <table:table-cell table:style-name="TableCell1">
            <text:p text:style-name="P4">137,05</text:p>
          </table:table-cell>
          <table:table-cell table:style-name="TableCell1">
            <text:p text:style-name="P4">143,06</text:p>
          </table:table-cell>
        </table:table-row>
        <table:table-row>
          <table:table-cell table:style-name="TableCell1">
            <text:p text:style-name="P3">16.05.2011</text:p>
          </table:table-cell>
          <table:table-cell table:style-name="TableCell1">
            <text:p text:style-name="P4">136,40</text:p>
          </table:table-cell>
          <table:table-cell table:style-name="TableCell1">
            <text:p text:style-name="P4">141,50</text:p>
          </table:table-cell>
        </table:table-row>
        <table:table-row>
          <table:table-cell table:style-name="TableCell1">
            <text:p text:style-name="P3">23.05.2011</text:p>
          </table:table-cell>
          <table:table-cell table:style-name="TableCell1">
            <text:p text:style-name="P4">136,11</text:p>
          </table:table-cell>
          <table:table-cell table:style-name="TableCell1">
            <text:p text:style-name="P4">140,77</text:p>
          </table:table-cell>
        </table:table-row>
        <table:table-row>
          <table:table-cell table:style-name="TableCell1">
            <text:p text:style-name="P3">30.05.2011</text:p>
          </table:table-cell>
          <table:table-cell table:style-name="TableCell1">
            <text:p text:style-name="P4">135,57</text:p>
          </table:table-cell>
          <table:table-cell table:style-name="TableCell1">
            <text:p text:style-name="P4">139,81</text:p>
          </table:table-cell>
        </table:table-row>
        <table:table-row>
          <table:table-cell table:style-name="TableCell1">
            <text:p text:style-name="P3">6.06.2011</text:p>
          </table:table-cell>
          <table:table-cell table:style-name="TableCell1">
            <text:p text:style-name="P4">135,62</text:p>
          </table:table-cell>
          <table:table-cell table:style-name="TableCell1">
            <text:p text:style-name="P4">139,58</text:p>
          </table:table-cell>
        </table:table-row>
        <table:table-row>
          <table:table-cell table:style-name="TableCell1">
            <text:p text:style-name="P3">13.06.2011</text:p>
          </table:table-cell>
          <table:table-cell table:style-name="TableCell1">
            <text:p text:style-name="P4">135,86</text:p>
          </table:table-cell>
          <table:table-cell table:style-name="TableCell1">
            <text:p text:style-name="P4">139,77</text:p>
          </table:table-cell>
        </table:table-row>
        <table:table-row>
          <table:table-cell table:style-name="TableCell1">
            <text:p text:style-name="P3">20.06.2011</text:p>
          </table:table-cell>
          <table:table-cell table:style-name="TableCell1">
            <text:p text:style-name="P4">136,03</text:p>
          </table:table-cell>
          <table:table-cell table:style-name="TableCell1">
            <text:p text:style-name="P4">140,05</text:p>
          </table:table-cell>
        </table:table-row>
        <table:table-row>
          <table:table-cell table:style-name="TableCell1">
            <text:p text:style-name="P3">27.06.2011</text:p>
          </table:table-cell>
          <table:table-cell table:style-name="TableCell1">
            <text:p text:style-name="P4">134,86</text:p>
          </table:table-cell>
          <table:table-cell table:style-name="TableCell1">
            <text:p text:style-name="P4">138,77</text:p>
          </table:table-cell>
        </table:table-row>
        <table:table-row>
          <table:table-cell table:style-name="TableCell1">
            <text:p text:style-name="P3">4.07.2011</text:p>
          </table:table-cell>
          <table:table-cell table:style-name="TableCell1">
            <text:p text:style-name="P4">133,43</text:p>
          </table:table-cell>
          <table:table-cell table:style-name="TableCell1">
            <text:p text:style-name="P4">137,70</text:p>
          </table:table-cell>
        </table:table-row>
        <table:table-row>
          <table:table-cell table:style-name="TableCell1">
            <text:p text:style-name="P3">11.07.2011</text:p>
          </table:table-cell>
          <table:table-cell table:style-name="TableCell1">
            <text:p text:style-name="P4">134,18</text:p>
          </table:table-cell>
          <table:table-cell table:style-name="TableCell1">
            <text:p text:style-name="P4">138,40</text:p>
          </table:table-cell>
        </table:table-row>
        <table:table-row>
          <table:table-cell table:style-name="TableCell1">
            <text:p text:style-name="P3">18.07.2011</text:p>
          </table:table-cell>
          <table:table-cell table:style-name="TableCell1">
            <text:p text:style-name="P4">134,97</text:p>
          </table:table-cell>
          <table:table-cell table:style-name="TableCell1">
            <text:p text:style-name="P4">139,36</text:p>
          </table:table-cell>
        </table:table-row>
        <table:table-row>
          <table:table-cell table:style-name="TableCell1">
            <text:p text:style-name="P3">25.07.2011</text:p>
          </table:table-cell>
          <table:table-cell table:style-name="TableCell1">
            <text:p text:style-name="P4">135,66</text:p>
          </table:table-cell>
          <table:table-cell table:style-name="TableCell1">
            <text:p text:style-name="P4">139,95</text:p>
          </table:table-cell>
        </table:table-row>
        <table:table-row>
          <table:table-cell table:style-name="TableCell1">
            <text:p text:style-name="P3">1.08.2011</text:p>
          </table:table-cell>
          <table:table-cell table:style-name="TableCell1">
            <text:p text:style-name="P4">136,07</text:p>
          </table:table-cell>
          <table:table-cell table:style-name="TableCell1">
            <text:p text:style-name="P4">140,55</text:p>
          </table:table-cell>
        </table:table-row>
        <table:table-row>
          <table:table-cell table:style-name="TableCell1">
            <text:p text:style-name="P3">8.08.2011</text:p>
          </table:table-cell>
          <table:table-cell table:style-name="TableCell1">
            <text:p text:style-name="P4">136,46</text:p>
          </table:table-cell>
          <table:table-cell table:style-name="TableCell1">
            <text:p text:style-name="P4">140,84</text:p>
          </table:table-cell>
        </table:table-row>
        <table:table-row>
          <table:table-cell table:style-name="TableCell1">
            <text:p text:style-name="P3">15.08.2011</text:p>
          </table:table-cell>
          <table:table-cell table:style-name="TableCell1">
            <text:p text:style-name="P4">135,95</text:p>
          </table:table-cell>
          <table:table-cell table:style-name="TableCell1">
            <text:p text:style-name="P4">140,36</text:p>
          </table:table-cell>
        </table:table-row>
        <table:table-row>
          <table:table-cell table:style-name="TableCell1">
            <text:p text:style-name="P3">22.08.2011</text:p>
          </table:table-cell>
          <table:table-cell table:style-name="TableCell1">
            <text:p text:style-name="P4">134,56</text:p>
          </table:table-cell>
          <table:table-cell table:style-name="TableCell1">
            <text:p text:style-name="P4">139,04</text:p>
          </table:table-cell>
        </table:table-row>
        <table:table-row>
          <table:table-cell table:style-name="TableCell1">
            <text:p text:style-name="P3">29.08.2011</text:p>
          </table:table-cell>
          <table:table-cell table:style-name="TableCell1">
            <text:p text:style-name="P4">134,32</text:p>
          </table:table-cell>
          <table:table-cell table:style-name="TableCell1">
            <text:p text:style-name="P4">138,72</text:p>
          </table:table-cell>
        </table:table-row>
        <table:table-row>
          <table:table-cell table:style-name="TableCell1">
            <text:p text:style-name="P3">5.09.2011</text:p>
          </table:table-cell>
          <table:table-cell table:style-name="TableCell1">
            <text:p text:style-name="P4">134,62</text:p>
          </table:table-cell>
          <table:table-cell table:style-name="TableCell1">
            <text:p text:style-name="P4">138,96</text:p>
          </table:table-cell>
        </table:table-row>
        <table:table-row>
          <table:table-cell table:style-name="TableCell1">
            <text:p text:style-name="P3">12.09.2011</text:p>
          </table:table-cell>
          <table:table-cell table:style-name="TableCell1">
            <text:p text:style-name="P4">135,00</text:p>
          </table:table-cell>
          <table:table-cell table:style-name="TableCell1">
            <text:p text:style-name="P4">139,40</text:p>
          </table:table-cell>
        </table:table-row>
        <table:table-row>
          <table:table-cell table:style-name="TableCell1">
            <text:p text:style-name="P3">19.09.2011</text:p>
          </table:table-cell>
          <table:table-cell table:style-name="TableCell1">
            <text:p text:style-name="P4">135,40</text:p>
          </table:table-cell>
          <table:table-cell table:style-name="TableCell1">
            <text:p text:style-name="P4">139,86</text:p>
          </table:table-cell>
        </table:table-row>
        <table:table-row>
          <table:table-cell table:style-name="TableCell1">
            <text:p text:style-name="P3">26.09.2011</text:p>
          </table:table-cell>
          <table:table-cell table:style-name="TableCell1">
            <text:p text:style-name="P4">135,65</text:p>
          </table:table-cell>
          <table:table-cell table:style-name="TableCell1">
            <text:p text:style-name="P4">140,14</text:p>
          </table:table-cell>
        </table:table-row>
        <table:table-row>
          <table:table-cell table:style-name="TableCell1">
            <text:p text:style-name="P3">3.10.2011</text:p>
          </table:table-cell>
          <table:table-cell table:style-name="TableCell1">
            <text:p text:style-name="P4">135,02</text:p>
          </table:table-cell>
          <table:table-cell table:style-name="TableCell1">
            <text:p text:style-name="P4">139,77</text:p>
          </table:table-cell>
        </table:table-row>
        <table:table-row>
          <table:table-cell table:style-name="TableCell1">
            <text:p text:style-name="P3">10.10.2011</text:p>
          </table:table-cell>
          <table:table-cell table:style-name="TableCell1">
            <text:p text:style-name="P4">134,47</text:p>
          </table:table-cell>
          <table:table-cell table:style-name="TableCell1">
            <text:p text:style-name="P4">139,52</text:p>
          </table:table-cell>
        </table:table-row>
        <table:table-row>
          <table:table-cell table:style-name="TableCell1">
            <text:p text:style-name="P3">17.10.2011</text:p>
          </table:table-cell>
          <table:table-cell table:style-name="TableCell1">
            <text:p text:style-name="P4">134,49</text:p>
          </table:table-cell>
          <table:table-cell table:style-name="TableCell1">
            <text:p text:style-name="P4">139,73</text:p>
          </table:table-cell>
        </table:table-row>
        <table:table-row>
          <table:table-cell table:style-name="TableCell1">
            <text:p text:style-name="P3">24.10.2011</text:p>
          </table:table-cell>
          <table:table-cell table:style-name="TableCell1">
            <text:p text:style-name="P4">134,66</text:p>
          </table:table-cell>
          <table:table-cell table:style-name="TableCell1">
            <text:p text:style-name="P4">140,19</text:p>
          </table:table-cell>
        </table:table-row>
        <table:table-row>
          <table:table-cell table:style-name="TableCell1">
            <text:p text:style-name="P3">31.10.2011</text:p>
          </table:table-cell>
          <table:table-cell table:style-name="TableCell1">
            <text:p text:style-name="P4">134,73</text:p>
          </table:table-cell>
          <table:table-cell table:style-name="TableCell1">
            <text:p text:style-name="P4">140,27</text:p>
          </table:table-cell>
        </table:table-row>
        <table:table-row>
          <table:table-cell table:style-name="TableCell1">
            <text:p text:style-name="P3">7.11.2011</text:p>
          </table:table-cell>
          <table:table-cell table:style-name="TableCell1">
            <text:p text:style-name="P4">134,41</text:p>
          </table:table-cell>
          <table:table-cell table:style-name="TableCell1">
            <text:p text:style-name="P4">140,42</text:p>
          </table:table-cell>
        </table:table-row>
        <table:table-row>
          <table:table-cell table:style-name="TableCell1">
            <text:p text:style-name="P3">14.11.2011</text:p>
          </table:table-cell>
          <table:table-cell table:style-name="TableCell1">
            <text:p text:style-name="P4">133,68</text:p>
          </table:table-cell>
          <table:table-cell table:style-name="TableCell1">
            <text:p text:style-name="P4">140,53</text:p>
          </table:table-cell>
        </table:table-row>
        <table:table-row>
          <table:table-cell table:style-name="TableCell1">
            <text:p text:style-name="P3">21.11.2011</text:p>
          </table:table-cell>
          <table:table-cell table:style-name="TableCell1">
            <text:p text:style-name="P4">133,38</text:p>
          </table:table-cell>
          <table:table-cell table:style-name="TableCell1">
            <text:p text:style-name="P4">141,06</text:p>
          </table:table-cell>
        </table:table-row>
        <table:table-row>
          <table:table-cell table:style-name="TableCell1">
            <text:p text:style-name="P3">28.11.2011</text:p>
          </table:table-cell>
          <table:table-cell table:style-name="TableCell1">
            <text:p text:style-name="P4">133,17</text:p>
          </table:table-cell>
          <table:table-cell table:style-name="TableCell1">
            <text:p text:style-name="P4">141,10</text:p>
          </table:table-cell>
        </table:table-row>
        <table:table-row>
          <table:table-cell table:style-name="TableCell1">
            <text:p text:style-name="P3">5.12.2011</text:p>
          </table:table-cell>
          <table:table-cell table:style-name="TableCell1">
            <text:p text:style-name="P4">132,78</text:p>
          </table:table-cell>
          <table:table-cell table:style-name="TableCell1">
            <text:p text:style-name="P4">140,99</text:p>
          </table:table-cell>
        </table:table-row>
        <table:table-row>
          <table:table-cell table:style-name="TableCell1">
            <text:p text:style-name="P3">12.12.2011</text:p>
          </table:table-cell>
          <table:table-cell table:style-name="TableCell1">
            <text:p text:style-name="P4">132,53</text:p>
          </table:table-cell>
          <table:table-cell table:style-name="TableCell1">
            <text:p text:style-name="P4">140,95</text:p>
          </table:table-cell>
        </table:table-row>
        <table:table-row>
          <table:table-cell table:style-name="TableCell1">
            <text:p text:style-name="P3">19.12.2011</text:p>
          </table:table-cell>
          <table:table-cell table:style-name="TableCell1">
            <text:p text:style-name="P4">132,49</text:p>
          </table:table-cell>
          <table:table-cell table:style-name="TableCell1">
            <text:p text:style-name="P4">140,93</text:p>
          </table:table-cell>
        </table:table-row>
        <table:table-row>
          <table:table-cell table:style-name="TableCell1">
            <text:p text:style-name="P3">26.12.2011</text:p>
          </table:table-cell>
          <table:table-cell table:style-name="TableCell1">
            <text:p text:style-name="P4">132,41</text:p>
          </table:table-cell>
          <table:table-cell table:style-name="TableCell1">
            <text:p text:style-name="P4">140,77</text:p>
          </table:table-cell>
        </table:table-row>
        <table:table-row>
          <table:table-cell table:style-name="TableCell1">
            <text:p text:style-name="P3">2.01.2012</text:p>
          </table:table-cell>
          <table:table-cell table:style-name="TableCell1">
            <text:p text:style-name="P4">132,40</text:p>
          </table:table-cell>
          <table:table-cell table:style-name="TableCell1">
            <text:p text:style-name="P4">140,84</text:p>
          </table:table-cell>
        </table:table-row>
        <table:table-row>
          <table:table-cell table:style-name="TableCell1">
            <text:p text:style-name="P3">9.01.2012</text:p>
          </table:table-cell>
          <table:table-cell table:style-name="TableCell1">
            <text:p text:style-name="P4">132,68</text:p>
          </table:table-cell>
          <table:table-cell table:style-name="TableCell1">
            <text:p text:style-name="P4">141,00</text:p>
          </table:table-cell>
        </table:table-row>
        <table:table-row>
          <table:table-cell table:style-name="TableCell1">
            <text:p text:style-name="P3">16.01.2012</text:p>
          </table:table-cell>
          <table:table-cell table:style-name="TableCell1">
            <text:p text:style-name="P4">133,29</text:p>
          </table:table-cell>
          <table:table-cell table:style-name="TableCell1">
            <text:p text:style-name="P4">141,69</text:p>
          </table:table-cell>
        </table:table-row>
        <table:table-row>
          <table:table-cell table:style-name="TableCell1">
            <text:p text:style-name="P3">23.01.2012</text:p>
          </table:table-cell>
          <table:table-cell table:style-name="TableCell1">
            <text:p text:style-name="P4">133,72</text:p>
          </table:table-cell>
          <table:table-cell table:style-name="TableCell1">
            <text:p text:style-name="P4">142,06</text:p>
          </table:table-cell>
        </table:table-row>
        <table:table-row>
          <table:table-cell table:style-name="TableCell1">
            <text:p text:style-name="P3">30.01.2012</text:p>
          </table:table-cell>
          <table:table-cell table:style-name="TableCell1">
            <text:p text:style-name="P4">134,10</text:p>
          </table:table-cell>
          <table:table-cell table:style-name="TableCell1">
            <text:p text:style-name="P4">142,45</text:p>
          </table:table-cell>
        </table:table-row>
        <table:table-row>
          <table:table-cell table:style-name="TableCell1">
            <text:p text:style-name="P3">6.02.2012</text:p>
          </table:table-cell>
          <table:table-cell table:style-name="TableCell1">
            <text:p text:style-name="P4">134,25</text:p>
          </table:table-cell>
          <table:table-cell table:style-name="TableCell1">
            <text:p text:style-name="P4">142,24</text:p>
          </table:table-cell>
        </table:table-row>
        <table:table-row>
          <table:table-cell table:style-name="TableCell1">
            <text:p text:style-name="P3">13.02.2012</text:p>
          </table:table-cell>
          <table:table-cell table:style-name="TableCell1">
            <text:p text:style-name="P4">134,90</text:p>
          </table:table-cell>
          <table:table-cell table:style-name="TableCell1">
            <text:p text:style-name="P4">142,83</text:p>
          </table:table-cell>
        </table:table-row>
        <table:table-row>
          <table:table-cell table:style-name="TableCell1">
            <text:p text:style-name="P3">20.02.2012</text:p>
          </table:table-cell>
          <table:table-cell table:style-name="TableCell1">
            <text:p text:style-name="P4">135,21</text:p>
          </table:table-cell>
          <table:table-cell table:style-name="TableCell1">
            <text:p text:style-name="P4">143,15</text:p>
          </table:table-cell>
        </table:table-row>
        <table:table-row>
          <table:table-cell table:style-name="TableCell1">
            <text:p text:style-name="P3">27.02.2012</text:p>
          </table:table-cell>
          <table:table-cell table:style-name="TableCell1">
            <text:p text:style-name="P4">136,21</text:p>
          </table:table-cell>
          <table:table-cell table:style-name="TableCell1">
            <text:p text:style-name="P4">143,92</text:p>
          </table:table-cell>
        </table:table-row>
        <table:table-row>
          <table:table-cell table:style-name="TableCell1">
            <text:p text:style-name="P3">5.03.2012</text:p>
          </table:table-cell>
          <table:table-cell table:style-name="TableCell1">
            <text:p text:style-name="P4">137,30</text:p>
          </table:table-cell>
          <table:table-cell table:style-name="TableCell1">
            <text:p text:style-name="P4">144,71</text:p>
          </table:table-cell>
        </table:table-row>
        <table:table-row>
          <table:table-cell table:style-name="TableCell1">
            <text:p text:style-name="P3">12.03.2012</text:p>
          </table:table-cell>
          <table:table-cell table:style-name="TableCell1">
            <text:p text:style-name="P4">137,90</text:p>
          </table:table-cell>
          <table:table-cell table:style-name="TableCell1">
            <text:p text:style-name="P4">145,15</text:p>
          </table:table-cell>
        </table:table-row>
        <table:table-row>
          <table:table-cell table:style-name="TableCell1">
            <text:p text:style-name="P3">19.03.2012</text:p>
          </table:table-cell>
          <table:table-cell table:style-name="TableCell1">
            <text:p text:style-name="P4">138,96</text:p>
          </table:table-cell>
          <table:table-cell table:style-name="TableCell1">
            <text:p text:style-name="P4">146,16</text:p>
          </table:table-cell>
        </table:table-row>
        <table:table-row>
          <table:table-cell table:style-name="TableCell1">
            <text:p text:style-name="P3">26.03.2012</text:p>
          </table:table-cell>
          <table:table-cell table:style-name="TableCell1">
            <text:p text:style-name="P4">139,48</text:p>
          </table:table-cell>
          <table:table-cell table:style-name="TableCell1">
            <text:p text:style-name="P4">146,56</text:p>
          </table:table-cell>
        </table:table-row>
        <table:table-row>
          <table:table-cell table:style-name="TableCell1">
            <text:p text:style-name="P3">2.04.2012</text:p>
          </table:table-cell>
          <table:table-cell table:style-name="TableCell1">
            <text:p text:style-name="P4">140,99</text:p>
          </table:table-cell>
          <table:table-cell table:style-name="TableCell1">
            <text:p text:style-name="P4">147,68</text:p>
          </table:table-cell>
        </table:table-row>
        <table:table-row>
          <table:table-cell table:style-name="TableCell1">
            <text:p text:style-name="P3">9.04.2012</text:p>
          </table:table-cell>
          <table:table-cell table:style-name="TableCell1">
            <text:p text:style-name="P4">141,97</text:p>
          </table:table-cell>
          <table:table-cell table:style-name="TableCell1">
            <text:p text:style-name="P4">148,00</text:p>
          </table:table-cell>
        </table:table-row>
        <table:table-row>
          <table:table-cell table:style-name="TableCell1">
            <text:p text:style-name="P3">16.04.2012</text:p>
          </table:table-cell>
          <table:table-cell table:style-name="TableCell1">
            <text:p text:style-name="P4">142,17</text:p>
          </table:table-cell>
          <table:table-cell table:style-name="TableCell1">
            <text:p text:style-name="P4">148,04</text:p>
          </table:table-cell>
        </table:table-row>
        <table:table-row>
          <table:table-cell table:style-name="TableCell1">
            <text:p text:style-name="P3">23.04.2012</text:p>
          </table:table-cell>
          <table:table-cell table:style-name="TableCell1">
            <text:p text:style-name="P4">141,76</text:p>
          </table:table-cell>
          <table:table-cell table:style-name="TableCell1">
            <text:p text:style-name="P4">147,96</text:p>
          </table:table-cell>
        </table:table-row>
        <table:table-row>
          <table:table-cell table:style-name="TableCell1">
            <text:p text:style-name="P3">30.04.2012</text:p>
          </table:table-cell>
          <table:table-cell table:style-name="TableCell1">
            <text:p text:style-name="P4">141,00</text:p>
          </table:table-cell>
          <table:table-cell table:style-name="TableCell1">
            <text:p text:style-name="P4">147,05</text:p>
          </table:table-cell>
        </table:table-row>
        <table:table-row>
          <table:table-cell table:style-name="TableCell1">
            <text:p text:style-name="P3">7.05.2012</text:p>
          </table:table-cell>
          <table:table-cell table:style-name="TableCell1">
            <text:p text:style-name="P4">140,14</text:p>
          </table:table-cell>
          <table:table-cell table:style-name="TableCell1">
            <text:p text:style-name="P4">146,40</text:p>
          </table:table-cell>
        </table:table-row>
        <table:table-row>
          <table:table-cell table:style-name="TableCell1">
            <text:p text:style-name="P3">14.05.2012</text:p>
          </table:table-cell>
          <table:table-cell table:style-name="TableCell1">
            <text:p text:style-name="P4">138,29</text:p>
          </table:table-cell>
          <table:table-cell table:style-name="TableCell1">
            <text:p text:style-name="P4">144,52</text:p>
          </table:table-cell>
        </table:table-row>
        <table:table-row>
          <table:table-cell table:style-name="TableCell1">
            <text:p text:style-name="P3">21.05.2012</text:p>
          </table:table-cell>
          <table:table-cell table:style-name="TableCell1">
            <text:p text:style-name="P4">135,77</text:p>
          </table:table-cell>
          <table:table-cell table:style-name="TableCell1">
            <text:p text:style-name="P4">141,75</text:p>
          </table:table-cell>
        </table:table-row>
        <table:table-row>
          <table:table-cell table:style-name="TableCell1">
            <text:p text:style-name="P3">28.05.2012</text:p>
          </table:table-cell>
          <table:table-cell table:style-name="TableCell1">
            <text:p text:style-name="P4">134,37</text:p>
          </table:table-cell>
          <table:table-cell table:style-name="TableCell1">
            <text:p text:style-name="P4">140,49</text:p>
          </table:table-cell>
        </table:table-row>
        <table:table-row>
          <table:table-cell table:style-name="TableCell1">
            <text:p text:style-name="P3">4.06.2012</text:p>
          </table:table-cell>
          <table:table-cell table:style-name="TableCell1">
            <text:p text:style-name="P4">134,06</text:p>
          </table:table-cell>
          <table:table-cell table:style-name="TableCell1">
            <text:p text:style-name="P4">139,96</text:p>
          </table:table-cell>
        </table:table-row>
        <table:table-row>
          <table:table-cell table:style-name="TableCell1">
            <text:p text:style-name="P3">11.06.2012</text:p>
          </table:table-cell>
          <table:table-cell table:style-name="TableCell1">
            <text:p text:style-name="P4">133,67</text:p>
          </table:table-cell>
          <table:table-cell table:style-name="TableCell1">
            <text:p text:style-name="P4">139,58</text:p>
          </table:table-cell>
        </table:table-row>
        <table:table-row>
          <table:table-cell table:style-name="TableCell1">
            <text:p text:style-name="P3">18.06.2012</text:p>
          </table:table-cell>
          <table:table-cell table:style-name="TableCell1">
            <text:p text:style-name="P4">131,99</text:p>
          </table:table-cell>
          <table:table-cell table:style-name="TableCell1">
            <text:p text:style-name="P4">137,71</text:p>
          </table:table-cell>
        </table:table-row>
        <table:table-row>
          <table:table-cell table:style-name="TableCell1">
            <text:p text:style-name="P3">25.06.2012</text:p>
          </table:table-cell>
          <table:table-cell table:style-name="TableCell1">
            <text:p text:style-name="P4">131,55</text:p>
          </table:table-cell>
          <table:table-cell table:style-name="TableCell1">
            <text:p text:style-name="P4">137,20</text:p>
          </table:table-cell>
        </table:table-row>
        <table:table-row>
          <table:table-cell table:style-name="TableCell1">
            <text:p text:style-name="P3">2.07.2012</text:p>
          </table:table-cell>
          <table:table-cell table:style-name="TableCell1">
            <text:p text:style-name="P4">130,50</text:p>
          </table:table-cell>
          <table:table-cell table:style-name="TableCell1">
            <text:p text:style-name="P4">135,91</text:p>
          </table:table-cell>
        </table:table-row>
        <table:table-row>
          <table:table-cell table:style-name="TableCell1">
            <text:p text:style-name="P3">9.07.2012</text:p>
          </table:table-cell>
          <table:table-cell table:style-name="TableCell1">
            <text:p text:style-name="P4">131,06</text:p>
          </table:table-cell>
          <table:table-cell table:style-name="TableCell1">
            <text:p text:style-name="P4">136,44</text:p>
          </table:table-cell>
        </table:table-row>
        <table:table-row>
          <table:table-cell table:style-name="TableCell1">
            <text:p text:style-name="P3">16.07.2012</text:p>
          </table:table-cell>
          <table:table-cell table:style-name="TableCell1">
            <text:p text:style-name="P4">131,49</text:p>
          </table:table-cell>
          <table:table-cell table:style-name="TableCell1">
            <text:p text:style-name="P4">136,85</text:p>
          </table:table-cell>
        </table:table-row>
        <table:table-row>
          <table:table-cell table:style-name="TableCell1">
            <text:p text:style-name="P3">23.07.2012</text:p>
          </table:table-cell>
          <table:table-cell table:style-name="TableCell1">
            <text:p text:style-name="P4">132,21</text:p>
          </table:table-cell>
          <table:table-cell table:style-name="TableCell1">
            <text:p text:style-name="P4">137,72</text:p>
          </table:table-cell>
        </table:table-row>
        <table:table-row>
          <table:table-cell table:style-name="TableCell1">
            <text:p text:style-name="P3">30.07.2012</text:p>
          </table:table-cell>
          <table:table-cell table:style-name="TableCell1">
            <text:p text:style-name="P4">132,78</text:p>
          </table:table-cell>
          <table:table-cell table:style-name="TableCell1">
            <text:p text:style-name="P4">138,25</text:p>
          </table:table-cell>
        </table:table-row>
        <table:table-row>
          <table:table-cell table:style-name="TableCell1">
            <text:p text:style-name="P3">6.08.2012</text:p>
          </table:table-cell>
          <table:table-cell table:style-name="TableCell1">
            <text:p text:style-name="P4">133,39</text:p>
          </table:table-cell>
          <table:table-cell table:style-name="TableCell1">
            <text:p text:style-name="P4">138,79</text:p>
          </table:table-cell>
        </table:table-row>
        <table:table-row>
          <table:table-cell table:style-name="TableCell1">
            <text:p text:style-name="P3">13.08.2012</text:p>
          </table:table-cell>
          <table:table-cell table:style-name="TableCell1">
            <text:p text:style-name="P4">134,27</text:p>
          </table:table-cell>
          <table:table-cell table:style-name="TableCell1">
            <text:p text:style-name="P4">139,46</text:p>
          </table:table-cell>
        </table:table-row>
        <table:table-row>
          <table:table-cell table:style-name="TableCell1">
            <text:p text:style-name="P3">20.08.2012</text:p>
          </table:table-cell>
          <table:table-cell table:style-name="TableCell1">
            <text:p text:style-name="P4">135,72</text:p>
          </table:table-cell>
          <table:table-cell table:style-name="TableCell1">
            <text:p text:style-name="P4">140,79</text:p>
          </table:table-cell>
        </table:table-row>
        <table:table-row>
          <table:table-cell table:style-name="TableCell1">
            <text:p text:style-name="P3">27.08.2012</text:p>
          </table:table-cell>
          <table:table-cell table:style-name="TableCell1">
            <text:p text:style-name="P4">137,10</text:p>
          </table:table-cell>
          <table:table-cell table:style-name="TableCell1">
            <text:p text:style-name="P4">142,17</text:p>
          </table:table-cell>
        </table:table-row>
        <table:table-row>
          <table:table-cell table:style-name="TableCell1">
            <text:p text:style-name="P3">3.09.2012</text:p>
          </table:table-cell>
          <table:table-cell table:style-name="TableCell1">
            <text:p text:style-name="P4">138,03</text:p>
          </table:table-cell>
          <table:table-cell table:style-name="TableCell1">
            <text:p text:style-name="P4">142,87</text:p>
          </table:table-cell>
        </table:table-row>
        <table:table-row>
          <table:table-cell table:style-name="TableCell1">
            <text:p text:style-name="P3">10.09.2012</text:p>
          </table:table-cell>
          <table:table-cell table:style-name="TableCell1">
            <text:p text:style-name="P4">138,91</text:p>
          </table:table-cell>
          <table:table-cell table:style-name="TableCell1">
            <text:p text:style-name="P4">143,66</text:p>
          </table:table-cell>
        </table:table-row>
        <table:table-row>
          <table:table-cell table:style-name="TableCell1">
            <text:p text:style-name="P3">17.09.2012</text:p>
          </table:table-cell>
          <table:table-cell table:style-name="TableCell1">
            <text:p text:style-name="P4">139,42</text:p>
          </table:table-cell>
          <table:table-cell table:style-name="TableCell1">
            <text:p text:style-name="P4">144,18</text:p>
          </table:table-cell>
        </table:table-row>
        <table:table-row>
          <table:table-cell table:style-name="TableCell1">
            <text:p text:style-name="P3">24.09.2012</text:p>
          </table:table-cell>
          <table:table-cell table:style-name="TableCell1">
            <text:p text:style-name="P4">139,54</text:p>
          </table:table-cell>
          <table:table-cell table:style-name="TableCell1">
            <text:p text:style-name="P4">144,36</text:p>
          </table:table-cell>
        </table:table-row>
        <table:table-row>
          <table:table-cell table:style-name="TableCell1">
            <text:p text:style-name="P3">1.10.2012</text:p>
          </table:table-cell>
          <table:table-cell table:style-name="TableCell1">
            <text:p text:style-name="P4">138,43</text:p>
          </table:table-cell>
          <table:table-cell table:style-name="TableCell1">
            <text:p text:style-name="P4">143,28</text:p>
          </table:table-cell>
        </table:table-row>
        <table:table-row>
          <table:table-cell table:style-name="TableCell1">
            <text:p text:style-name="P3">8.10.2012</text:p>
          </table:table-cell>
          <table:table-cell table:style-name="TableCell1">
            <text:p text:style-name="P4">138,24</text:p>
          </table:table-cell>
          <table:table-cell table:style-name="TableCell1">
            <text:p text:style-name="P4">143,05</text:p>
          </table:table-cell>
        </table:table-row>
        <table:table-row>
          <table:table-cell table:style-name="TableCell1">
            <text:p text:style-name="P3">15.10.2012</text:p>
          </table:table-cell>
          <table:table-cell table:style-name="TableCell1">
            <text:p text:style-name="P4">138,35</text:p>
          </table:table-cell>
          <table:table-cell table:style-name="TableCell1">
            <text:p text:style-name="P4">143,23</text:p>
          </table:table-cell>
        </table:table-row>
        <table:table-row>
          <table:table-cell table:style-name="TableCell1">
            <text:p text:style-name="P3">22.10.2012</text:p>
          </table:table-cell>
          <table:table-cell table:style-name="TableCell1">
            <text:p text:style-name="P4">138,29</text:p>
          </table:table-cell>
          <table:table-cell table:style-name="TableCell1">
            <text:p text:style-name="P4">143,23</text:p>
          </table:table-cell>
        </table:table-row>
        <table:table-row>
          <table:table-cell table:style-name="TableCell1">
            <text:p text:style-name="P3">29.10.2012</text:p>
          </table:table-cell>
          <table:table-cell table:style-name="TableCell1">
            <text:p text:style-name="P4">136,98</text:p>
          </table:table-cell>
          <table:table-cell table:style-name="TableCell1">
            <text:p text:style-name="P4">143,00</text:p>
          </table:table-cell>
        </table:table-row>
        <table:table-row>
          <table:table-cell table:style-name="TableCell1">
            <text:p text:style-name="P3">5.11.2012</text:p>
          </table:table-cell>
          <table:table-cell table:style-name="TableCell1">
            <text:p text:style-name="P4">136,43</text:p>
          </table:table-cell>
          <table:table-cell table:style-name="TableCell1">
            <text:p text:style-name="P4">142,75</text:p>
          </table:table-cell>
        </table:table-row>
        <table:table-row>
          <table:table-cell table:style-name="TableCell1">
            <text:p text:style-name="P3">12.11.2012</text:p>
          </table:table-cell>
          <table:table-cell table:style-name="TableCell1">
            <text:p text:style-name="P4">135,09</text:p>
          </table:table-cell>
          <table:table-cell table:style-name="TableCell1">
            <text:p text:style-name="P4">141,74</text:p>
          </table:table-cell>
        </table:table-row>
        <table:table-row>
          <table:table-cell table:style-name="TableCell1">
            <text:p text:style-name="P3">19.11.2012</text:p>
          </table:table-cell>
          <table:table-cell table:style-name="TableCell1">
            <text:p text:style-name="P4">134,56</text:p>
          </table:table-cell>
          <table:table-cell table:style-name="TableCell1">
            <text:p text:style-name="P4">141,33</text:p>
          </table:table-cell>
        </table:table-row>
        <table:table-row>
          <table:table-cell table:style-name="TableCell1">
            <text:p text:style-name="P3">26.11.2012</text:p>
          </table:table-cell>
          <table:table-cell table:style-name="TableCell1">
            <text:p text:style-name="P4">134,38</text:p>
          </table:table-cell>
          <table:table-cell table:style-name="TableCell1">
            <text:p text:style-name="P4">141,13</text:p>
          </table:table-cell>
        </table:table-row>
        <table:table-row>
          <table:table-cell table:style-name="TableCell1">
            <text:p text:style-name="P3">3.12.2012</text:p>
          </table:table-cell>
          <table:table-cell table:style-name="TableCell1">
            <text:p text:style-name="P4">133,05</text:p>
          </table:table-cell>
          <table:table-cell table:style-name="TableCell1">
            <text:p text:style-name="P4">140,91</text:p>
          </table:table-cell>
        </table:table-row>
        <table:table-row>
          <table:table-cell table:style-name="TableCell1">
            <text:p text:style-name="P3">10.12.2012</text:p>
          </table:table-cell>
          <table:table-cell table:style-name="TableCell1">
            <text:p text:style-name="P4">132,55</text:p>
          </table:table-cell>
          <table:table-cell table:style-name="TableCell1">
            <text:p text:style-name="P4">140,76</text:p>
          </table:table-cell>
        </table:table-row>
        <table:table-row>
          <table:table-cell table:style-name="TableCell1">
            <text:p text:style-name="P3">17.12.2012</text:p>
          </table:table-cell>
          <table:table-cell table:style-name="TableCell1">
            <text:p text:style-name="P4">131,98</text:p>
          </table:table-cell>
          <table:table-cell table:style-name="TableCell1">
            <text:p text:style-name="P4">140,08</text:p>
          </table:table-cell>
        </table:table-row>
        <table:table-row>
          <table:table-cell table:style-name="TableCell1">
            <text:p text:style-name="P3">24.12.2012</text:p>
          </table:table-cell>
          <table:table-cell table:style-name="TableCell1">
            <text:p text:style-name="P4">131,95</text:p>
          </table:table-cell>
          <table:table-cell table:style-name="TableCell1">
            <text:p text:style-name="P4">139,84</text:p>
          </table:table-cell>
        </table:table-row>
        <table:table-row>
          <table:table-cell table:style-name="TableCell1">
            <text:p text:style-name="P3">31.12.2012</text:p>
          </table:table-cell>
          <table:table-cell table:style-name="TableCell1">
            <text:p text:style-name="P4">131,92</text:p>
          </table:table-cell>
          <table:table-cell table:style-name="TableCell1">
            <text:p text:style-name="P4">139,81</text:p>
          </table:table-cell>
        </table:table-row>
        <table:table-row>
          <table:table-cell table:style-name="TableCell1">
            <text:p text:style-name="P3">7.01.2013</text:p>
          </table:table-cell>
          <table:table-cell table:style-name="TableCell1">
            <text:p text:style-name="P4">131,86</text:p>
          </table:table-cell>
          <table:table-cell table:style-name="TableCell1">
            <text:p text:style-name="P4">139,75</text:p>
          </table:table-cell>
        </table:table-row>
        <table:table-row>
          <table:table-cell table:style-name="TableCell1">
            <text:p text:style-name="P3">14.01.2013</text:p>
          </table:table-cell>
          <table:table-cell table:style-name="TableCell1">
            <text:p text:style-name="P4">132,00</text:p>
          </table:table-cell>
          <table:table-cell table:style-name="TableCell1">
            <text:p text:style-name="P4">139,68</text:p>
          </table:table-cell>
        </table:table-row>
        <table:table-row>
          <table:table-cell table:style-name="TableCell1">
            <text:p text:style-name="P3">21.01.2013</text:p>
          </table:table-cell>
          <table:table-cell table:style-name="TableCell1">
            <text:p text:style-name="P4">132,21</text:p>
          </table:table-cell>
          <table:table-cell table:style-name="TableCell1">
            <text:p text:style-name="P4">139,95</text:p>
          </table:table-cell>
        </table:table-row>
        <table:table-row>
          <table:table-cell table:style-name="TableCell1">
            <text:p text:style-name="P3">28.01.2013</text:p>
          </table:table-cell>
          <table:table-cell table:style-name="TableCell1">
            <text:p text:style-name="P4">132,95</text:p>
          </table:table-cell>
          <table:table-cell table:style-name="TableCell1">
            <text:p text:style-name="P4">140,77</text:p>
          </table:table-cell>
        </table:table-row>
        <table:table-row>
          <table:table-cell table:style-name="TableCell1">
            <text:p text:style-name="P3">4.02.2013</text:p>
          </table:table-cell>
          <table:table-cell table:style-name="TableCell1">
            <text:p text:style-name="P4">134,38</text:p>
          </table:table-cell>
          <table:table-cell table:style-name="TableCell1">
            <text:p text:style-name="P4">141,91</text:p>
          </table:table-cell>
        </table:table-row>
        <table:table-row>
          <table:table-cell table:style-name="TableCell1">
            <text:p text:style-name="P3">11.02.2013</text:p>
          </table:table-cell>
          <table:table-cell table:style-name="TableCell1">
            <text:p text:style-name="P4">135,56</text:p>
          </table:table-cell>
          <table:table-cell table:style-name="TableCell1">
            <text:p text:style-name="P4">143,03</text:p>
          </table:table-cell>
        </table:table-row>
        <table:table-row>
          <table:table-cell table:style-name="TableCell1">
            <text:p text:style-name="P3">18.02.2013</text:p>
          </table:table-cell>
          <table:table-cell table:style-name="TableCell1">
            <text:p text:style-name="P4">136,86</text:p>
          </table:table-cell>
          <table:table-cell table:style-name="TableCell1">
            <text:p text:style-name="P4">144,17</text:p>
          </table:table-cell>
        </table:table-row>
        <table:table-row>
          <table:table-cell table:style-name="TableCell1">
            <text:p text:style-name="P3">25.02.2013</text:p>
          </table:table-cell>
          <table:table-cell table:style-name="TableCell1">
            <text:p text:style-name="P4">138,50</text:p>
          </table:table-cell>
          <table:table-cell table:style-name="TableCell1">
            <text:p text:style-name="P4">145,55</text:p>
          </table:table-cell>
        </table:table-row>
        <table:table-row>
          <table:table-cell table:style-name="TableCell1">
            <text:p text:style-name="P3">4.03.2013</text:p>
          </table:table-cell>
          <table:table-cell table:style-name="TableCell1">
            <text:p text:style-name="P4">139,47</text:p>
          </table:table-cell>
          <table:table-cell table:style-name="TableCell1">
            <text:p text:style-name="P4">146,34</text:p>
          </table:table-cell>
        </table:table-row>
        <table:table-row>
          <table:table-cell table:style-name="TableCell1">
            <text:p text:style-name="P3">11.03.2013</text:p>
          </table:table-cell>
          <table:table-cell table:style-name="TableCell1">
            <text:p text:style-name="P4">140,00</text:p>
          </table:table-cell>
          <table:table-cell table:style-name="TableCell1">
            <text:p text:style-name="P4">146,71</text:p>
          </table:table-cell>
        </table:table-row>
        <table:table-row>
          <table:table-cell table:style-name="TableCell1">
            <text:p text:style-name="P3">18.03.2013</text:p>
          </table:table-cell>
          <table:table-cell table:style-name="TableCell1">
            <text:p text:style-name="P4">137,58</text:p>
          </table:table-cell>
          <table:table-cell table:style-name="TableCell1">
            <text:p text:style-name="P4">144,84</text:p>
          </table:table-cell>
        </table:table-row>
        <table:table-row>
          <table:table-cell table:style-name="TableCell1">
            <text:p text:style-name="P3">25.03.2013</text:p>
          </table:table-cell>
          <table:table-cell table:style-name="TableCell1">
            <text:p text:style-name="P4">137,09</text:p>
          </table:table-cell>
          <table:table-cell table:style-name="TableCell1">
            <text:p text:style-name="P4">144,33</text:p>
          </table:table-cell>
        </table:table-row>
        <table:table-row>
          <table:table-cell table:style-name="TableCell1">
            <text:p text:style-name="P3">1.04.2013</text:p>
          </table:table-cell>
          <table:table-cell table:style-name="TableCell1">
            <text:p text:style-name="P4">137,30</text:p>
          </table:table-cell>
          <table:table-cell table:style-name="TableCell1">
            <text:p text:style-name="P4">143,51</text:p>
          </table:table-cell>
        </table:table-row>
        <table:table-row>
          <table:table-cell table:style-name="TableCell1">
            <text:p text:style-name="P3">8.04.2013</text:p>
          </table:table-cell>
          <table:table-cell table:style-name="TableCell1">
            <text:p text:style-name="P4">137,31</text:p>
          </table:table-cell>
          <table:table-cell table:style-name="TableCell1">
            <text:p text:style-name="P4">143,13</text:p>
          </table:table-cell>
        </table:table-row>
        <table:table-row>
          <table:table-cell table:style-name="TableCell1">
            <text:p text:style-name="P3">15.04.2013</text:p>
          </table:table-cell>
          <table:table-cell table:style-name="TableCell1">
            <text:p text:style-name="P4">137,11</text:p>
          </table:table-cell>
          <table:table-cell table:style-name="TableCell1">
            <text:p text:style-name="P4">141,67</text:p>
          </table:table-cell>
        </table:table-row>
        <table:table-row>
          <table:table-cell table:style-name="TableCell1">
            <text:p text:style-name="P3">22.04.2013</text:p>
          </table:table-cell>
          <table:table-cell table:style-name="TableCell1">
            <text:p text:style-name="P4">135,68</text:p>
          </table:table-cell>
          <table:table-cell table:style-name="TableCell1">
            <text:p text:style-name="P4">140,64</text:p>
          </table:table-cell>
        </table:table-row>
        <table:table-row>
          <table:table-cell table:style-name="TableCell1">
            <text:p text:style-name="P3">29.04.2013</text:p>
          </table:table-cell>
          <table:table-cell table:style-name="TableCell1">
            <text:p text:style-name="P4">134,66</text:p>
          </table:table-cell>
          <table:table-cell table:style-name="TableCell1">
            <text:p text:style-name="P4">139,59</text:p>
          </table:table-cell>
        </table:table-row>
        <table:table-row>
          <table:table-cell table:style-name="TableCell1">
            <text:p text:style-name="P3">6.05.2013</text:p>
          </table:table-cell>
          <table:table-cell table:style-name="TableCell1">
            <text:p text:style-name="P4">133,42</text:p>
          </table:table-cell>
          <table:table-cell table:style-name="TableCell1">
            <text:p text:style-name="P4">138,54</text:p>
          </table:table-cell>
        </table:table-row>
        <table:table-row>
          <table:table-cell table:style-name="TableCell1">
            <text:p text:style-name="P3">13.05.2013</text:p>
          </table:table-cell>
          <table:table-cell table:style-name="TableCell1">
            <text:p text:style-name="P4">133,12</text:p>
          </table:table-cell>
          <table:table-cell table:style-name="TableCell1">
            <text:p text:style-name="P4">138,27</text:p>
          </table:table-cell>
        </table:table-row>
        <table:table-row>
          <table:table-cell table:style-name="TableCell1">
            <text:p text:style-name="P3">20.05.2013</text:p>
          </table:table-cell>
          <table:table-cell table:style-name="TableCell1">
            <text:p text:style-name="P4">133,17</text:p>
          </table:table-cell>
          <table:table-cell table:style-name="TableCell1">
            <text:p text:style-name="P4">138,42</text:p>
          </table:table-cell>
        </table:table-row>
        <table:table-row>
          <table:table-cell table:style-name="TableCell1">
            <text:p text:style-name="P3">27.05.2013</text:p>
          </table:table-cell>
          <table:table-cell table:style-name="TableCell1">
            <text:p text:style-name="P4">133,64</text:p>
          </table:table-cell>
          <table:table-cell table:style-name="TableCell1">
            <text:p text:style-name="P4">138,82</text:p>
          </table:table-cell>
        </table:table-row>
        <table:table-row>
          <table:table-cell table:style-name="TableCell1">
            <text:p text:style-name="P3">3.06.2013</text:p>
          </table:table-cell>
          <table:table-cell table:style-name="TableCell1">
            <text:p text:style-name="P4">134,04</text:p>
          </table:table-cell>
          <table:table-cell table:style-name="TableCell1">
            <text:p text:style-name="P4">139,17</text:p>
          </table:table-cell>
        </table:table-row>
        <table:table-row>
          <table:table-cell table:style-name="TableCell1">
            <text:p text:style-name="P3">10.06.2013</text:p>
          </table:table-cell>
          <table:table-cell table:style-name="TableCell1">
            <text:p text:style-name="P4">134,30</text:p>
          </table:table-cell>
          <table:table-cell table:style-name="TableCell1">
            <text:p text:style-name="P4">139,43</text:p>
          </table:table-cell>
        </table:table-row>
        <table:table-row>
          <table:table-cell table:style-name="TableCell1">
            <text:p text:style-name="P3">17.06.2013</text:p>
          </table:table-cell>
          <table:table-cell table:style-name="TableCell1">
            <text:p text:style-name="P4">134,46</text:p>
          </table:table-cell>
          <table:table-cell table:style-name="TableCell1">
            <text:p text:style-name="P4">139,54</text:p>
          </table:table-cell>
        </table:table-row>
        <table:table-row>
          <table:table-cell table:style-name="TableCell1">
            <text:p text:style-name="P3">24.06.2013</text:p>
          </table:table-cell>
          <table:table-cell table:style-name="TableCell1">
            <text:p text:style-name="P4">134,52</text:p>
          </table:table-cell>
          <table:table-cell table:style-name="TableCell1">
            <text:p text:style-name="P4">139,64</text:p>
          </table:table-cell>
        </table:table-row>
        <table:table-row>
          <table:table-cell table:style-name="TableCell1">
            <text:p text:style-name="P3">1.07.2013</text:p>
          </table:table-cell>
          <table:table-cell table:style-name="TableCell1">
            <text:p text:style-name="P4">133,44</text:p>
          </table:table-cell>
          <table:table-cell table:style-name="TableCell1">
            <text:p text:style-name="P4">138,51</text:p>
          </table:table-cell>
        </table:table-row>
        <table:table-row>
          <table:table-cell table:style-name="TableCell1">
            <text:p text:style-name="P3">8.07.2013</text:p>
          </table:table-cell>
          <table:table-cell table:style-name="TableCell1">
            <text:p text:style-name="P4">133,77</text:p>
          </table:table-cell>
          <table:table-cell table:style-name="TableCell1">
            <text:p text:style-name="P4">138,73</text:p>
          </table:table-cell>
        </table:table-row>
        <table:table-row>
          <table:table-cell table:style-name="TableCell1">
            <text:p text:style-name="P3">15.07.2013</text:p>
          </table:table-cell>
          <table:table-cell table:style-name="TableCell1">
            <text:p text:style-name="P4">134,95</text:p>
          </table:table-cell>
          <table:table-cell table:style-name="TableCell1">
            <text:p text:style-name="P4">139,84</text:p>
          </table:table-cell>
        </table:table-row>
        <table:table-row>
          <table:table-cell table:style-name="TableCell1">
            <text:p text:style-name="P3">22.07.2013</text:p>
          </table:table-cell>
          <table:table-cell table:style-name="TableCell1">
            <text:p text:style-name="P4">136,04</text:p>
          </table:table-cell>
          <table:table-cell table:style-name="TableCell1">
            <text:p text:style-name="P4">140,72</text:p>
          </table:table-cell>
        </table:table-row>
        <table:table-row>
          <table:table-cell table:style-name="TableCell1">
            <text:p text:style-name="P3">29.07.2013</text:p>
          </table:table-cell>
          <table:table-cell table:style-name="TableCell1">
            <text:p text:style-name="P4">136,87</text:p>
          </table:table-cell>
          <table:table-cell table:style-name="TableCell1">
            <text:p text:style-name="P4">141,44</text:p>
          </table:table-cell>
        </table:table-row>
        <table:table-row>
          <table:table-cell table:style-name="TableCell1">
            <text:p text:style-name="P3">5.08.2013</text:p>
          </table:table-cell>
          <table:table-cell table:style-name="TableCell1">
            <text:p text:style-name="P4">137,02</text:p>
          </table:table-cell>
          <table:table-cell table:style-name="TableCell1">
            <text:p text:style-name="P4">141,67</text:p>
          </table:table-cell>
        </table:table-row>
        <table:table-row>
          <table:table-cell table:style-name="TableCell1">
            <text:p text:style-name="P3">12.08.2013</text:p>
          </table:table-cell>
          <table:table-cell table:style-name="TableCell1">
            <text:p text:style-name="P4">137,13</text:p>
          </table:table-cell>
          <table:table-cell table:style-name="TableCell1">
            <text:p text:style-name="P4">141,82</text:p>
          </table:table-cell>
        </table:table-row>
        <table:table-row>
          <table:table-cell table:style-name="TableCell1">
            <text:p text:style-name="P3">19.08.2013</text:p>
          </table:table-cell>
          <table:table-cell table:style-name="TableCell1">
            <text:p text:style-name="P4">137,00</text:p>
          </table:table-cell>
          <table:table-cell table:style-name="TableCell1">
            <text:p text:style-name="P4">141,73</text:p>
          </table:table-cell>
        </table:table-row>
        <table:table-row>
          <table:table-cell table:style-name="TableCell1">
            <text:p text:style-name="P3">28.08.2013</text:p>
          </table:table-cell>
          <table:table-cell table:style-name="TableCell1">
            <text:p text:style-name="P4">136,83</text:p>
          </table:table-cell>
          <table:table-cell table:style-name="TableCell1">
            <text:p text:style-name="P4">141,78</text:p>
          </table:table-cell>
        </table:table-row>
        <table:table-row>
          <table:table-cell table:style-name="TableCell1">
            <text:p text:style-name="P3">2.09.2013</text:p>
          </table:table-cell>
          <table:table-cell table:style-name="TableCell1">
            <text:p text:style-name="P4">137,14</text:p>
          </table:table-cell>
          <table:table-cell table:style-name="TableCell1">
            <text:p text:style-name="P4">142,09</text:p>
          </table:table-cell>
        </table:table-row>
        <table:table-row>
          <table:table-cell table:style-name="TableCell1">
            <text:p text:style-name="P3">9.09.2013</text:p>
          </table:table-cell>
          <table:table-cell table:style-name="TableCell1">
            <text:p text:style-name="P4">137,60</text:p>
          </table:table-cell>
          <table:table-cell table:style-name="TableCell1">
            <text:p text:style-name="P4">142,67</text:p>
          </table:table-cell>
        </table:table-row>
        <table:table-row>
          <table:table-cell table:style-name="TableCell1">
            <text:p text:style-name="P3">16.09.2013</text:p>
          </table:table-cell>
          <table:table-cell table:style-name="TableCell1">
            <text:p text:style-name="P4">137,47</text:p>
          </table:table-cell>
          <table:table-cell table:style-name="TableCell1">
            <text:p text:style-name="P4">142,52</text:p>
          </table:table-cell>
        </table:table-row>
        <table:table-row>
          <table:table-cell table:style-name="TableCell1">
            <text:p text:style-name="P3">23.09.2013</text:p>
          </table:table-cell>
          <table:table-cell table:style-name="TableCell1">
            <text:p text:style-name="P4">136,95</text:p>
          </table:table-cell>
          <table:table-cell table:style-name="TableCell1">
            <text:p text:style-name="P4">142,09</text:p>
          </table:table-cell>
        </table:table-row>
        <table:table-row>
          <table:table-cell table:style-name="TableCell1">
            <text:p text:style-name="P3">30.09.2013</text:p>
          </table:table-cell>
          <table:table-cell table:style-name="TableCell1">
            <text:p text:style-name="P4">133,40</text:p>
          </table:table-cell>
          <table:table-cell table:style-name="TableCell1">
            <text:p text:style-name="P4">140,19</text:p>
          </table:table-cell>
        </table:table-row>
        <table:table-row>
          <table:table-cell table:style-name="TableCell1">
            <text:p text:style-name="P3">7.10.2013</text:p>
          </table:table-cell>
          <table:table-cell table:style-name="TableCell1">
            <text:p text:style-name="P4">131,62</text:p>
          </table:table-cell>
          <table:table-cell table:style-name="TableCell1">
            <text:p text:style-name="P4">138,83</text:p>
          </table:table-cell>
        </table:table-row>
        <table:table-row>
          <table:table-cell table:style-name="TableCell1">
            <text:p text:style-name="P3">14.10.2013</text:p>
          </table:table-cell>
          <table:table-cell table:style-name="TableCell1">
            <text:p text:style-name="P4">131,67</text:p>
          </table:table-cell>
          <table:table-cell table:style-name="TableCell1">
            <text:p text:style-name="P4">139,15</text:p>
          </table:table-cell>
        </table:table-row>
        <table:table-row>
          <table:table-cell table:style-name="TableCell1">
            <text:p text:style-name="P3">21.10.2013</text:p>
          </table:table-cell>
          <table:table-cell table:style-name="TableCell1">
            <text:p text:style-name="P4">131,53</text:p>
          </table:table-cell>
          <table:table-cell table:style-name="TableCell1">
            <text:p text:style-name="P4">138,99</text:p>
          </table:table-cell>
        </table:table-row>
        <table:table-row>
          <table:table-cell table:style-name="TableCell1">
            <text:p text:style-name="P3">28.10.2013</text:p>
          </table:table-cell>
          <table:table-cell table:style-name="TableCell1">
            <text:p text:style-name="P4">131,42</text:p>
          </table:table-cell>
          <table:table-cell table:style-name="TableCell1">
            <text:p text:style-name="P4">138,88</text:p>
          </table:table-cell>
        </table:table-row>
        <table:table-row>
          <table:table-cell table:style-name="TableCell1">
            <text:p text:style-name="P3">4.11.2013</text:p>
          </table:table-cell>
          <table:table-cell table:style-name="TableCell1">
            <text:p text:style-name="P4">129,92</text:p>
          </table:table-cell>
          <table:table-cell table:style-name="TableCell1">
            <text:p text:style-name="P4">137,51</text:p>
          </table:table-cell>
        </table:table-row>
        <table:table-row>
          <table:table-cell table:style-name="TableCell1">
            <text:p text:style-name="P3">11.11.2013</text:p>
          </table:table-cell>
          <table:table-cell table:style-name="TableCell1">
            <text:p text:style-name="P4">129,71</text:p>
          </table:table-cell>
          <table:table-cell table:style-name="TableCell1">
            <text:p text:style-name="P4">137,32</text:p>
          </table:table-cell>
        </table:table-row>
        <table:table-row>
          <table:table-cell table:style-name="TableCell1">
            <text:p text:style-name="P3">18.11.2013</text:p>
          </table:table-cell>
          <table:table-cell table:style-name="TableCell1">
            <text:p text:style-name="P4">129,89</text:p>
          </table:table-cell>
          <table:table-cell table:style-name="TableCell1">
            <text:p text:style-name="P4">137,47</text:p>
          </table:table-cell>
        </table:table-row>
        <table:table-row>
          <table:table-cell table:style-name="TableCell1">
            <text:p text:style-name="P3">25.11.2013</text:p>
          </table:table-cell>
          <table:table-cell table:style-name="TableCell1">
            <text:p text:style-name="P4">130,03</text:p>
          </table:table-cell>
          <table:table-cell table:style-name="TableCell1">
            <text:p text:style-name="P4">137,72</text:p>
          </table:table-cell>
        </table:table-row>
        <table:table-row>
          <table:table-cell table:style-name="TableCell1">
            <text:p text:style-name="P3">2.12.2013</text:p>
          </table:table-cell>
          <table:table-cell table:style-name="TableCell1">
            <text:p text:style-name="P4">130,25</text:p>
          </table:table-cell>
          <table:table-cell table:style-name="TableCell1">
            <text:p text:style-name="P4">137,90</text:p>
          </table:table-cell>
        </table:table-row>
        <table:table-row>
          <table:table-cell table:style-name="TableCell1">
            <text:p text:style-name="P3">9.12.2013</text:p>
          </table:table-cell>
          <table:table-cell table:style-name="TableCell1">
            <text:p text:style-name="P4">130,76</text:p>
          </table:table-cell>
          <table:table-cell table:style-name="TableCell1">
            <text:p text:style-name="P4">138,55</text:p>
          </table:table-cell>
        </table:table-row>
        <table:table-row>
          <table:table-cell table:style-name="TableCell1">
            <text:p text:style-name="P3">16.12.2013</text:p>
          </table:table-cell>
          <table:table-cell table:style-name="TableCell1">
            <text:p text:style-name="P4">130,96</text:p>
          </table:table-cell>
          <table:table-cell table:style-name="TableCell1">
            <text:p text:style-name="P4">138,84</text:p>
          </table:table-cell>
        </table:table-row>
        <table:table-row>
          <table:table-cell table:style-name="TableCell1">
            <text:p text:style-name="P3">23.12.2013</text:p>
          </table:table-cell>
          <table:table-cell table:style-name="TableCell1">
            <text:p text:style-name="P4">130,05</text:p>
          </table:table-cell>
          <table:table-cell table:style-name="TableCell1">
            <text:p text:style-name="P4">138,17</text:p>
          </table:table-cell>
        </table:table-row>
        <table:table-row>
          <table:table-cell table:style-name="TableCell1">
            <text:p text:style-name="P3">30.12.2013</text:p>
          </table:table-cell>
          <table:table-cell table:style-name="TableCell1">
            <text:p text:style-name="P4">130,03</text:p>
          </table:table-cell>
          <table:table-cell table:style-name="TableCell1">
            <text:p text:style-name="P4">137,98</text:p>
          </table:table-cell>
        </table:table-row>
        <table:table-row>
          <table:table-cell table:style-name="TableCell1">
            <text:p text:style-name="P3">6.01.2014</text:p>
          </table:table-cell>
          <table:table-cell table:style-name="TableCell1">
            <text:p text:style-name="P4">130,26</text:p>
          </table:table-cell>
          <table:table-cell table:style-name="TableCell1">
            <text:p text:style-name="P4">138,11</text:p>
          </table:table-cell>
        </table:table-row>
        <table:table-row>
          <table:table-cell table:style-name="TableCell1">
            <text:p text:style-name="P3">13.01.2014</text:p>
          </table:table-cell>
          <table:table-cell table:style-name="TableCell1">
            <text:p text:style-name="P4">130,36</text:p>
          </table:table-cell>
          <table:table-cell table:style-name="TableCell1">
            <text:p text:style-name="P4">138,34</text:p>
          </table:table-cell>
        </table:table-row>
        <table:table-row>
          <table:table-cell table:style-name="TableCell1">
            <text:p text:style-name="P3">20.01.2014</text:p>
          </table:table-cell>
          <table:table-cell table:style-name="TableCell1">
            <text:p text:style-name="P4">129,37</text:p>
          </table:table-cell>
          <table:table-cell table:style-name="TableCell1">
            <text:p text:style-name="P4">137,23</text:p>
          </table:table-cell>
        </table:table-row>
        <table:table-row>
          <table:table-cell table:style-name="TableCell1">
            <text:p text:style-name="P3">27.01.2014</text:p>
          </table:table-cell>
          <table:table-cell table:style-name="TableCell1">
            <text:p text:style-name="P4">129,02</text:p>
          </table:table-cell>
          <table:table-cell table:style-name="TableCell1">
            <text:p text:style-name="P4">136,94</text:p>
          </table:table-cell>
        </table:table-row>
        <table:table-row>
          <table:table-cell table:style-name="TableCell1">
            <text:p text:style-name="P3">3.02.2014</text:p>
          </table:table-cell>
          <table:table-cell table:style-name="TableCell1">
            <text:p text:style-name="P4">128,85</text:p>
          </table:table-cell>
          <table:table-cell table:style-name="TableCell1">
            <text:p text:style-name="P4">136,84</text:p>
          </table:table-cell>
        </table:table-row>
        <table:table-row>
          <table:table-cell table:style-name="TableCell1">
            <text:p text:style-name="P3">10.02.2014</text:p>
          </table:table-cell>
          <table:table-cell table:style-name="TableCell1">
            <text:p text:style-name="P4">128,81</text:p>
          </table:table-cell>
          <table:table-cell table:style-name="TableCell1">
            <text:p text:style-name="P4">136,84</text:p>
          </table:table-cell>
        </table:table-row>
        <table:table-row>
          <table:table-cell table:style-name="TableCell1">
            <text:p text:style-name="P3">17.02.2014</text:p>
          </table:table-cell>
          <table:table-cell table:style-name="TableCell1">
            <text:p text:style-name="P4">129,16</text:p>
          </table:table-cell>
          <table:table-cell table:style-name="TableCell1">
            <text:p text:style-name="P4">136,81</text:p>
          </table:table-cell>
        </table:table-row>
        <table:table-row>
          <table:table-cell table:style-name="TableCell1">
            <text:p text:style-name="P3">24.02.2014</text:p>
          </table:table-cell>
          <table:table-cell table:style-name="TableCell1">
            <text:p text:style-name="P4">129,20</text:p>
          </table:table-cell>
          <table:table-cell table:style-name="TableCell1">
            <text:p text:style-name="P4">136,95</text:p>
          </table:table-cell>
        </table:table-row>
        <table:table-row>
          <table:table-cell table:style-name="TableCell1">
            <text:p text:style-name="P3">3.03.2014</text:p>
          </table:table-cell>
          <table:table-cell table:style-name="TableCell1">
            <text:p text:style-name="P4">129,36</text:p>
          </table:table-cell>
          <table:table-cell table:style-name="TableCell1">
            <text:p text:style-name="P4">137,15</text:p>
          </table:table-cell>
        </table:table-row>
        <table:table-row>
          <table:table-cell table:style-name="TableCell1">
            <text:p text:style-name="P3">10.03.2014</text:p>
          </table:table-cell>
          <table:table-cell table:style-name="TableCell1">
            <text:p text:style-name="P4">129,39</text:p>
          </table:table-cell>
          <table:table-cell table:style-name="TableCell1">
            <text:p text:style-name="P4">137,08</text:p>
          </table:table-cell>
        </table:table-row>
        <table:table-row>
          <table:table-cell table:style-name="TableCell1">
            <text:p text:style-name="P3">17.03.2014</text:p>
          </table:table-cell>
          <table:table-cell table:style-name="TableCell1">
            <text:p text:style-name="P4">128,76</text:p>
          </table:table-cell>
          <table:table-cell table:style-name="TableCell1">
            <text:p text:style-name="P4">136,27</text:p>
          </table:table-cell>
        </table:table-row>
        <table:table-row>
          <table:table-cell table:style-name="TableCell1">
            <text:p text:style-name="P3">24.03.2014</text:p>
          </table:table-cell>
          <table:table-cell table:style-name="TableCell1">
            <text:p text:style-name="P4">128,57</text:p>
          </table:table-cell>
          <table:table-cell table:style-name="TableCell1">
            <text:p text:style-name="P4">136,00</text:p>
          </table:table-cell>
        </table:table-row>
        <table:table-row>
          <table:table-cell table:style-name="TableCell1">
            <text:p text:style-name="P3">31.03.2014</text:p>
          </table:table-cell>
          <table:table-cell table:style-name="TableCell1">
            <text:p text:style-name="P4">128,76</text:p>
          </table:table-cell>
          <table:table-cell table:style-name="TableCell1">
            <text:p text:style-name="P4">135,89</text:p>
          </table:table-cell>
        </table:table-row>
        <table:table-row>
          <table:table-cell table:style-name="TableCell1">
            <text:p text:style-name="P3">7.04.2014</text:p>
          </table:table-cell>
          <table:table-cell table:style-name="TableCell1">
            <text:p text:style-name="P4">128,71</text:p>
          </table:table-cell>
          <table:table-cell table:style-name="TableCell1">
            <text:p text:style-name="P4">136,01</text:p>
          </table:table-cell>
        </table:table-row>
        <table:table-row>
          <table:table-cell table:style-name="TableCell1">
            <text:p text:style-name="P3">14.04.2014</text:p>
          </table:table-cell>
          <table:table-cell table:style-name="TableCell1">
            <text:p text:style-name="P4">128,89</text:p>
          </table:table-cell>
          <table:table-cell table:style-name="TableCell1">
            <text:p text:style-name="P4">136,05</text:p>
          </table:table-cell>
        </table:table-row>
        <table:table-row>
          <table:table-cell table:style-name="TableCell1">
            <text:p text:style-name="P3">21.04.2014</text:p>
          </table:table-cell>
          <table:table-cell table:style-name="TableCell1">
            <text:p text:style-name="P4">129,11</text:p>
          </table:table-cell>
          <table:table-cell table:style-name="TableCell1">
            <text:p text:style-name="P4">136,12</text:p>
          </table:table-cell>
        </table:table-row>
        <table:table-row>
          <table:table-cell table:style-name="TableCell1">
            <text:p text:style-name="P3">28.04.2014</text:p>
          </table:table-cell>
          <table:table-cell table:style-name="TableCell1">
            <text:p text:style-name="P4">129,09</text:p>
          </table:table-cell>
          <table:table-cell table:style-name="TableCell1">
            <text:p text:style-name="P4">135,93</text:p>
          </table:table-cell>
        </table:table-row>
        <table:table-row>
          <table:table-cell table:style-name="TableCell1">
            <text:p text:style-name="P3">5.05.2014</text:p>
          </table:table-cell>
          <table:table-cell table:style-name="TableCell1">
            <text:p text:style-name="P4">129,27</text:p>
          </table:table-cell>
          <table:table-cell table:style-name="TableCell1">
            <text:p text:style-name="P4">136,16</text:p>
          </table:table-cell>
        </table:table-row>
        <table:table-row>
          <table:table-cell table:style-name="TableCell1">
            <text:p text:style-name="P3">12.05.2014</text:p>
          </table:table-cell>
          <table:table-cell table:style-name="TableCell1">
            <text:p text:style-name="P4">129,50</text:p>
          </table:table-cell>
          <table:table-cell table:style-name="TableCell1">
            <text:p text:style-name="P4">136,37</text:p>
          </table:table-cell>
        </table:table-row>
        <table:table-row>
          <table:table-cell table:style-name="TableCell1">
            <text:p text:style-name="P3">19.05.2014</text:p>
          </table:table-cell>
          <table:table-cell table:style-name="TableCell1">
            <text:p text:style-name="P4">129,42</text:p>
          </table:table-cell>
          <table:table-cell table:style-name="TableCell1">
            <text:p text:style-name="P4">136,17</text:p>
          </table:table-cell>
        </table:table-row>
        <table:table-row>
          <table:table-cell table:style-name="TableCell1">
            <text:p text:style-name="P3">26.05.2014</text:p>
          </table:table-cell>
          <table:table-cell table:style-name="TableCell1">
            <text:p text:style-name="P4">129,51</text:p>
          </table:table-cell>
          <table:table-cell table:style-name="TableCell1">
            <text:p text:style-name="P4">136,36</text:p>
          </table:table-cell>
        </table:table-row>
        <table:table-row>
          <table:table-cell table:style-name="TableCell1">
            <text:p text:style-name="P3">2.06.2014</text:p>
          </table:table-cell>
          <table:table-cell table:style-name="TableCell1">
            <text:p text:style-name="P4">129,63</text:p>
          </table:table-cell>
          <table:table-cell table:style-name="TableCell1">
            <text:p text:style-name="P4">136,38</text:p>
          </table:table-cell>
        </table:table-row>
        <table:table-row>
          <table:table-cell table:style-name="TableCell1">
            <text:p text:style-name="P3">9.06.2014</text:p>
          </table:table-cell>
          <table:table-cell table:style-name="TableCell1">
            <text:p text:style-name="P4">129,69</text:p>
          </table:table-cell>
          <table:table-cell table:style-name="TableCell1">
            <text:p text:style-name="P4">136,04</text:p>
          </table:table-cell>
        </table:table-row>
        <table:table-row>
          <table:table-cell table:style-name="TableCell1">
            <text:p text:style-name="P3">16.06.2014</text:p>
          </table:table-cell>
          <table:table-cell table:style-name="TableCell1">
            <text:p text:style-name="P4">129,88</text:p>
          </table:table-cell>
          <table:table-cell table:style-name="TableCell1">
            <text:p text:style-name="P4">135,54</text:p>
          </table:table-cell>
        </table:table-row>
        <table:table-row>
          <table:table-cell table:style-name="TableCell1">
            <text:p text:style-name="P3">23.06.2014</text:p>
          </table:table-cell>
          <table:table-cell table:style-name="TableCell1">
            <text:p text:style-name="P4">130,14</text:p>
          </table:table-cell>
          <table:table-cell table:style-name="TableCell1">
            <text:p text:style-name="P4">135,50</text:p>
          </table:table-cell>
        </table:table-row>
        <table:table-row>
          <table:table-cell table:style-name="TableCell1">
            <text:p text:style-name="P3">30.06.2014</text:p>
          </table:table-cell>
          <table:table-cell table:style-name="TableCell1">
            <text:p text:style-name="P4">130,69</text:p>
          </table:table-cell>
          <table:table-cell table:style-name="TableCell1">
            <text:p text:style-name="P4">136,04</text:p>
          </table:table-cell>
        </table:table-row>
        <table:table-row>
          <table:table-cell table:style-name="TableCell1">
            <text:p text:style-name="P3">7.07.2014</text:p>
          </table:table-cell>
          <table:table-cell table:style-name="TableCell1">
            <text:p text:style-name="P4">131,10</text:p>
          </table:table-cell>
          <table:table-cell table:style-name="TableCell1">
            <text:p text:style-name="P4">136,22</text:p>
          </table:table-cell>
        </table:table-row>
        <table:table-row>
          <table:table-cell table:style-name="TableCell1">
            <text:p text:style-name="P3">14.07.2014</text:p>
          </table:table-cell>
          <table:table-cell table:style-name="TableCell1">
            <text:p text:style-name="P4">131,11</text:p>
          </table:table-cell>
          <table:table-cell table:style-name="TableCell1">
            <text:p text:style-name="P4">136,17</text:p>
          </table:table-cell>
        </table:table-row>
        <table:table-row>
          <table:table-cell table:style-name="TableCell1">
            <text:p text:style-name="P3">21.07.2014</text:p>
          </table:table-cell>
          <table:table-cell table:style-name="TableCell1">
            <text:p text:style-name="P4">131,04</text:p>
          </table:table-cell>
          <table:table-cell table:style-name="TableCell1">
            <text:p text:style-name="P4">135,69</text:p>
          </table:table-cell>
        </table:table-row>
        <table:table-row>
          <table:table-cell table:style-name="TableCell1">
            <text:p text:style-name="P3">28.07.2014</text:p>
          </table:table-cell>
          <table:table-cell table:style-name="TableCell1">
            <text:p text:style-name="P4">130,83</text:p>
          </table:table-cell>
          <table:table-cell table:style-name="TableCell1">
            <text:p text:style-name="P4">135,50</text:p>
          </table:table-cell>
        </table:table-row>
        <table:table-row>
          <table:table-cell table:style-name="TableCell1">
            <text:p text:style-name="P3">4.08.2014</text:p>
          </table:table-cell>
          <table:table-cell table:style-name="TableCell1">
            <text:p text:style-name="P4">129,63</text:p>
          </table:table-cell>
          <table:table-cell table:style-name="TableCell1">
            <text:p text:style-name="P4">134,31</text:p>
          </table:table-cell>
        </table:table-row>
        <table:table-row>
          <table:table-cell table:style-name="TableCell1">
            <text:p text:style-name="P3">11.08.2014</text:p>
          </table:table-cell>
          <table:table-cell table:style-name="TableCell1">
            <text:p text:style-name="P4">129,41</text:p>
          </table:table-cell>
          <table:table-cell table:style-name="TableCell1">
            <text:p text:style-name="P4">133,85</text:p>
          </table:table-cell>
        </table:table-row>
        <table:table-row>
          <table:table-cell table:style-name="TableCell1">
            <text:p text:style-name="P3">18.08.2014</text:p>
          </table:table-cell>
          <table:table-cell table:style-name="TableCell1">
            <text:p text:style-name="P4">129,29</text:p>
          </table:table-cell>
          <table:table-cell table:style-name="TableCell1">
            <text:p text:style-name="P4">133,74</text:p>
          </table:table-cell>
        </table:table-row>
        <table:table-row>
          <table:table-cell table:style-name="TableCell1">
            <text:p text:style-name="P3">25.08.2014</text:p>
          </table:table-cell>
          <table:table-cell table:style-name="TableCell1">
            <text:p text:style-name="P4">128,34</text:p>
          </table:table-cell>
          <table:table-cell table:style-name="TableCell1">
            <text:p text:style-name="P4">133,16</text:p>
          </table:table-cell>
        </table:table-row>
        <table:table-row>
          <table:table-cell table:style-name="TableCell1">
            <text:p text:style-name="P3">1.09.2014</text:p>
          </table:table-cell>
          <table:table-cell table:style-name="TableCell1">
            <text:p text:style-name="P4">128,01</text:p>
          </table:table-cell>
          <table:table-cell table:style-name="TableCell1">
            <text:p text:style-name="P4">132,77</text:p>
          </table:table-cell>
        </table:table-row>
        <table:table-row>
          <table:table-cell table:style-name="TableCell1">
            <text:p text:style-name="P3">8.09.2014</text:p>
          </table:table-cell>
          <table:table-cell table:style-name="TableCell1">
            <text:p text:style-name="P4">128,34</text:p>
          </table:table-cell>
          <table:table-cell table:style-name="TableCell1">
            <text:p text:style-name="P4">133,09</text:p>
          </table:table-cell>
        </table:table-row>
        <table:table-row>
          <table:table-cell table:style-name="TableCell1">
            <text:p text:style-name="P3">15.09.2014</text:p>
          </table:table-cell>
          <table:table-cell table:style-name="TableCell1">
            <text:p text:style-name="P4">128,43</text:p>
          </table:table-cell>
          <table:table-cell table:style-name="TableCell1">
            <text:p text:style-name="P4">133,13</text:p>
          </table:table-cell>
        </table:table-row>
        <table:table-row>
          <table:table-cell table:style-name="TableCell1">
            <text:p text:style-name="P3">22.09.2014</text:p>
          </table:table-cell>
          <table:table-cell table:style-name="TableCell1">
            <text:p text:style-name="P4">128,62</text:p>
          </table:table-cell>
          <table:table-cell table:style-name="TableCell1">
            <text:p text:style-name="P4">133,32</text:p>
          </table:table-cell>
        </table:table-row>
        <table:table-row>
          <table:table-cell table:style-name="TableCell1">
            <text:p text:style-name="P3">29.09.2014</text:p>
          </table:table-cell>
          <table:table-cell table:style-name="TableCell1">
            <text:p text:style-name="P4">128,59</text:p>
          </table:table-cell>
          <table:table-cell table:style-name="TableCell1">
            <text:p text:style-name="P4">133,23</text:p>
          </table:table-cell>
        </table:table-row>
        <table:table-row>
          <table:table-cell table:style-name="TableCell1">
            <text:p text:style-name="P3">6.10.2014</text:p>
          </table:table-cell>
          <table:table-cell table:style-name="TableCell1">
            <text:p text:style-name="P4">126,78</text:p>
          </table:table-cell>
          <table:table-cell table:style-name="TableCell1">
            <text:p text:style-name="P4">131,43</text:p>
          </table:table-cell>
        </table:table-row>
        <table:table-row>
          <table:table-cell table:style-name="TableCell1">
            <text:p text:style-name="P3">13.10.2014</text:p>
          </table:table-cell>
          <table:table-cell table:style-name="TableCell1">
            <text:p text:style-name="P4">126,50</text:p>
          </table:table-cell>
          <table:table-cell table:style-name="TableCell1">
            <text:p text:style-name="P4">131,08</text:p>
          </table:table-cell>
        </table:table-row>
        <table:table-row>
          <table:table-cell table:style-name="TableCell1">
            <text:p text:style-name="P3">20.10.2014</text:p>
          </table:table-cell>
          <table:table-cell table:style-name="TableCell1">
            <text:p text:style-name="P4">125,40</text:p>
          </table:table-cell>
          <table:table-cell table:style-name="TableCell1">
            <text:p text:style-name="P4">130,00</text:p>
          </table:table-cell>
        </table:table-row>
        <table:table-row>
          <table:table-cell table:style-name="TableCell1">
            <text:p text:style-name="P3">27.10.2014</text:p>
          </table:table-cell>
          <table:table-cell table:style-name="TableCell1">
            <text:p text:style-name="P4">125,11</text:p>
          </table:table-cell>
          <table:table-cell table:style-name="TableCell1">
            <text:p text:style-name="P4">129,72</text:p>
          </table:table-cell>
        </table:table-row>
        <table:table-row>
          <table:table-cell table:style-name="TableCell1">
            <text:p text:style-name="P3">3.11.2014</text:p>
          </table:table-cell>
          <table:table-cell table:style-name="TableCell1">
            <text:p text:style-name="P4">123,94</text:p>
          </table:table-cell>
          <table:table-cell table:style-name="TableCell1">
            <text:p text:style-name="P4">128,56</text:p>
          </table:table-cell>
        </table:table-row>
        <table:table-row>
          <table:table-cell table:style-name="TableCell1">
            <text:p text:style-name="P3">10.11.2014</text:p>
          </table:table-cell>
          <table:table-cell table:style-name="TableCell1">
            <text:p text:style-name="P4">122,94</text:p>
          </table:table-cell>
          <table:table-cell table:style-name="TableCell1">
            <text:p text:style-name="P4">127,59</text:p>
          </table:table-cell>
        </table:table-row>
        <table:table-row>
          <table:table-cell table:style-name="TableCell1">
            <text:p text:style-name="P3">17.11.2014</text:p>
          </table:table-cell>
          <table:table-cell table:style-name="TableCell1">
            <text:p text:style-name="P4">122,50</text:p>
          </table:table-cell>
          <table:table-cell table:style-name="TableCell1">
            <text:p text:style-name="P4">127,31</text:p>
          </table:table-cell>
        </table:table-row>
        <table:table-row>
          <table:table-cell table:style-name="TableCell1">
            <text:p text:style-name="P3">24.11.2014</text:p>
          </table:table-cell>
          <table:table-cell table:style-name="TableCell1">
            <text:p text:style-name="P4">122,29</text:p>
          </table:table-cell>
          <table:table-cell table:style-name="TableCell1">
            <text:p text:style-name="P4">127,17</text:p>
          </table:table-cell>
        </table:table-row>
        <table:table-row>
          <table:table-cell table:style-name="TableCell1">
            <text:p text:style-name="P3">1.12.2014</text:p>
          </table:table-cell>
          <table:table-cell table:style-name="TableCell1">
            <text:p text:style-name="P4">121,18</text:p>
          </table:table-cell>
          <table:table-cell table:style-name="TableCell1">
            <text:p text:style-name="P4">126,11</text:p>
          </table:table-cell>
        </table:table-row>
        <table:table-row>
          <table:table-cell table:style-name="TableCell1">
            <text:p text:style-name="P3">8.12.2014</text:p>
          </table:table-cell>
          <table:table-cell table:style-name="TableCell1">
            <text:p text:style-name="P4">119,83</text:p>
          </table:table-cell>
          <table:table-cell table:style-name="TableCell1">
            <text:p text:style-name="P4">124,79</text:p>
          </table:table-cell>
        </table:table-row>
        <table:table-row>
          <table:table-cell table:style-name="TableCell1">
            <text:p text:style-name="P3">15.12.2014</text:p>
          </table:table-cell>
          <table:table-cell table:style-name="TableCell1">
            <text:p text:style-name="P4">116,30</text:p>
          </table:table-cell>
          <table:table-cell table:style-name="TableCell1">
            <text:p text:style-name="P4">122,43</text:p>
          </table:table-cell>
        </table:table-row>
        <table:table-row>
          <table:table-cell table:style-name="TableCell1">
            <text:p text:style-name="P3">22.12.2014</text:p>
          </table:table-cell>
          <table:table-cell table:style-name="TableCell1">
            <text:p text:style-name="P4">113,66</text:p>
          </table:table-cell>
          <table:table-cell table:style-name="TableCell1">
            <text:p text:style-name="P4">120,81</text:p>
          </table:table-cell>
        </table:table-row>
        <table:table-row>
          <table:table-cell table:style-name="TableCell1">
            <text:p text:style-name="P3">29.12.2014</text:p>
          </table:table-cell>
          <table:table-cell table:style-name="TableCell1">
            <text:p text:style-name="P4">113,16</text:p>
          </table:table-cell>
          <table:table-cell table:style-name="TableCell1">
            <text:p text:style-name="P4">120,36</text:p>
          </table:table-cell>
        </table:table-row>
        <table:table-row>
          <table:table-cell table:style-name="TableCell1">
            <text:p text:style-name="P3">5.01.2015</text:p>
          </table:table-cell>
          <table:table-cell table:style-name="TableCell1">
            <text:p text:style-name="P4">111,06</text:p>
          </table:table-cell>
          <table:table-cell table:style-name="TableCell1">
            <text:p text:style-name="P4">117,93</text:p>
          </table:table-cell>
        </table:table-row>
        <table:table-row>
          <table:table-cell table:style-name="TableCell1">
            <text:p text:style-name="P3">12.01.2015</text:p>
          </table:table-cell>
          <table:table-cell table:style-name="TableCell1">
            <text:p text:style-name="P4">108,87</text:p>
          </table:table-cell>
          <table:table-cell table:style-name="TableCell1">
            <text:p text:style-name="P4">116,22</text:p>
          </table:table-cell>
        </table:table-row>
        <table:table-row>
          <table:table-cell table:style-name="TableCell1">
            <text:p text:style-name="P3">19.01.2015</text:p>
          </table:table-cell>
          <table:table-cell table:style-name="TableCell1">
            <text:p text:style-name="P4">106,83</text:p>
          </table:table-cell>
          <table:table-cell table:style-name="TableCell1">
            <text:p text:style-name="P4">114,33</text:p>
          </table:table-cell>
        </table:table-row>
        <table:table-row>
          <table:table-cell table:style-name="TableCell1">
            <text:p text:style-name="P3">26.01.2015</text:p>
          </table:table-cell>
          <table:table-cell table:style-name="TableCell1">
            <text:p text:style-name="P4">106,32</text:p>
          </table:table-cell>
          <table:table-cell table:style-name="TableCell1">
            <text:p text:style-name="P4">113,76</text:p>
          </table:table-cell>
        </table:table-row>
        <table:table-row>
          <table:table-cell table:style-name="TableCell1">
            <text:p text:style-name="P3">2.02.2015</text:p>
          </table:table-cell>
          <table:table-cell table:style-name="TableCell1">
            <text:p text:style-name="P4">106,04</text:p>
          </table:table-cell>
          <table:table-cell table:style-name="TableCell1">
            <text:p text:style-name="P4">113,61</text:p>
          </table:table-cell>
        </table:table-row>
        <table:table-row>
          <table:table-cell table:style-name="TableCell1">
            <text:p text:style-name="P3">9.02.2015</text:p>
          </table:table-cell>
          <table:table-cell table:style-name="TableCell1">
            <text:p text:style-name="P4">106,35</text:p>
          </table:table-cell>
          <table:table-cell table:style-name="TableCell1">
            <text:p text:style-name="P4">113,91</text:p>
          </table:table-cell>
        </table:table-row>
        <table:table-row>
          <table:table-cell table:style-name="TableCell1">
            <text:p text:style-name="P3">16.02.2015</text:p>
          </table:table-cell>
          <table:table-cell table:style-name="TableCell1">
            <text:p text:style-name="P4">107,26</text:p>
          </table:table-cell>
          <table:table-cell table:style-name="TableCell1">
            <text:p text:style-name="P4">114,73</text:p>
          </table:table-cell>
        </table:table-row>
        <table:table-row>
          <table:table-cell table:style-name="TableCell1">
            <text:p text:style-name="P3">23.02.2015</text:p>
          </table:table-cell>
          <table:table-cell table:style-name="TableCell1">
            <text:p text:style-name="P4">108,34</text:p>
          </table:table-cell>
          <table:table-cell table:style-name="TableCell1">
            <text:p text:style-name="P4">115,74</text:p>
          </table:table-cell>
        </table:table-row>
        <table:table-row>
          <table:table-cell table:style-name="TableCell1">
            <text:p text:style-name="P3">2.03.2015</text:p>
          </table:table-cell>
          <table:table-cell table:style-name="TableCell1">
            <text:p text:style-name="P4">109,20</text:p>
          </table:table-cell>
          <table:table-cell table:style-name="TableCell1">
            <text:p text:style-name="P4">116,64</text:p>
          </table:table-cell>
        </table:table-row>
        <table:table-row>
          <table:table-cell table:style-name="TableCell1">
            <text:p text:style-name="P3">9.03.2015</text:p>
          </table:table-cell>
          <table:table-cell table:style-name="TableCell1">
            <text:p text:style-name="P4">110,07</text:p>
          </table:table-cell>
          <table:table-cell table:style-name="TableCell1">
            <text:p text:style-name="P4">117,51</text:p>
          </table:table-cell>
        </table:table-row>
        <table:table-row>
          <table:table-cell table:style-name="TableCell1">
            <text:p text:style-name="P3">16.03.2015</text:p>
          </table:table-cell>
          <table:table-cell table:style-name="TableCell1">
            <text:p text:style-name="P4">111,04</text:p>
          </table:table-cell>
          <table:table-cell table:style-name="TableCell1">
            <text:p text:style-name="P4">118,26</text:p>
          </table:table-cell>
        </table:table-row>
        <table:table-row>
          <table:table-cell table:style-name="TableCell1">
            <text:p text:style-name="P3">23.03.2015</text:p>
          </table:table-cell>
          <table:table-cell table:style-name="TableCell1">
            <text:p text:style-name="P4">111,65</text:p>
          </table:table-cell>
          <table:table-cell table:style-name="TableCell1">
            <text:p text:style-name="P4">118,71</text:p>
          </table:table-cell>
        </table:table-row>
        <table:table-row>
          <table:table-cell table:style-name="TableCell1">
            <text:p text:style-name="P3">30.03.2015</text:p>
          </table:table-cell>
          <table:table-cell table:style-name="TableCell1">
            <text:p text:style-name="P4">112,06</text:p>
          </table:table-cell>
          <table:table-cell table:style-name="TableCell1">
            <text:p text:style-name="P4">118,97</text:p>
          </table:table-cell>
        </table:table-row>
        <table:table-row>
          <table:table-cell table:style-name="TableCell1">
            <text:p text:style-name="P3">6.04.2015</text:p>
          </table:table-cell>
          <table:table-cell table:style-name="TableCell1">
            <text:p text:style-name="P4">112,37</text:p>
          </table:table-cell>
          <table:table-cell table:style-name="TableCell1">
            <text:p text:style-name="P4">119,09</text:p>
          </table:table-cell>
        </table:table-row>
        <table:table-row>
          <table:table-cell table:style-name="TableCell1">
            <text:p text:style-name="P3">13.04.2015</text:p>
          </table:table-cell>
          <table:table-cell table:style-name="TableCell1">
            <text:p text:style-name="P4">112,52</text:p>
          </table:table-cell>
          <table:table-cell table:style-name="TableCell1">
            <text:p text:style-name="P4">119,15</text:p>
          </table:table-cell>
        </table:table-row>
        <table:table-row>
          <table:table-cell table:style-name="TableCell1">
            <text:p text:style-name="P3">20.04.2015</text:p>
          </table:table-cell>
          <table:table-cell table:style-name="TableCell1">
            <text:p text:style-name="P4">112,87</text:p>
          </table:table-cell>
          <table:table-cell table:style-name="TableCell1">
            <text:p text:style-name="P4">119,14</text:p>
          </table:table-cell>
        </table:table-row>
        <table:table-row>
          <table:table-cell table:style-name="TableCell1">
            <text:p text:style-name="P3">27.04.2015</text:p>
          </table:table-cell>
          <table:table-cell table:style-name="TableCell1">
            <text:p text:style-name="P4">113,55</text:p>
          </table:table-cell>
          <table:table-cell table:style-name="TableCell1">
            <text:p text:style-name="P4">119,58</text:p>
          </table:table-cell>
        </table:table-row>
        <table:table-row>
          <table:table-cell table:style-name="TableCell1">
            <text:p text:style-name="P3">4.05.2015</text:p>
          </table:table-cell>
          <table:table-cell table:style-name="TableCell1">
            <text:p text:style-name="P4">114,27</text:p>
          </table:table-cell>
          <table:table-cell table:style-name="TableCell1">
            <text:p text:style-name="P4">120,00</text:p>
          </table:table-cell>
        </table:table-row>
        <table:table-row>
          <table:table-cell table:style-name="TableCell1">
            <text:p text:style-name="P3">11.05.2015</text:p>
          </table:table-cell>
          <table:table-cell table:style-name="TableCell1">
            <text:p text:style-name="P4">115,10</text:p>
          </table:table-cell>
          <table:table-cell table:style-name="TableCell1">
            <text:p text:style-name="P4">120,59</text:p>
          </table:table-cell>
        </table:table-row>
        <table:table-row>
          <table:table-cell table:style-name="TableCell1">
            <text:p text:style-name="P3">18.05.2015</text:p>
          </table:table-cell>
          <table:table-cell table:style-name="TableCell1">
            <text:p text:style-name="P4">115,74</text:p>
          </table:table-cell>
          <table:table-cell table:style-name="TableCell1">
            <text:p text:style-name="P4">121,04</text:p>
          </table:table-cell>
        </table:table-row>
        <table:table-row>
          <table:table-cell table:style-name="TableCell1">
            <text:p text:style-name="P3">25.05.2015</text:p>
          </table:table-cell>
          <table:table-cell table:style-name="TableCell1">
            <text:p text:style-name="P4">116,02</text:p>
          </table:table-cell>
          <table:table-cell table:style-name="TableCell1">
            <text:p text:style-name="P4">121,32</text:p>
          </table:table-cell>
        </table:table-row>
        <table:table-row>
          <table:table-cell table:style-name="TableCell1">
            <text:p text:style-name="P3">1.06.2015</text:p>
          </table:table-cell>
          <table:table-cell table:style-name="TableCell1">
            <text:p text:style-name="P4">116,13</text:p>
          </table:table-cell>
          <table:table-cell table:style-name="TableCell1">
            <text:p text:style-name="P4">121,30</text:p>
          </table:table-cell>
        </table:table-row>
        <table:table-row>
          <table:table-cell table:style-name="TableCell1">
            <text:p text:style-name="P3">8.06.2015</text:p>
          </table:table-cell>
          <table:table-cell table:style-name="TableCell1">
            <text:p text:style-name="P4">116,26</text:p>
          </table:table-cell>
          <table:table-cell table:style-name="TableCell1">
            <text:p text:style-name="P4">121,34</text:p>
          </table:table-cell>
        </table:table-row>
        <table:table-row>
          <table:table-cell table:style-name="TableCell1">
            <text:p text:style-name="P3">15.06.2015</text:p>
          </table:table-cell>
          <table:table-cell table:style-name="TableCell1">
            <text:p text:style-name="P4">116,39</text:p>
          </table:table-cell>
          <table:table-cell table:style-name="TableCell1">
            <text:p text:style-name="P4">121,30</text:p>
          </table:table-cell>
        </table:table-row>
        <table:table-row>
          <table:table-cell table:style-name="TableCell1">
            <text:p text:style-name="P3">22.06.2015</text:p>
          </table:table-cell>
          <table:table-cell table:style-name="TableCell1">
            <text:p text:style-name="P4">116,60</text:p>
          </table:table-cell>
          <table:table-cell table:style-name="TableCell1">
            <text:p text:style-name="P4">121,21</text:p>
          </table:table-cell>
        </table:table-row>
        <table:table-row>
          <table:table-cell table:style-name="TableCell1">
            <text:p text:style-name="P3">29.06.2015</text:p>
          </table:table-cell>
          <table:table-cell table:style-name="TableCell1">
            <text:p text:style-name="P4">116,55</text:p>
          </table:table-cell>
          <table:table-cell table:style-name="TableCell1">
            <text:p text:style-name="P4">120,99</text:p>
          </table:table-cell>
        </table:table-row>
        <table:table-row>
          <table:table-cell table:style-name="TableCell1">
            <text:p text:style-name="P3">6.07.2015</text:p>
          </table:table-cell>
          <table:table-cell table:style-name="TableCell1">
            <text:p text:style-name="P4">116,34</text:p>
          </table:table-cell>
          <table:table-cell table:style-name="TableCell1">
            <text:p text:style-name="P4">120,76</text:p>
          </table:table-cell>
        </table:table-row>
        <table:table-row>
          <table:table-cell table:style-name="TableCell1">
            <text:p text:style-name="P3">13.07.2015</text:p>
          </table:table-cell>
          <table:table-cell table:style-name="TableCell1">
            <text:p text:style-name="P4">116,41</text:p>
          </table:table-cell>
          <table:table-cell table:style-name="TableCell1">
            <text:p text:style-name="P4">118,83</text:p>
          </table:table-cell>
        </table:table-row>
        <table:table-row>
          <table:table-cell table:style-name="TableCell1">
            <text:p text:style-name="P3">20.07.2015</text:p>
          </table:table-cell>
          <table:table-cell table:style-name="TableCell1">
            <text:p text:style-name="P4">116,79</text:p>
          </table:table-cell>
          <table:table-cell table:style-name="TableCell1">
            <text:p text:style-name="P4">118,43</text:p>
          </table:table-cell>
        </table:table-row>
        <table:table-row>
          <table:table-cell table:style-name="TableCell1">
            <text:p text:style-name="P3">27.07.2015</text:p>
          </table:table-cell>
          <table:table-cell table:style-name="TableCell1">
            <text:p text:style-name="P4">116,44</text:p>
          </table:table-cell>
          <table:table-cell table:style-name="TableCell1">
            <text:p text:style-name="P4">116,95</text:p>
          </table:table-cell>
        </table:table-row>
        <table:table-row>
          <table:table-cell table:style-name="TableCell1">
            <text:p text:style-name="P3">3.08.2015</text:p>
          </table:table-cell>
          <table:table-cell table:style-name="TableCell1">
            <text:p text:style-name="P4">116,12</text:p>
          </table:table-cell>
          <table:table-cell table:style-name="TableCell1">
            <text:p text:style-name="P4">115,17</text:p>
          </table:table-cell>
        </table:table-row>
        <table:table-row>
          <table:table-cell table:style-name="TableCell1">
            <text:p text:style-name="P3">10.08.2015</text:p>
          </table:table-cell>
          <table:table-cell table:style-name="TableCell1">
            <text:p text:style-name="P4">115,48</text:p>
          </table:table-cell>
          <table:table-cell table:style-name="TableCell1">
            <text:p text:style-name="P4">114,20</text:p>
          </table:table-cell>
        </table:table-row>
        <table:table-row>
          <table:table-cell table:style-name="TableCell1">
            <text:p text:style-name="P3">17.08.2015</text:p>
          </table:table-cell>
          <table:table-cell table:style-name="TableCell1">
            <text:p text:style-name="P4">114,58</text:p>
          </table:table-cell>
          <table:table-cell table:style-name="TableCell1">
            <text:p text:style-name="P4">112,05</text:p>
          </table:table-cell>
        </table:table-row>
        <table:table-row>
          <table:table-cell table:style-name="TableCell1">
            <text:p text:style-name="P3">24.08.2015</text:p>
          </table:table-cell>
          <table:table-cell table:style-name="TableCell1">
            <text:p text:style-name="P4">113,23</text:p>
          </table:table-cell>
          <table:table-cell table:style-name="TableCell1">
            <text:p text:style-name="P4">111,05</text:p>
          </table:table-cell>
        </table:table-row>
        <table:table-row>
          <table:table-cell table:style-name="TableCell1">
            <text:p text:style-name="P3">31.08.2015</text:p>
          </table:table-cell>
          <table:table-cell table:style-name="TableCell1">
            <text:p text:style-name="P4">111,21</text:p>
          </table:table-cell>
          <table:table-cell table:style-name="TableCell1">
            <text:p text:style-name="P4">109,92</text:p>
          </table:table-cell>
        </table:table-row>
        <table:table-row>
          <table:table-cell table:style-name="TableCell1">
            <text:p text:style-name="P3">7.09.2015</text:p>
          </table:table-cell>
          <table:table-cell table:style-name="TableCell1">
            <text:p text:style-name="P4">110,90</text:p>
          </table:table-cell>
          <table:table-cell table:style-name="TableCell1">
            <text:p text:style-name="P4">109,78</text:p>
          </table:table-cell>
        </table:table-row>
        <table:table-row>
          <table:table-cell table:style-name="TableCell1">
            <text:p text:style-name="P3">14.09.2015</text:p>
          </table:table-cell>
          <table:table-cell table:style-name="TableCell1">
            <text:p text:style-name="P4">110,60</text:p>
          </table:table-cell>
          <table:table-cell table:style-name="TableCell1">
            <text:p text:style-name="P4">109,95</text:p>
          </table:table-cell>
        </table:table-row>
        <table:table-row>
          <table:table-cell table:style-name="TableCell1">
            <text:p text:style-name="P3">21.09.2015</text:p>
          </table:table-cell>
          <table:table-cell table:style-name="TableCell1">
            <text:p text:style-name="P4">110,61</text:p>
          </table:table-cell>
          <table:table-cell table:style-name="TableCell1">
            <text:p text:style-name="P4">110,52</text:p>
          </table:table-cell>
        </table:table-row>
        <table:table-row>
          <table:table-cell table:style-name="TableCell1">
            <text:p text:style-name="P3">28.09.2015</text:p>
          </table:table-cell>
          <table:table-cell table:style-name="TableCell1">
            <text:p text:style-name="P4">109,47</text:p>
          </table:table-cell>
          <table:table-cell table:style-name="TableCell1">
            <text:p text:style-name="P4">110,45</text:p>
          </table:table-cell>
        </table:table-row>
        <table:table-row>
          <table:table-cell table:style-name="TableCell1">
            <text:p text:style-name="P3">5.10.2015</text:p>
          </table:table-cell>
          <table:table-cell table:style-name="TableCell1">
            <text:p text:style-name="P4">108,94</text:p>
          </table:table-cell>
          <table:table-cell table:style-name="TableCell1">
            <text:p text:style-name="P4">110,57</text:p>
          </table:table-cell>
        </table:table-row>
        <table:table-row>
          <table:table-cell table:style-name="TableCell1">
            <text:p text:style-name="P3">12.10.2015</text:p>
          </table:table-cell>
          <table:table-cell table:style-name="TableCell1">
            <text:p text:style-name="P4">108,97</text:p>
          </table:table-cell>
          <table:table-cell table:style-name="TableCell1">
            <text:p text:style-name="P4">110,78</text:p>
          </table:table-cell>
        </table:table-row>
        <table:table-row>
          <table:table-cell table:style-name="TableCell1">
            <text:p text:style-name="P3">19.10.2015</text:p>
          </table:table-cell>
          <table:table-cell table:style-name="TableCell1">
            <text:p text:style-name="P4">109,01</text:p>
          </table:table-cell>
          <table:table-cell table:style-name="TableCell1">
            <text:p text:style-name="P4">111,17</text:p>
          </table:table-cell>
        </table:table-row>
        <table:table-row>
          <table:table-cell table:style-name="TableCell1">
            <text:p text:style-name="P3">26.10.2015</text:p>
          </table:table-cell>
          <table:table-cell table:style-name="TableCell1">
            <text:p text:style-name="P4">108,04</text:p>
          </table:table-cell>
          <table:table-cell table:style-name="TableCell1">
            <text:p text:style-name="P4">110,61</text:p>
          </table:table-cell>
        </table:table-row>
        <table:table-row>
          <table:table-cell table:style-name="TableCell1">
            <text:p text:style-name="P3">2.11.2015</text:p>
          </table:table-cell>
          <table:table-cell table:style-name="TableCell1">
            <text:p text:style-name="P4">107,21</text:p>
          </table:table-cell>
          <table:table-cell table:style-name="TableCell1">
            <text:p text:style-name="P4">110,14</text:p>
          </table:table-cell>
        </table:table-row>
        <table:table-row>
          <table:table-cell table:style-name="TableCell1">
            <text:p text:style-name="P3">9.11.2015</text:p>
          </table:table-cell>
          <table:table-cell table:style-name="TableCell1">
            <text:p text:style-name="P4">107,14</text:p>
          </table:table-cell>
          <table:table-cell table:style-name="TableCell1">
            <text:p text:style-name="P4">110,08</text:p>
          </table:table-cell>
        </table:table-row>
        <table:table-row>
          <table:table-cell table:style-name="TableCell1">
            <text:p text:style-name="P3">16.11.2015</text:p>
          </table:table-cell>
          <table:table-cell table:style-name="TableCell1">
            <text:p text:style-name="P4">107,36</text:p>
          </table:table-cell>
          <table:table-cell table:style-name="TableCell1">
            <text:p text:style-name="P4">110,32</text:p>
          </table:table-cell>
        </table:table-row>
        <table:table-row>
          <table:table-cell table:style-name="TableCell1">
            <text:p text:style-name="P3">23.11.2015</text:p>
          </table:table-cell>
          <table:table-cell table:style-name="TableCell1">
            <text:p text:style-name="P4">107,29</text:p>
          </table:table-cell>
          <table:table-cell table:style-name="TableCell1">
            <text:p text:style-name="P4">110,27</text:p>
          </table:table-cell>
        </table:table-row>
        <table:table-row>
          <table:table-cell table:style-name="TableCell1">
            <text:p text:style-name="P3">30.11.2015</text:p>
          </table:table-cell>
          <table:table-cell table:style-name="TableCell1">
            <text:p text:style-name="P4">106,97</text:p>
          </table:table-cell>
          <table:table-cell table:style-name="TableCell1">
            <text:p text:style-name="P4">110,01</text:p>
          </table:table-cell>
        </table:table-row>
        <table:table-row>
          <table:table-cell table:style-name="TableCell1">
            <text:p text:style-name="P3">7.12.2015</text:p>
          </table:table-cell>
          <table:table-cell table:style-name="TableCell1">
            <text:p text:style-name="P4">106,75</text:p>
          </table:table-cell>
          <table:table-cell table:style-name="TableCell1">
            <text:p text:style-name="P4">109,92</text:p>
          </table:table-cell>
        </table:table-row>
        <table:table-row>
          <table:table-cell table:style-name="TableCell1">
            <text:p text:style-name="P3">14.12.2015</text:p>
          </table:table-cell>
          <table:table-cell table:style-name="TableCell1">
            <text:p text:style-name="P4">104,00</text:p>
          </table:table-cell>
          <table:table-cell table:style-name="TableCell1">
            <text:p text:style-name="P4">108,07</text:p>
          </table:table-cell>
        </table:table-row>
        <table:table-row>
          <table:table-cell table:style-name="TableCell1">
            <text:p text:style-name="P3">21.12.2015</text:p>
          </table:table-cell>
          <table:table-cell table:style-name="TableCell1">
            <text:p text:style-name="P4">102,33</text:p>
          </table:table-cell>
          <table:table-cell table:style-name="TableCell1">
            <text:p text:style-name="P4">107,04</text:p>
          </table:table-cell>
        </table:table-row>
        <table:table-row>
          <table:table-cell table:style-name="TableCell1">
            <text:p text:style-name="P3">28.12.2015</text:p>
          </table:table-cell>
          <table:table-cell table:style-name="TableCell1">
            <text:p text:style-name="P4">102,11</text:p>
          </table:table-cell>
          <table:table-cell table:style-name="TableCell1">
            <text:p text:style-name="P4">106,43</text:p>
          </table:table-cell>
        </table:table-row>
        <table:table-row>
          <table:table-cell table:style-name="TableCell1">
            <text:p text:style-name="P3">4.01.2016</text:p>
          </table:table-cell>
          <table:table-cell table:style-name="TableCell1">
            <text:p text:style-name="P4">102,00</text:p>
          </table:table-cell>
          <table:table-cell table:style-name="TableCell1">
            <text:p text:style-name="P4">106,32</text:p>
          </table:table-cell>
        </table:table-row>
        <table:table-row>
          <table:table-cell table:style-name="TableCell1">
            <text:p text:style-name="P3">11.01.2016</text:p>
          </table:table-cell>
          <table:table-cell table:style-name="TableCell1">
            <text:p text:style-name="P4">101,89</text:p>
          </table:table-cell>
          <table:table-cell table:style-name="TableCell1">
            <text:p text:style-name="P4">103,41</text:p>
          </table:table-cell>
        </table:table-row>
        <table:table-row>
          <table:table-cell table:style-name="TableCell1">
            <text:p text:style-name="P3">18.01.2016</text:p>
          </table:table-cell>
          <table:table-cell table:style-name="TableCell1">
            <text:p text:style-name="P4">101,80</text:p>
          </table:table-cell>
          <table:table-cell table:style-name="TableCell1">
            <text:p text:style-name="P4">102,81</text:p>
          </table:table-cell>
        </table:table-row>
        <table:table-row>
          <table:table-cell table:style-name="TableCell1">
            <text:p text:style-name="P3">25.01.2016</text:p>
          </table:table-cell>
          <table:table-cell table:style-name="TableCell1">
            <text:p text:style-name="P4">101,42</text:p>
          </table:table-cell>
          <table:table-cell table:style-name="TableCell1">
            <text:p text:style-name="P4">101,54</text:p>
          </table:table-cell>
        </table:table-row>
        <table:table-row>
          <table:table-cell table:style-name="TableCell1">
            <text:p text:style-name="P3">1.02.2016</text:p>
          </table:table-cell>
          <table:table-cell table:style-name="TableCell1">
            <text:p text:style-name="P4">101,36</text:p>
          </table:table-cell>
          <table:table-cell table:style-name="TableCell1">
            <text:p text:style-name="P4">100,84</text:p>
          </table:table-cell>
        </table:table-row>
        <table:table-row>
          <table:table-cell table:style-name="TableCell1">
            <text:p text:style-name="P3">8.02.2016</text:p>
          </table:table-cell>
          <table:table-cell table:style-name="TableCell1">
            <text:p text:style-name="P4">101,51</text:p>
          </table:table-cell>
          <table:table-cell table:style-name="TableCell1">
            <text:p text:style-name="P4">101,14</text:p>
          </table:table-cell>
        </table:table-row>
        <table:table-row>
          <table:table-cell table:style-name="TableCell1">
            <text:p text:style-name="P3">15.02.2016</text:p>
          </table:table-cell>
          <table:table-cell table:style-name="TableCell1">
            <text:p text:style-name="P4">101,45</text:p>
          </table:table-cell>
          <table:table-cell table:style-name="TableCell1">
            <text:p text:style-name="P4">101,21</text:p>
          </table:table-cell>
        </table:table-row>
        <table:table-row>
          <table:table-cell table:style-name="TableCell1">
            <text:p text:style-name="P3">22.02.2016</text:p>
          </table:table-cell>
          <table:table-cell table:style-name="TableCell1">
            <text:p text:style-name="P4">101,39</text:p>
          </table:table-cell>
          <table:table-cell table:style-name="TableCell1">
            <text:p text:style-name="P4">101,13</text:p>
          </table:table-cell>
        </table:table-row>
        <table:table-row>
          <table:table-cell table:style-name="TableCell1">
            <text:p text:style-name="P3">29.02.2016</text:p>
          </table:table-cell>
          <table:table-cell table:style-name="TableCell1">
            <text:p text:style-name="P4">101,42</text:p>
          </table:table-cell>
          <table:table-cell table:style-name="TableCell1">
            <text:p text:style-name="P4">101,38</text:p>
          </table:table-cell>
        </table:table-row>
        <table:table-row>
          <table:table-cell table:style-name="TableCell1">
            <text:p text:style-name="P3">7.03.2016</text:p>
          </table:table-cell>
          <table:table-cell table:style-name="TableCell1">
            <text:p text:style-name="P4">101,46</text:p>
          </table:table-cell>
          <table:table-cell table:style-name="TableCell1">
            <text:p text:style-name="P4">101,67</text:p>
          </table:table-cell>
        </table:table-row>
        <table:table-row>
          <table:table-cell table:style-name="TableCell1">
            <text:p text:style-name="P3">14.03.2016</text:p>
          </table:table-cell>
          <table:table-cell table:style-name="TableCell1">
            <text:p text:style-name="P4">101,71</text:p>
          </table:table-cell>
          <table:table-cell table:style-name="TableCell1">
            <text:p text:style-name="P4">102,52</text:p>
          </table:table-cell>
        </table:table-row>
        <table:table-row>
          <table:table-cell table:style-name="TableCell1">
            <text:p text:style-name="P3">21.03.2016</text:p>
          </table:table-cell>
          <table:table-cell table:style-name="TableCell1">
            <text:p text:style-name="P4">102,58</text:p>
          </table:table-cell>
          <table:table-cell table:style-name="TableCell1">
            <text:p text:style-name="P4">103,64</text:p>
          </table:table-cell>
        </table:table-row>
        <table:table-row>
          <table:table-cell table:style-name="TableCell1">
            <text:p text:style-name="P3">28.03.2016</text:p>
          </table:table-cell>
          <table:table-cell table:style-name="TableCell1">
            <text:p text:style-name="P4">103,40</text:p>
          </table:table-cell>
          <table:table-cell table:style-name="TableCell1">
            <text:p text:style-name="P4">104,40</text:p>
          </table:table-cell>
        </table:table-row>
        <table:table-row>
          <table:table-cell table:style-name="TableCell1">
            <text:p text:style-name="P3">4.04.2016</text:p>
          </table:table-cell>
          <table:table-cell table:style-name="TableCell1">
            <text:p text:style-name="P4">104,51</text:p>
          </table:table-cell>
          <table:table-cell table:style-name="TableCell1">
            <text:p text:style-name="P4">105,32</text:p>
          </table:table-cell>
        </table:table-row>
        <table:table-row>
          <table:table-cell table:style-name="TableCell1">
            <text:p text:style-name="P3">11.04.2016</text:p>
          </table:table-cell>
          <table:table-cell table:style-name="TableCell1">
            <text:p text:style-name="P4">105,39</text:p>
          </table:table-cell>
          <table:table-cell table:style-name="TableCell1">
            <text:p text:style-name="P4">105,98</text:p>
          </table:table-cell>
        </table:table-row>
        <table:table-row>
          <table:table-cell table:style-name="TableCell1">
            <text:p text:style-name="P3">18.04.2016</text:p>
          </table:table-cell>
          <table:table-cell table:style-name="TableCell1">
            <text:p text:style-name="P4">106,41</text:p>
          </table:table-cell>
          <table:table-cell table:style-name="TableCell1">
            <text:p text:style-name="P4">106,97</text:p>
          </table:table-cell>
        </table:table-row>
        <table:table-row>
          <table:table-cell table:style-name="TableCell1">
            <text:p text:style-name="P3">25.04.2016</text:p>
          </table:table-cell>
          <table:table-cell table:style-name="TableCell1">
            <text:p text:style-name="P4">107,14</text:p>
          </table:table-cell>
          <table:table-cell table:style-name="TableCell1">
            <text:p text:style-name="P4">107,67</text:p>
          </table:table-cell>
        </table:table-row>
        <table:table-row>
          <table:table-cell table:style-name="TableCell1">
            <text:p text:style-name="P3">2.05.2016</text:p>
          </table:table-cell>
          <table:table-cell table:style-name="TableCell1">
            <text:p text:style-name="P4">107,82</text:p>
          </table:table-cell>
          <table:table-cell table:style-name="TableCell1">
            <text:p text:style-name="P4">108,58</text:p>
          </table:table-cell>
        </table:table-row>
        <table:table-row>
          <table:table-cell table:style-name="TableCell1">
            <text:p text:style-name="P3">9.05.2016</text:p>
          </table:table-cell>
          <table:table-cell table:style-name="TableCell1">
            <text:p text:style-name="P4">108,19</text:p>
          </table:table-cell>
          <table:table-cell table:style-name="TableCell1">
            <text:p text:style-name="P4">109,00</text:p>
          </table:table-cell>
        </table:table-row>
        <table:table-row>
          <table:table-cell table:style-name="TableCell1">
            <text:p text:style-name="P3">16.05.2016</text:p>
          </table:table-cell>
          <table:table-cell table:style-name="TableCell1">
            <text:p text:style-name="P4">108,53</text:p>
          </table:table-cell>
          <table:table-cell table:style-name="TableCell1">
            <text:p text:style-name="P4">109,30</text:p>
          </table:table-cell>
        </table:table-row>
        <table:table-row>
          <table:table-cell table:style-name="TableCell1">
            <text:p text:style-name="P3">23.05.2016</text:p>
          </table:table-cell>
          <table:table-cell table:style-name="TableCell1">
            <text:p text:style-name="P4">109,12</text:p>
          </table:table-cell>
          <table:table-cell table:style-name="TableCell1">
            <text:p text:style-name="P4">109,90</text:p>
          </table:table-cell>
        </table:table-row>
        <table:table-row>
          <table:table-cell table:style-name="TableCell1">
            <text:p text:style-name="P3">30.05.2016</text:p>
          </table:table-cell>
          <table:table-cell table:style-name="TableCell1">
            <text:p text:style-name="P4">109,79</text:p>
          </table:table-cell>
          <table:table-cell table:style-name="TableCell1">
            <text:p text:style-name="P4">110,70</text:p>
          </table:table-cell>
        </table:table-row>
        <table:table-row>
          <table:table-cell table:style-name="TableCell1">
            <text:p text:style-name="P3">6.06.2016</text:p>
          </table:table-cell>
          <table:table-cell table:style-name="TableCell1">
            <text:p text:style-name="P4">110,40</text:p>
          </table:table-cell>
          <table:table-cell table:style-name="TableCell1">
            <text:p text:style-name="P4">111,43</text:p>
          </table:table-cell>
        </table:table-row>
        <table:table-row>
          <table:table-cell table:style-name="TableCell1">
            <text:p text:style-name="P3">13.06.2016</text:p>
          </table:table-cell>
          <table:table-cell table:style-name="TableCell1">
            <text:p text:style-name="P4">111,03</text:p>
          </table:table-cell>
          <table:table-cell table:style-name="TableCell1">
            <text:p text:style-name="P4">111,99</text:p>
          </table:table-cell>
        </table:table-row>
        <table:table-row>
          <table:table-cell table:style-name="TableCell1">
            <text:p text:style-name="P3">20.06.2016</text:p>
          </table:table-cell>
          <table:table-cell table:style-name="TableCell1">
            <text:p text:style-name="P4">111,22</text:p>
          </table:table-cell>
          <table:table-cell table:style-name="TableCell1">
            <text:p text:style-name="P4">112,31</text:p>
          </table:table-cell>
        </table:table-row>
        <table:table-row>
          <table:table-cell table:style-name="TableCell1">
            <text:p text:style-name="P3">27.06.2016</text:p>
          </table:table-cell>
          <table:table-cell table:style-name="TableCell1">
            <text:p text:style-name="P4">111,44</text:p>
          </table:table-cell>
          <table:table-cell table:style-name="TableCell1">
            <text:p text:style-name="P4">112,56</text:p>
          </table:table-cell>
        </table:table-row>
        <table:table-row>
          <table:table-cell table:style-name="TableCell1">
            <text:p text:style-name="P3">4.07.2016</text:p>
          </table:table-cell>
          <table:table-cell table:style-name="TableCell1">
            <text:p text:style-name="P4">111,65</text:p>
          </table:table-cell>
          <table:table-cell table:style-name="TableCell1">
            <text:p text:style-name="P4">112,86</text:p>
          </table:table-cell>
        </table:table-row>
        <table:table-row>
          <table:table-cell table:style-name="TableCell1">
            <text:p text:style-name="P3">11.07.2016</text:p>
          </table:table-cell>
          <table:table-cell table:style-name="TableCell1">
            <text:p text:style-name="P4">111,89</text:p>
          </table:table-cell>
          <table:table-cell table:style-name="TableCell1">
            <text:p text:style-name="P4">113,09</text:p>
          </table:table-cell>
        </table:table-row>
        <table:table-row>
          <table:table-cell table:style-name="TableCell1">
            <text:p text:style-name="P3">18.07.2016</text:p>
          </table:table-cell>
          <table:table-cell table:style-name="TableCell1">
            <text:p text:style-name="P4">111,92</text:p>
          </table:table-cell>
          <table:table-cell table:style-name="TableCell1">
            <text:p text:style-name="P4">113,00</text:p>
          </table:table-cell>
        </table:table-row>
        <table:table-row>
          <table:table-cell table:style-name="TableCell1">
            <text:p text:style-name="P3">25.07.2016</text:p>
          </table:table-cell>
          <table:table-cell table:style-name="TableCell1">
            <text:p text:style-name="P4">111,69</text:p>
          </table:table-cell>
          <table:table-cell table:style-name="TableCell1">
            <text:p text:style-name="P4">112,89</text:p>
          </table:table-cell>
        </table:table-row>
        <table:table-row>
          <table:table-cell table:style-name="TableCell1">
            <text:p text:style-name="P3">1.08.2016</text:p>
          </table:table-cell>
          <table:table-cell table:style-name="TableCell1">
            <text:p text:style-name="P4">111,05</text:p>
          </table:table-cell>
          <table:table-cell table:style-name="TableCell1">
            <text:p text:style-name="P4">112,43</text:p>
          </table:table-cell>
        </table:table-row>
        <table:table-row>
          <table:table-cell table:style-name="TableCell1">
            <text:p text:style-name="P3">8.08.2016</text:p>
          </table:table-cell>
          <table:table-cell table:style-name="TableCell1">
            <text:p text:style-name="P4">109,75</text:p>
          </table:table-cell>
          <table:table-cell table:style-name="TableCell1">
            <text:p text:style-name="P4">111,40</text:p>
          </table:table-cell>
        </table:table-row>
        <table:table-row>
          <table:table-cell table:style-name="TableCell1">
            <text:p text:style-name="P3">15.08.2016</text:p>
          </table:table-cell>
          <table:table-cell table:style-name="TableCell1">
            <text:p text:style-name="P4">109,28</text:p>
          </table:table-cell>
          <table:table-cell table:style-name="TableCell1">
            <text:p text:style-name="P4">111,02</text:p>
          </table:table-cell>
        </table:table-row>
        <table:table-row>
          <table:table-cell table:style-name="TableCell1">
            <text:p text:style-name="P3">22.08.2016</text:p>
          </table:table-cell>
          <table:table-cell table:style-name="TableCell1">
            <text:p text:style-name="P4">109,63</text:p>
          </table:table-cell>
          <table:table-cell table:style-name="TableCell1">
            <text:p text:style-name="P4">111,71</text:p>
          </table:table-cell>
        </table:table-row>
        <table:table-row>
          <table:table-cell table:style-name="TableCell1">
            <text:p text:style-name="P3">29.08.2016</text:p>
          </table:table-cell>
          <table:table-cell table:style-name="TableCell1">
            <text:p text:style-name="P4">110,43</text:p>
          </table:table-cell>
          <table:table-cell table:style-name="TableCell1">
            <text:p text:style-name="P4">112,55</text:p>
          </table:table-cell>
        </table:table-row>
        <table:table-row>
          <table:table-cell table:style-name="TableCell1">
            <text:p text:style-name="P3">5.09.2016</text:p>
          </table:table-cell>
          <table:table-cell table:style-name="TableCell1">
            <text:p text:style-name="P4">110,97</text:p>
          </table:table-cell>
          <table:table-cell table:style-name="TableCell1">
            <text:p text:style-name="P4">113,10</text:p>
          </table:table-cell>
        </table:table-row>
        <table:table-row>
          <table:table-cell table:style-name="TableCell1">
            <text:p text:style-name="P3">12.09.2016</text:p>
          </table:table-cell>
          <table:table-cell table:style-name="TableCell1">
            <text:p text:style-name="P4">111,31</text:p>
          </table:table-cell>
          <table:table-cell table:style-name="TableCell1">
            <text:p text:style-name="P4">113,42</text:p>
          </table:table-cell>
        </table:table-row>
        <table:table-row>
          <table:table-cell table:style-name="TableCell1">
            <text:p text:style-name="P3">19.09.2016</text:p>
          </table:table-cell>
          <table:table-cell table:style-name="TableCell1">
            <text:p text:style-name="P4">111,29</text:p>
          </table:table-cell>
          <table:table-cell table:style-name="TableCell1">
            <text:p text:style-name="P4">113,23</text:p>
          </table:table-cell>
        </table:table-row>
        <table:table-row>
          <table:table-cell table:style-name="TableCell1">
            <text:p text:style-name="P3">26.09.2016</text:p>
          </table:table-cell>
          <table:table-cell table:style-name="TableCell1">
            <text:p text:style-name="P4">111,36</text:p>
          </table:table-cell>
          <table:table-cell table:style-name="TableCell1">
            <text:p text:style-name="P4">113,38</text:p>
          </table:table-cell>
        </table:table-row>
        <table:table-row>
          <table:table-cell table:style-name="TableCell1">
            <text:p text:style-name="P3">3.10.2016</text:p>
          </table:table-cell>
          <table:table-cell table:style-name="TableCell1">
            <text:p text:style-name="P4">111,65</text:p>
          </table:table-cell>
          <table:table-cell table:style-name="TableCell1">
            <text:p text:style-name="P4">113,71</text:p>
          </table:table-cell>
        </table:table-row>
        <table:table-row>
          <table:table-cell table:style-name="TableCell1">
            <text:p text:style-name="P3">10.10.2016</text:p>
          </table:table-cell>
          <table:table-cell table:style-name="TableCell1">
            <text:p text:style-name="P4">112,35</text:p>
          </table:table-cell>
          <table:table-cell table:style-name="TableCell1">
            <text:p text:style-name="P4">114,40</text:p>
          </table:table-cell>
        </table:table-row>
        <table:table-row>
          <table:table-cell table:style-name="TableCell1">
            <text:p text:style-name="P3">17.10.2016</text:p>
          </table:table-cell>
          <table:table-cell table:style-name="TableCell1">
            <text:p text:style-name="P4">113,72</text:p>
          </table:table-cell>
          <table:table-cell table:style-name="TableCell1">
            <text:p text:style-name="P4">116,00</text:p>
          </table:table-cell>
        </table:table-row>
        <table:table-row>
          <table:table-cell table:style-name="TableCell1">
            <text:p text:style-name="P3">24.10.2016</text:p>
          </table:table-cell>
          <table:table-cell table:style-name="TableCell1">
            <text:p text:style-name="P4">115,20</text:p>
          </table:table-cell>
          <table:table-cell table:style-name="TableCell1">
            <text:p text:style-name="P4">117,70</text:p>
          </table:table-cell>
        </table:table-row>
        <table:table-row>
          <table:table-cell table:style-name="TableCell1">
            <text:p text:style-name="P3">31.10.2016</text:p>
          </table:table-cell>
          <table:table-cell table:style-name="TableCell1">
            <text:p text:style-name="P4">116,02</text:p>
          </table:table-cell>
          <table:table-cell table:style-name="TableCell1">
            <text:p text:style-name="P4">118,42</text:p>
          </table:table-cell>
        </table:table-row>
        <table:table-row>
          <table:table-cell table:style-name="TableCell1">
            <text:p text:style-name="P3">7.11.2016</text:p>
          </table:table-cell>
          <table:table-cell table:style-name="TableCell1">
            <text:p text:style-name="P4">116,56</text:p>
          </table:table-cell>
          <table:table-cell table:style-name="TableCell1">
            <text:p text:style-name="P4">119,03</text:p>
          </table:table-cell>
        </table:table-row>
        <table:table-row>
          <table:table-cell table:style-name="TableCell1">
            <text:p text:style-name="P3">14.11.2016</text:p>
          </table:table-cell>
          <table:table-cell table:style-name="TableCell1">
            <text:p text:style-name="P4">116,50</text:p>
          </table:table-cell>
          <table:table-cell table:style-name="TableCell1">
            <text:p text:style-name="P4">118,92</text:p>
          </table:table-cell>
        </table:table-row>
        <table:table-row>
          <table:table-cell table:style-name="TableCell1">
            <text:p text:style-name="P3">21.11.2016</text:p>
          </table:table-cell>
          <table:table-cell table:style-name="TableCell1">
            <text:p text:style-name="P4">114,71</text:p>
          </table:table-cell>
          <table:table-cell table:style-name="TableCell1">
            <text:p text:style-name="P4">117,42</text:p>
          </table:table-cell>
        </table:table-row>
        <table:table-row>
          <table:table-cell table:style-name="TableCell1">
            <text:p text:style-name="P3">28.11.2016</text:p>
          </table:table-cell>
          <table:table-cell table:style-name="TableCell1">
            <text:p text:style-name="P4">113,72</text:p>
          </table:table-cell>
          <table:table-cell table:style-name="TableCell1">
            <text:p text:style-name="P4">116,57</text:p>
          </table:table-cell>
        </table:table-row>
        <table:table-row>
          <table:table-cell table:style-name="TableCell1">
            <text:p text:style-name="P3">5.12.2016</text:p>
          </table:table-cell>
          <table:table-cell table:style-name="TableCell1">
            <text:p text:style-name="P4">113,66</text:p>
          </table:table-cell>
          <table:table-cell table:style-name="TableCell1">
            <text:p text:style-name="P4">116,75</text:p>
          </table:table-cell>
        </table:table-row>
        <table:table-row>
          <table:table-cell table:style-name="TableCell1">
            <text:p text:style-name="P3">12.12.2016</text:p>
          </table:table-cell>
          <table:table-cell table:style-name="TableCell1">
            <text:p text:style-name="P4">114,23</text:p>
          </table:table-cell>
          <table:table-cell table:style-name="TableCell1">
            <text:p text:style-name="P4">117,51</text:p>
          </table:table-cell>
        </table:table-row>
        <table:table-row>
          <table:table-cell table:style-name="TableCell1">
            <text:p text:style-name="P3">19.12.2016</text:p>
          </table:table-cell>
          <table:table-cell table:style-name="TableCell1">
            <text:p text:style-name="P4">115,00</text:p>
          </table:table-cell>
          <table:table-cell table:style-name="TableCell1">
            <text:p text:style-name="P4">118,61</text:p>
          </table:table-cell>
        </table:table-row>
        <table:table-row>
          <table:table-cell table:style-name="TableCell1">
            <text:p text:style-name="P3">26.12.2016</text:p>
          </table:table-cell>
          <table:table-cell table:style-name="TableCell1">
            <text:p text:style-name="P4">115,45</text:p>
          </table:table-cell>
          <table:table-cell table:style-name="TableCell1">
            <text:p text:style-name="P4">119,03</text:p>
          </table:table-cell>
        </table:table-row>
        <table:table-row>
          <table:table-cell table:style-name="TableCell1">
            <text:p text:style-name="P3">2.01.2017</text:p>
          </table:table-cell>
          <table:table-cell table:style-name="TableCell1">
            <text:p text:style-name="P4">117,00</text:p>
          </table:table-cell>
          <table:table-cell table:style-name="TableCell1">
            <text:p text:style-name="P4">120,03</text:p>
          </table:table-cell>
        </table:table-row>
        <table:table-row>
          <table:table-cell table:style-name="TableCell1">
            <text:p text:style-name="P3">9.01.2017</text:p>
          </table:table-cell>
          <table:table-cell table:style-name="TableCell1">
            <text:p text:style-name="P4">117,98</text:p>
          </table:table-cell>
          <table:table-cell table:style-name="TableCell1">
            <text:p text:style-name="P4">121,30</text:p>
          </table:table-cell>
        </table:table-row>
        <table:table-row>
          <table:table-cell table:style-name="TableCell1">
            <text:p text:style-name="P3">16.01.2017</text:p>
          </table:table-cell>
          <table:table-cell table:style-name="TableCell1">
            <text:p text:style-name="P4">118,63</text:p>
          </table:table-cell>
          <table:table-cell table:style-name="TableCell1">
            <text:p text:style-name="P4">122,10</text:p>
          </table:table-cell>
        </table:table-row>
        <table:table-row>
          <table:table-cell table:style-name="TableCell1">
            <text:p text:style-name="P3">23.01.2017</text:p>
          </table:table-cell>
          <table:table-cell table:style-name="TableCell1">
            <text:p text:style-name="P4">119,43</text:p>
          </table:table-cell>
          <table:table-cell table:style-name="TableCell1">
            <text:p text:style-name="P4">122,75</text:p>
          </table:table-cell>
        </table:table-row>
        <table:table-row>
          <table:table-cell table:style-name="TableCell1">
            <text:p text:style-name="P3">30.01.2017</text:p>
          </table:table-cell>
          <table:table-cell table:style-name="TableCell1">
            <text:p text:style-name="P4">120,01</text:p>
          </table:table-cell>
          <table:table-cell table:style-name="TableCell1">
            <text:p text:style-name="P4">123,19</text:p>
          </table:table-cell>
        </table:table-row>
        <table:table-row>
          <table:table-cell table:style-name="TableCell1">
            <text:p text:style-name="P3">6.02.2017</text:p>
          </table:table-cell>
          <table:table-cell table:style-name="TableCell1">
            <text:p text:style-name="P4">120,18</text:p>
          </table:table-cell>
          <table:table-cell table:style-name="TableCell1">
            <text:p text:style-name="P4">123,25</text:p>
          </table:table-cell>
        </table:table-row>
        <table:table-row>
          <table:table-cell table:style-name="TableCell1">
            <text:p text:style-name="P3">13.02.2017</text:p>
          </table:table-cell>
          <table:table-cell table:style-name="TableCell1">
            <text:p text:style-name="P4">120,15</text:p>
          </table:table-cell>
          <table:table-cell table:style-name="TableCell1">
            <text:p text:style-name="P4">123,17</text:p>
          </table:table-cell>
        </table:table-row>
        <table:table-row>
          <table:table-cell table:style-name="TableCell1">
            <text:p text:style-name="P3">20.02.2017</text:p>
          </table:table-cell>
          <table:table-cell table:style-name="TableCell1">
            <text:p text:style-name="P4">120,20</text:p>
          </table:table-cell>
          <table:table-cell table:style-name="TableCell1">
            <text:p text:style-name="P4">123,15</text:p>
          </table:table-cell>
        </table:table-row>
        <table:table-row>
          <table:table-cell table:style-name="TableCell1">
            <text:p text:style-name="P3">27.02.2017</text:p>
          </table:table-cell>
          <table:table-cell table:style-name="TableCell1">
            <text:p text:style-name="P4">120,12</text:p>
          </table:table-cell>
          <table:table-cell table:style-name="TableCell1">
            <text:p text:style-name="P4">123,06</text:p>
          </table:table-cell>
        </table:table-row>
        <table:table-row>
          <table:table-cell table:style-name="TableCell1">
            <text:p text:style-name="P3">6.03.2017</text:p>
          </table:table-cell>
          <table:table-cell table:style-name="TableCell1">
            <text:p text:style-name="P4">120,02</text:p>
          </table:table-cell>
          <table:table-cell table:style-name="TableCell1">
            <text:p text:style-name="P4">122,90</text:p>
          </table:table-cell>
        </table:table-row>
        <table:table-row>
          <table:table-cell table:style-name="TableCell1">
            <text:p text:style-name="P3">13.03.2017</text:p>
          </table:table-cell>
          <table:table-cell table:style-name="TableCell1">
            <text:p text:style-name="P4">119,80</text:p>
          </table:table-cell>
          <table:table-cell table:style-name="TableCell1">
            <text:p text:style-name="P4">122,77</text:p>
          </table:table-cell>
        </table:table-row>
        <table:table-row>
          <table:table-cell table:style-name="TableCell1">
            <text:p text:style-name="P3">20.03.2017</text:p>
          </table:table-cell>
          <table:table-cell table:style-name="TableCell1">
            <text:p text:style-name="P4">118,95</text:p>
          </table:table-cell>
          <table:table-cell table:style-name="TableCell1">
            <text:p text:style-name="P4">121,84</text:p>
          </table:table-cell>
        </table:table-row>
        <table:table-row>
          <table:table-cell table:style-name="TableCell1">
            <text:p text:style-name="P3">27.03.2017</text:p>
          </table:table-cell>
          <table:table-cell table:style-name="TableCell1">
            <text:p text:style-name="P4">118,03</text:p>
          </table:table-cell>
          <table:table-cell table:style-name="TableCell1">
            <text:p text:style-name="P4">121,08</text:p>
          </table:table-cell>
        </table:table-row>
        <table:table-row>
          <table:table-cell table:style-name="TableCell1">
            <text:p text:style-name="P3">3.04.2017</text:p>
          </table:table-cell>
          <table:table-cell table:style-name="TableCell1">
            <text:p text:style-name="P4">116,93</text:p>
          </table:table-cell>
          <table:table-cell table:style-name="TableCell1">
            <text:p text:style-name="P4">119,92</text:p>
          </table:table-cell>
        </table:table-row>
        <table:table-row>
          <table:table-cell table:style-name="TableCell1">
            <text:p text:style-name="P3">10.04.2017</text:p>
          </table:table-cell>
          <table:table-cell table:style-name="TableCell1">
            <text:p text:style-name="P4">117,02</text:p>
          </table:table-cell>
          <table:table-cell table:style-name="TableCell1">
            <text:p text:style-name="P4">119,98</text:p>
          </table:table-cell>
        </table:table-row>
        <table:table-row>
          <table:table-cell table:style-name="TableCell1">
            <text:p text:style-name="P3">17.04.2017</text:p>
          </table:table-cell>
          <table:table-cell table:style-name="TableCell1">
            <text:p text:style-name="P4">117,54</text:p>
          </table:table-cell>
          <table:table-cell table:style-name="TableCell1">
            <text:p text:style-name="P4">120,36</text:p>
          </table:table-cell>
        </table:table-row>
        <table:table-row>
          <table:table-cell table:style-name="TableCell1">
            <text:p text:style-name="P3">24.04.2017</text:p>
          </table:table-cell>
          <table:table-cell table:style-name="TableCell1">
            <text:p text:style-name="P4">118,15</text:p>
          </table:table-cell>
          <table:table-cell table:style-name="TableCell1">
            <text:p text:style-name="P4">120,77</text:p>
          </table:table-cell>
        </table:table-row>
        <table:table-row>
          <table:table-cell table:style-name="TableCell1">
            <text:p text:style-name="P3">1.05.2017</text:p>
          </table:table-cell>
          <table:table-cell table:style-name="TableCell1">
            <text:p text:style-name="P4">118,08</text:p>
          </table:table-cell>
          <table:table-cell table:style-name="TableCell1">
            <text:p text:style-name="P4">120,78</text:p>
          </table:table-cell>
        </table:table-row>
        <table:table-row>
          <table:table-cell table:style-name="TableCell1">
            <text:p text:style-name="P3">8.05.2017</text:p>
          </table:table-cell>
          <table:table-cell table:style-name="TableCell1">
            <text:p text:style-name="P4">117,06</text:p>
          </table:table-cell>
          <table:table-cell table:style-name="TableCell1">
            <text:p text:style-name="P4">119,34</text:p>
          </table:table-cell>
        </table:table-row>
        <table:table-row>
          <table:table-cell table:style-name="TableCell1">
            <text:p text:style-name="P3">15.05.2017</text:p>
          </table:table-cell>
          <table:table-cell table:style-name="TableCell1">
            <text:p text:style-name="P4">115,60</text:p>
          </table:table-cell>
          <table:table-cell table:style-name="TableCell1">
            <text:p text:style-name="P4">117,65</text:p>
          </table:table-cell>
        </table:table-row>
        <table:table-row>
          <table:table-cell table:style-name="TableCell1">
            <text:p text:style-name="P3">22.05.2017</text:p>
          </table:table-cell>
          <table:table-cell table:style-name="TableCell1">
            <text:p text:style-name="P4">115,67</text:p>
          </table:table-cell>
          <table:table-cell table:style-name="TableCell1">
            <text:p text:style-name="P4">117,76</text:p>
          </table:table-cell>
        </table:table-row>
        <table:table-row>
          <table:table-cell table:style-name="TableCell1">
            <text:p text:style-name="P3">29.05.2017</text:p>
          </table:table-cell>
          <table:table-cell table:style-name="TableCell1">
            <text:p text:style-name="P4">115,79</text:p>
          </table:table-cell>
          <table:table-cell table:style-name="TableCell1">
            <text:p text:style-name="P4">117,88</text:p>
          </table:table-cell>
        </table:table-row>
        <table:table-row>
          <table:table-cell table:style-name="TableCell1">
            <text:p text:style-name="P3">5.06.2017</text:p>
          </table:table-cell>
          <table:table-cell table:style-name="TableCell1">
            <text:p text:style-name="P4">115,82</text:p>
          </table:table-cell>
          <table:table-cell table:style-name="TableCell1">
            <text:p text:style-name="P4">117,95</text:p>
          </table:table-cell>
        </table:table-row>
        <table:table-row>
          <table:table-cell table:style-name="TableCell1">
            <text:p text:style-name="P3">12.06.2017</text:p>
          </table:table-cell>
          <table:table-cell table:style-name="TableCell1">
            <text:p text:style-name="P4">115,69</text:p>
          </table:table-cell>
          <table:table-cell table:style-name="TableCell1">
            <text:p text:style-name="P4">117,76</text:p>
          </table:table-cell>
        </table:table-row>
        <table:table-row>
          <table:table-cell table:style-name="TableCell1">
            <text:p text:style-name="P3">19.06.2017</text:p>
          </table:table-cell>
          <table:table-cell table:style-name="TableCell1">
            <text:p text:style-name="P4">115,12</text:p>
          </table:table-cell>
          <table:table-cell table:style-name="TableCell1">
            <text:p text:style-name="P4">117,18</text:p>
          </table:table-cell>
        </table:table-row>
        <table:table-row>
          <table:table-cell table:style-name="TableCell1">
            <text:p text:style-name="P3">26.06.2017</text:p>
          </table:table-cell>
          <table:table-cell table:style-name="TableCell1">
            <text:p text:style-name="P4">114,43</text:p>
          </table:table-cell>
          <table:table-cell table:style-name="TableCell1">
            <text:p text:style-name="P4">116,26</text:p>
          </table:table-cell>
        </table:table-row>
        <table:table-row>
          <table:table-cell table:style-name="TableCell1">
            <text:p text:style-name="P3">3.07.2017</text:p>
          </table:table-cell>
          <table:table-cell table:style-name="TableCell1">
            <text:p text:style-name="P4">113,74</text:p>
          </table:table-cell>
          <table:table-cell table:style-name="TableCell1">
            <text:p text:style-name="P4">115,63</text:p>
          </table:table-cell>
        </table:table-row>
        <table:table-row>
          <table:table-cell table:style-name="TableCell1">
            <text:p text:style-name="P3">10.07.2017</text:p>
          </table:table-cell>
          <table:table-cell table:style-name="TableCell1">
            <text:p text:style-name="P4">113,58</text:p>
          </table:table-cell>
          <table:table-cell table:style-name="TableCell1">
            <text:p text:style-name="P4">115,29</text:p>
          </table:table-cell>
        </table:table-row>
        <table:table-row>
          <table:table-cell table:style-name="TableCell1">
            <text:p text:style-name="P3">17.07.2017</text:p>
          </table:table-cell>
          <table:table-cell table:style-name="TableCell1">
            <text:p text:style-name="P4">113,89</text:p>
          </table:table-cell>
          <table:table-cell table:style-name="TableCell1">
            <text:p text:style-name="P4">115,58</text:p>
          </table:table-cell>
        </table:table-row>
        <table:table-row>
          <table:table-cell table:style-name="TableCell1">
            <text:p text:style-name="P3">24.07.2017</text:p>
          </table:table-cell>
          <table:table-cell table:style-name="TableCell1">
            <text:p text:style-name="P4">113,99</text:p>
          </table:table-cell>
          <table:table-cell table:style-name="TableCell1">
            <text:p text:style-name="P4">115,73</text:p>
          </table:table-cell>
        </table:table-row>
        <table:table-row>
          <table:table-cell table:style-name="TableCell1">
            <text:p text:style-name="P3">31.07.2017</text:p>
          </table:table-cell>
          <table:table-cell table:style-name="TableCell1">
            <text:p text:style-name="P4">114,16</text:p>
          </table:table-cell>
          <table:table-cell table:style-name="TableCell1">
            <text:p text:style-name="P4">115,99</text:p>
          </table:table-cell>
        </table:table-row>
        <table:table-row>
          <table:table-cell table:style-name="TableCell1">
            <text:p text:style-name="P3">7.08.2017</text:p>
          </table:table-cell>
          <table:table-cell table:style-name="TableCell1">
            <text:p text:style-name="P4">114,78</text:p>
          </table:table-cell>
          <table:table-cell table:style-name="TableCell1">
            <text:p text:style-name="P4">116,64</text:p>
          </table:table-cell>
        </table:table-row>
        <table:table-row>
          <table:table-cell table:style-name="TableCell1">
            <text:p text:style-name="P3">14.08.2017</text:p>
          </table:table-cell>
          <table:table-cell table:style-name="TableCell1">
            <text:p text:style-name="P4">115,53</text:p>
          </table:table-cell>
          <table:table-cell table:style-name="TableCell1">
            <text:p text:style-name="P4">117,43</text:p>
          </table:table-cell>
        </table:table-row>
        <table:table-row>
          <table:table-cell table:style-name="TableCell1">
            <text:p text:style-name="P3">21.08.2017</text:p>
          </table:table-cell>
          <table:table-cell table:style-name="TableCell1">
            <text:p text:style-name="P4">116,04</text:p>
          </table:table-cell>
          <table:table-cell table:style-name="TableCell1">
            <text:p text:style-name="P4">118,05</text:p>
          </table:table-cell>
        </table:table-row>
        <table:table-row>
          <table:table-cell table:style-name="TableCell1">
            <text:p text:style-name="P3">28.08.2017</text:p>
          </table:table-cell>
          <table:table-cell table:style-name="TableCell1">
            <text:p text:style-name="P4">116,40</text:p>
          </table:table-cell>
          <table:table-cell table:style-name="TableCell1">
            <text:p text:style-name="P4">118,24</text:p>
          </table:table-cell>
        </table:table-row>
        <table:table-row>
          <table:table-cell table:style-name="TableCell1">
            <text:p text:style-name="P3">4.09.2017</text:p>
          </table:table-cell>
          <table:table-cell table:style-name="TableCell1">
            <text:p text:style-name="P4">116,95</text:p>
          </table:table-cell>
          <table:table-cell table:style-name="TableCell1">
            <text:p text:style-name="P4">118,77</text:p>
          </table:table-cell>
        </table:table-row>
        <table:table-row>
          <table:table-cell table:style-name="TableCell1">
            <text:p text:style-name="P3">11.09.2017</text:p>
          </table:table-cell>
          <table:table-cell table:style-name="TableCell1">
            <text:p text:style-name="P4">118,14</text:p>
          </table:table-cell>
          <table:table-cell table:style-name="TableCell1">
            <text:p text:style-name="P4">119,94</text:p>
          </table:table-cell>
        </table:table-row>
        <table:table-row>
          <table:table-cell table:style-name="TableCell1">
            <text:p text:style-name="P3">18.09.2017</text:p>
          </table:table-cell>
          <table:table-cell table:style-name="TableCell1">
            <text:p text:style-name="P4">118,85</text:p>
          </table:table-cell>
          <table:table-cell table:style-name="TableCell1">
            <text:p text:style-name="P4">120,59</text:p>
          </table:table-cell>
        </table:table-row>
        <table:table-row>
          <table:table-cell table:style-name="TableCell1">
            <text:p text:style-name="P3">25.09.2017</text:p>
          </table:table-cell>
          <table:table-cell table:style-name="TableCell1">
            <text:p text:style-name="P4">118,87</text:p>
          </table:table-cell>
          <table:table-cell table:style-name="TableCell1">
            <text:p text:style-name="P4">120,92</text:p>
          </table:table-cell>
        </table:table-row>
        <table:table-row>
          <table:table-cell table:style-name="TableCell1">
            <text:p text:style-name="P3">2.10.2017</text:p>
          </table:table-cell>
          <table:table-cell table:style-name="TableCell1">
            <text:p text:style-name="P4">118,13</text:p>
          </table:table-cell>
          <table:table-cell table:style-name="TableCell1">
            <text:p text:style-name="P4">120,37</text:p>
          </table:table-cell>
        </table:table-row>
        <table:table-row>
          <table:table-cell table:style-name="TableCell1">
            <text:p text:style-name="P3">9.10.2017</text:p>
          </table:table-cell>
          <table:table-cell table:style-name="TableCell1">
            <text:p text:style-name="P4">117,16</text:p>
          </table:table-cell>
          <table:table-cell table:style-name="TableCell1">
            <text:p text:style-name="P4">120,51</text:p>
          </table:table-cell>
        </table:table-row>
        <table:table-row>
          <table:table-cell table:style-name="TableCell1">
            <text:p text:style-name="P3">16.10.2017</text:p>
          </table:table-cell>
          <table:table-cell table:style-name="TableCell1">
            <text:p text:style-name="P4">117,01</text:p>
          </table:table-cell>
          <table:table-cell table:style-name="TableCell1">
            <text:p text:style-name="P4">120,42</text:p>
          </table:table-cell>
        </table:table-row>
        <table:table-row>
          <table:table-cell table:style-name="TableCell1">
            <text:p text:style-name="P3">23.10.2017</text:p>
          </table:table-cell>
          <table:table-cell table:style-name="TableCell1">
            <text:p text:style-name="P4">117,04</text:p>
          </table:table-cell>
          <table:table-cell table:style-name="TableCell1">
            <text:p text:style-name="P4">120,65</text:p>
          </table:table-cell>
        </table:table-row>
        <table:table-row>
          <table:table-cell table:style-name="TableCell1">
            <text:p text:style-name="P3">30.10.2017</text:p>
          </table:table-cell>
          <table:table-cell table:style-name="TableCell1">
            <text:p text:style-name="P4">117,06</text:p>
          </table:table-cell>
          <table:table-cell table:style-name="TableCell1">
            <text:p text:style-name="P4">120,63</text:p>
          </table:table-cell>
        </table:table-row>
        <table:table-row>
          <table:table-cell table:style-name="TableCell1">
            <text:p text:style-name="P3">6.11.2017</text:p>
          </table:table-cell>
          <table:table-cell table:style-name="TableCell1">
            <text:p text:style-name="P4">117,57</text:p>
          </table:table-cell>
          <table:table-cell table:style-name="TableCell1">
            <text:p text:style-name="P4">121,27</text:p>
          </table:table-cell>
        </table:table-row>
        <table:table-row>
          <table:table-cell table:style-name="TableCell1">
            <text:p text:style-name="P3">13.11.2017</text:p>
          </table:table-cell>
          <table:table-cell table:style-name="TableCell1">
            <text:p text:style-name="P4">118,91</text:p>
          </table:table-cell>
          <table:table-cell table:style-name="TableCell1">
            <text:p text:style-name="P4">122,69</text:p>
          </table:table-cell>
        </table:table-row>
        <table:table-row>
          <table:table-cell table:style-name="TableCell1">
            <text:p text:style-name="P3">20.11.2017</text:p>
          </table:table-cell>
          <table:table-cell table:style-name="TableCell1">
            <text:p text:style-name="P4">119,67</text:p>
          </table:table-cell>
          <table:table-cell table:style-name="TableCell1">
            <text:p text:style-name="P4">123,32</text:p>
          </table:table-cell>
        </table:table-row>
        <table:table-row>
          <table:table-cell table:style-name="TableCell1">
            <text:p text:style-name="P3">27.11.2017</text:p>
          </table:table-cell>
          <table:table-cell table:style-name="TableCell1">
            <text:p text:style-name="P4">120,13</text:p>
          </table:table-cell>
          <table:table-cell table:style-name="TableCell1">
            <text:p text:style-name="P4">123,79</text:p>
          </table:table-cell>
        </table:table-row>
        <table:table-row>
          <table:table-cell table:style-name="TableCell1">
            <text:p text:style-name="P3">4.12.2017</text:p>
          </table:table-cell>
          <table:table-cell table:style-name="TableCell1">
            <text:p text:style-name="P4">119,75</text:p>
          </table:table-cell>
          <table:table-cell table:style-name="TableCell1">
            <text:p text:style-name="P4">123,21</text:p>
          </table:table-cell>
        </table:table-row>
        <table:table-row>
          <table:table-cell table:style-name="TableCell1">
            <text:p text:style-name="P3">11.12.2017</text:p>
          </table:table-cell>
          <table:table-cell table:style-name="TableCell1">
            <text:p text:style-name="P4">119,91</text:p>
          </table:table-cell>
          <table:table-cell table:style-name="TableCell1">
            <text:p text:style-name="P4">123,69</text:p>
          </table:table-cell>
        </table:table-row>
        <table:table-row>
          <table:table-cell table:style-name="TableCell1">
            <text:p text:style-name="P3">18.12.2017</text:p>
          </table:table-cell>
          <table:table-cell table:style-name="TableCell1">
            <text:p text:style-name="P4">119,98</text:p>
          </table:table-cell>
          <table:table-cell table:style-name="TableCell1">
            <text:p text:style-name="P4">123,81</text:p>
          </table:table-cell>
        </table:table-row>
        <table:table-row>
          <table:table-cell table:style-name="TableCell1">
            <text:p text:style-name="P3">25.12.2017</text:p>
          </table:table-cell>
          <table:table-cell table:style-name="TableCell1">
            <text:p text:style-name="P4">120,00</text:p>
          </table:table-cell>
          <table:table-cell table:style-name="TableCell1">
            <text:p text:style-name="P4">123,43</text:p>
          </table:table-cell>
        </table:table-row>
        <table:table-row>
          <table:table-cell table:style-name="TableCell1">
            <text:p text:style-name="P3">1.01.2018</text:p>
          </table:table-cell>
          <table:table-cell table:style-name="TableCell1">
            <text:p text:style-name="P4">120,19</text:p>
          </table:table-cell>
          <table:table-cell table:style-name="TableCell1">
            <text:p text:style-name="P4">123,51</text:p>
          </table:table-cell>
        </table:table-row>
        <table:table-row>
          <table:table-cell table:style-name="TableCell1">
            <text:p text:style-name="P3">8.01.2018</text:p>
          </table:table-cell>
          <table:table-cell table:style-name="TableCell1">
            <text:p text:style-name="P4">120,52</text:p>
          </table:table-cell>
          <table:table-cell table:style-name="TableCell1">
            <text:p text:style-name="P4">123,97</text:p>
          </table:table-cell>
        </table:table-row>
        <table:table-row>
          <table:table-cell table:style-name="TableCell1">
            <text:p text:style-name="P3">15.01.2018</text:p>
          </table:table-cell>
          <table:table-cell table:style-name="TableCell1">
            <text:p text:style-name="P4">120,96</text:p>
          </table:table-cell>
          <table:table-cell table:style-name="TableCell1">
            <text:p text:style-name="P4">124,58</text:p>
          </table:table-cell>
        </table:table-row>
        <table:table-row>
          <table:table-cell table:style-name="TableCell1">
            <text:p text:style-name="P3">22.01.2018</text:p>
          </table:table-cell>
          <table:table-cell table:style-name="TableCell1">
            <text:p text:style-name="P4">121,50</text:p>
          </table:table-cell>
          <table:table-cell table:style-name="TableCell1">
            <text:p text:style-name="P4">125,07</text:p>
          </table:table-cell>
        </table:table-row>
        <table:table-row>
          <table:table-cell table:style-name="TableCell1">
            <text:p text:style-name="P3">29.01.2018</text:p>
          </table:table-cell>
          <table:table-cell table:style-name="TableCell1">
            <text:p text:style-name="P4">121,69</text:p>
          </table:table-cell>
          <table:table-cell table:style-name="TableCell1">
            <text:p text:style-name="P4">125,32</text:p>
          </table:table-cell>
        </table:table-row>
        <table:table-row>
          <table:table-cell table:style-name="TableCell1">
            <text:p text:style-name="P3">5.02.2018</text:p>
          </table:table-cell>
          <table:table-cell table:style-name="TableCell1">
            <text:p text:style-name="P4">121,73</text:p>
          </table:table-cell>
          <table:table-cell table:style-name="TableCell1">
            <text:p text:style-name="P4">125,36</text:p>
          </table:table-cell>
        </table:table-row>
        <table:table-row>
          <table:table-cell table:style-name="TableCell1">
            <text:p text:style-name="P3">12.02.2018</text:p>
          </table:table-cell>
          <table:table-cell table:style-name="TableCell1">
            <text:p text:style-name="P4">121,58</text:p>
          </table:table-cell>
          <table:table-cell table:style-name="TableCell1">
            <text:p text:style-name="P4">125,02</text:p>
          </table:table-cell>
        </table:table-row>
        <table:table-row>
          <table:table-cell table:style-name="TableCell1">
            <text:p text:style-name="P3">19.02.2018</text:p>
          </table:table-cell>
          <table:table-cell table:style-name="TableCell1">
            <text:p text:style-name="P4">120,52</text:p>
          </table:table-cell>
          <table:table-cell table:style-name="TableCell1">
            <text:p text:style-name="P4">124,18</text:p>
          </table:table-cell>
        </table:table-row>
        <table:table-row>
          <table:table-cell table:style-name="TableCell1">
            <text:p text:style-name="P3">26.02.2018</text:p>
          </table:table-cell>
          <table:table-cell table:style-name="TableCell1">
            <text:p text:style-name="P4">119,55</text:p>
          </table:table-cell>
          <table:table-cell table:style-name="TableCell1">
            <text:p text:style-name="P4">123,09</text:p>
          </table:table-cell>
        </table:table-row>
        <table:table-row>
          <table:table-cell table:style-name="TableCell1">
            <text:p text:style-name="P3">5.03.2018</text:p>
          </table:table-cell>
          <table:table-cell table:style-name="TableCell1">
            <text:p text:style-name="P4">119,29</text:p>
          </table:table-cell>
          <table:table-cell table:style-name="TableCell1">
            <text:p text:style-name="P4">122,92</text:p>
          </table:table-cell>
        </table:table-row>
        <table:table-row>
          <table:table-cell table:style-name="TableCell1">
            <text:p text:style-name="P3">12.03.2018</text:p>
          </table:table-cell>
          <table:table-cell table:style-name="TableCell1">
            <text:p text:style-name="P4">119,11</text:p>
          </table:table-cell>
          <table:table-cell table:style-name="TableCell1">
            <text:p text:style-name="P4">122,96</text:p>
          </table:table-cell>
        </table:table-row>
        <table:table-row>
          <table:table-cell table:style-name="TableCell1">
            <text:p text:style-name="P3">19.03.2018</text:p>
          </table:table-cell>
          <table:table-cell table:style-name="TableCell1">
            <text:p text:style-name="P4">119,17</text:p>
          </table:table-cell>
          <table:table-cell table:style-name="TableCell1">
            <text:p text:style-name="P4">122,84</text:p>
          </table:table-cell>
        </table:table-row>
        <table:table-row>
          <table:table-cell table:style-name="TableCell1">
            <text:p text:style-name="P3">26.03.2018</text:p>
          </table:table-cell>
          <table:table-cell table:style-name="TableCell1">
            <text:p text:style-name="P4">119,23</text:p>
          </table:table-cell>
          <table:table-cell table:style-name="TableCell1">
            <text:p text:style-name="P4">122,90</text:p>
          </table:table-cell>
        </table:table-row>
        <table:table-row>
          <table:table-cell table:style-name="TableCell1">
            <text:p text:style-name="P3">2.04.2018</text:p>
          </table:table-cell>
          <table:table-cell table:style-name="TableCell1">
            <text:p text:style-name="P4">119,43</text:p>
          </table:table-cell>
          <table:table-cell table:style-name="TableCell1">
            <text:p text:style-name="P4">123,05</text:p>
          </table:table-cell>
        </table:table-row>
        <table:table-row>
          <table:table-cell table:style-name="TableCell1">
            <text:p text:style-name="P3">9.04.2018</text:p>
          </table:table-cell>
          <table:table-cell table:style-name="TableCell1">
            <text:p text:style-name="P4">119,96</text:p>
          </table:table-cell>
          <table:table-cell table:style-name="TableCell1">
            <text:p text:style-name="P4">123,58</text:p>
          </table:table-cell>
        </table:table-row>
        <table:table-row>
          <table:table-cell table:style-name="TableCell1">
            <text:p text:style-name="P3">16.04.2018</text:p>
          </table:table-cell>
          <table:table-cell table:style-name="TableCell1">
            <text:p text:style-name="P4">120,56</text:p>
          </table:table-cell>
          <table:table-cell table:style-name="TableCell1">
            <text:p text:style-name="P4">124,29</text:p>
          </table:table-cell>
        </table:table-row>
        <table:table-row>
          <table:table-cell table:style-name="TableCell1">
            <text:p text:style-name="P3">23.04.2018</text:p>
          </table:table-cell>
          <table:table-cell table:style-name="TableCell1">
            <text:p text:style-name="P4">121,44</text:p>
          </table:table-cell>
          <table:table-cell table:style-name="TableCell1">
            <text:p text:style-name="P4">125,39</text:p>
          </table:table-cell>
        </table:table-row>
        <table:table-row>
          <table:table-cell table:style-name="TableCell1">
            <text:p text:style-name="P3">30.04.2018</text:p>
          </table:table-cell>
          <table:table-cell table:style-name="TableCell1">
            <text:p text:style-name="P4">122,22</text:p>
          </table:table-cell>
          <table:table-cell table:style-name="TableCell1">
            <text:p text:style-name="P4">126,01</text:p>
          </table:table-cell>
        </table:table-row>
        <table:table-row>
          <table:table-cell table:style-name="TableCell1">
            <text:p text:style-name="P3">7.05.2018</text:p>
          </table:table-cell>
          <table:table-cell table:style-name="TableCell1">
            <text:p text:style-name="P4">123,27</text:p>
          </table:table-cell>
          <table:table-cell table:style-name="TableCell1">
            <text:p text:style-name="P4">126,99</text:p>
          </table:table-cell>
        </table:table-row>
        <table:table-row>
          <table:table-cell table:style-name="TableCell1">
            <text:p text:style-name="P3">14.05.2018</text:p>
          </table:table-cell>
          <table:table-cell table:style-name="TableCell1">
            <text:p text:style-name="P4">124,32</text:p>
          </table:table-cell>
          <table:table-cell table:style-name="TableCell1">
            <text:p text:style-name="P4">128,28</text:p>
          </table:table-cell>
        </table:table-row>
        <table:table-row>
          <table:table-cell table:style-name="TableCell1">
            <text:p text:style-name="P3">21.05.2018</text:p>
          </table:table-cell>
          <table:table-cell table:style-name="TableCell1">
            <text:p text:style-name="P4">125,93</text:p>
          </table:table-cell>
          <table:table-cell table:style-name="TableCell1">
            <text:p text:style-name="P4">130,04</text:p>
          </table:table-cell>
        </table:table-row>
        <table:table-row>
          <table:table-cell table:style-name="TableCell1">
            <text:p text:style-name="P3">28.05.2018</text:p>
          </table:table-cell>
          <table:table-cell table:style-name="TableCell1">
            <text:p text:style-name="P4">127,58</text:p>
          </table:table-cell>
          <table:table-cell table:style-name="TableCell1">
            <text:p text:style-name="P4">131,66</text:p>
          </table:table-cell>
        </table:table-row>
        <table:table-row>
          <table:table-cell table:style-name="TableCell1">
            <text:p text:style-name="P3">4.06.2018</text:p>
          </table:table-cell>
          <table:table-cell table:style-name="TableCell1">
            <text:p text:style-name="P4">128,43</text:p>
          </table:table-cell>
          <table:table-cell table:style-name="TableCell1">
            <text:p text:style-name="P4">132,34</text:p>
          </table:table-cell>
        </table:table-row>
        <table:table-row>
          <table:table-cell table:style-name="TableCell1">
            <text:p text:style-name="P3">11.06.2018</text:p>
          </table:table-cell>
          <table:table-cell table:style-name="TableCell1">
            <text:p text:style-name="P4">128,61</text:p>
          </table:table-cell>
          <table:table-cell table:style-name="TableCell1">
            <text:p text:style-name="P4">132,62</text:p>
          </table:table-cell>
        </table:table-row>
        <table:table-row>
          <table:table-cell table:style-name="TableCell1">
            <text:p text:style-name="P3">18.06.2018</text:p>
          </table:table-cell>
          <table:table-cell table:style-name="TableCell1">
            <text:p text:style-name="P4">127,92</text:p>
          </table:table-cell>
          <table:table-cell table:style-name="TableCell1">
            <text:p text:style-name="P4">131,98</text:p>
          </table:table-cell>
        </table:table-row>
        <table:table-row>
          <table:table-cell table:style-name="TableCell1">
            <text:p text:style-name="P3">25.06.2018</text:p>
          </table:table-cell>
          <table:table-cell table:style-name="TableCell1">
            <text:p text:style-name="P4">127,18</text:p>
          </table:table-cell>
          <table:table-cell table:style-name="TableCell1">
            <text:p text:style-name="P4">131,27</text:p>
          </table:table-cell>
        </table:table-row>
        <table:table-row>
          <table:table-cell table:style-name="TableCell1">
            <text:p text:style-name="P3">2.07.2018</text:p>
          </table:table-cell>
          <table:table-cell table:style-name="TableCell1">
            <text:p text:style-name="P4">126,54</text:p>
          </table:table-cell>
          <table:table-cell table:style-name="TableCell1">
            <text:p text:style-name="P4">130,83</text:p>
          </table:table-cell>
        </table:table-row>
        <table:table-row>
          <table:table-cell table:style-name="TableCell1">
            <text:p text:style-name="P3">9.07.2018</text:p>
          </table:table-cell>
          <table:table-cell table:style-name="TableCell1">
            <text:p text:style-name="P4">126,97</text:p>
          </table:table-cell>
          <table:table-cell table:style-name="TableCell1">
            <text:p text:style-name="P4">131,53</text:p>
          </table:table-cell>
        </table:table-row>
        <table:table-row>
          <table:table-cell table:style-name="TableCell1">
            <text:p text:style-name="P3">16.07.2018</text:p>
          </table:table-cell>
          <table:table-cell table:style-name="TableCell1">
            <text:p text:style-name="P4">127,47</text:p>
          </table:table-cell>
          <table:table-cell table:style-name="TableCell1">
            <text:p text:style-name="P4">131,85</text:p>
          </table:table-cell>
        </table:table-row>
        <table:table-row>
          <table:table-cell table:style-name="TableCell1">
            <text:p text:style-name="P3">23.07.2018</text:p>
          </table:table-cell>
          <table:table-cell table:style-name="TableCell1">
            <text:p text:style-name="P4">127,50</text:p>
          </table:table-cell>
          <table:table-cell table:style-name="TableCell1">
            <text:p text:style-name="P4">131,90</text:p>
          </table:table-cell>
        </table:table-row>
        <table:table-row>
          <table:table-cell table:style-name="TableCell1">
            <text:p text:style-name="P3">30.07.2018</text:p>
          </table:table-cell>
          <table:table-cell table:style-name="TableCell1">
            <text:p text:style-name="P4">127,54</text:p>
          </table:table-cell>
          <table:table-cell table:style-name="TableCell1">
            <text:p text:style-name="P4">131,94</text:p>
          </table:table-cell>
        </table:table-row>
        <table:table-row>
          <table:table-cell table:style-name="TableCell1">
            <text:p text:style-name="P3">6.08.2018</text:p>
          </table:table-cell>
          <table:table-cell table:style-name="TableCell1">
            <text:p text:style-name="P4">128,02</text:p>
          </table:table-cell>
          <table:table-cell table:style-name="TableCell1">
            <text:p text:style-name="P4">132,39</text:p>
          </table:table-cell>
        </table:table-row>
        <table:table-row>
          <table:table-cell table:style-name="TableCell1">
            <text:p text:style-name="P3">13.08.2018</text:p>
          </table:table-cell>
          <table:table-cell table:style-name="TableCell1">
            <text:p text:style-name="P4">128,39</text:p>
          </table:table-cell>
          <table:table-cell table:style-name="TableCell1">
            <text:p text:style-name="P4">132,56</text:p>
          </table:table-cell>
        </table:table-row>
        <table:table-row>
          <table:table-cell table:style-name="TableCell1">
            <text:p text:style-name="P3">20.08.2018</text:p>
          </table:table-cell>
          <table:table-cell table:style-name="TableCell1">
            <text:p text:style-name="P4">128,79</text:p>
          </table:table-cell>
          <table:table-cell table:style-name="TableCell1">
            <text:p text:style-name="P4">132,97</text:p>
          </table:table-cell>
        </table:table-row>
        <table:table-row>
          <table:table-cell table:style-name="TableCell1">
            <text:p text:style-name="P3">27.08.2018</text:p>
          </table:table-cell>
          <table:table-cell table:style-name="TableCell1">
            <text:p text:style-name="P4">129,18</text:p>
          </table:table-cell>
          <table:table-cell table:style-name="TableCell1">
            <text:p text:style-name="P4">133,20</text:p>
          </table:table-cell>
        </table:table-row>
        <table:table-row>
          <table:table-cell table:style-name="TableCell1">
            <text:p text:style-name="P3">3.09.2018</text:p>
          </table:table-cell>
          <table:table-cell table:style-name="TableCell1">
            <text:p text:style-name="P4">129,76</text:p>
          </table:table-cell>
          <table:table-cell table:style-name="TableCell1">
            <text:p text:style-name="P4">133,67</text:p>
          </table:table-cell>
        </table:table-row>
        <table:table-row>
          <table:table-cell table:style-name="TableCell1">
            <text:p text:style-name="P3">10.09.2018</text:p>
          </table:table-cell>
          <table:table-cell table:style-name="TableCell1">
            <text:p text:style-name="P4">130,24</text:p>
          </table:table-cell>
          <table:table-cell table:style-name="TableCell1">
            <text:p text:style-name="P4">134,31</text:p>
          </table:table-cell>
        </table:table-row>
        <table:table-row>
          <table:table-cell table:style-name="TableCell1">
            <text:p text:style-name="P3">17.09.2018</text:p>
          </table:table-cell>
          <table:table-cell table:style-name="TableCell1">
            <text:p text:style-name="P4">130,59</text:p>
          </table:table-cell>
          <table:table-cell table:style-name="TableCell1">
            <text:p text:style-name="P4">134,57</text:p>
          </table:table-cell>
        </table:table-row>
        <table:table-row>
          <table:table-cell table:style-name="TableCell1">
            <text:p text:style-name="P3">24.09.2018</text:p>
          </table:table-cell>
          <table:table-cell table:style-name="TableCell1">
            <text:p text:style-name="P4">130,59</text:p>
          </table:table-cell>
          <table:table-cell table:style-name="TableCell1">
            <text:p text:style-name="P4">134,77</text:p>
          </table:table-cell>
        </table:table-row>
        <table:table-row>
          <table:table-cell table:style-name="TableCell1">
            <text:p text:style-name="P3">1.10.2018</text:p>
          </table:table-cell>
          <table:table-cell table:style-name="TableCell1">
            <text:p text:style-name="P4">129,98</text:p>
          </table:table-cell>
          <table:table-cell table:style-name="TableCell1">
            <text:p text:style-name="P4">134,86</text:p>
          </table:table-cell>
        </table:table-row>
        <table:table-row>
          <table:table-cell table:style-name="TableCell1">
            <text:p text:style-name="P3">8.10.2018</text:p>
          </table:table-cell>
          <table:table-cell table:style-name="TableCell1">
            <text:p text:style-name="P4">130,15</text:p>
          </table:table-cell>
          <table:table-cell table:style-name="TableCell1">
            <text:p text:style-name="P4">135,53</text:p>
          </table:table-cell>
        </table:table-row>
        <table:table-row>
          <table:table-cell table:style-name="TableCell1">
            <text:p text:style-name="P3">15.10.2018</text:p>
          </table:table-cell>
          <table:table-cell table:style-name="TableCell1">
            <text:p text:style-name="P4">130,81</text:p>
          </table:table-cell>
          <table:table-cell table:style-name="TableCell1">
            <text:p text:style-name="P4">136,63</text:p>
          </table:table-cell>
        </table:table-row>
        <table:table-row>
          <table:table-cell table:style-name="TableCell1">
            <text:p text:style-name="P3">22.10.2018</text:p>
          </table:table-cell>
          <table:table-cell table:style-name="TableCell1">
            <text:p text:style-name="P4">130,98</text:p>
          </table:table-cell>
          <table:table-cell table:style-name="TableCell1">
            <text:p text:style-name="P4">136,93</text:p>
          </table:table-cell>
        </table:table-row>
        <table:table-row>
          <table:table-cell table:style-name="TableCell1">
            <text:p text:style-name="P3">29.10.2018</text:p>
          </table:table-cell>
          <table:table-cell table:style-name="TableCell1">
            <text:p text:style-name="P4">130,64</text:p>
          </table:table-cell>
          <table:table-cell table:style-name="TableCell1">
            <text:p text:style-name="P4">136,99</text:p>
          </table:table-cell>
        </table:table-row>
        <table:table-row>
          <table:table-cell table:style-name="TableCell1">
            <text:p text:style-name="P3">5.11.2018</text:p>
          </table:table-cell>
          <table:table-cell table:style-name="TableCell1">
            <text:p text:style-name="P4">130,11</text:p>
          </table:table-cell>
          <table:table-cell table:style-name="TableCell1">
            <text:p text:style-name="P4">137,03</text:p>
          </table:table-cell>
        </table:table-row>
        <table:table-row>
          <table:table-cell table:style-name="TableCell1">
            <text:p text:style-name="P3">12.11.2018</text:p>
          </table:table-cell>
          <table:table-cell table:style-name="TableCell1">
            <text:p text:style-name="P4">128,94</text:p>
          </table:table-cell>
          <table:table-cell table:style-name="TableCell1">
            <text:p text:style-name="P4">137,08</text:p>
          </table:table-cell>
        </table:table-row>
        <table:table-row>
          <table:table-cell table:style-name="TableCell1">
            <text:p text:style-name="P3">19.11.2018</text:p>
          </table:table-cell>
          <table:table-cell table:style-name="TableCell1">
            <text:p text:style-name="P4">127,40</text:p>
          </table:table-cell>
          <table:table-cell table:style-name="TableCell1">
            <text:p text:style-name="P4">136,38</text:p>
          </table:table-cell>
        </table:table-row>
        <table:table-row>
          <table:table-cell table:style-name="TableCell1">
            <text:p text:style-name="P3">26.11.2018</text:p>
          </table:table-cell>
          <table:table-cell table:style-name="TableCell1">
            <text:p text:style-name="P4">125,77</text:p>
          </table:table-cell>
          <table:table-cell table:style-name="TableCell1">
            <text:p text:style-name="P4">135,43</text:p>
          </table:table-cell>
        </table:table-row>
        <table:table-row>
          <table:table-cell table:style-name="TableCell1">
            <text:p text:style-name="P3">3.12.2018</text:p>
          </table:table-cell>
          <table:table-cell table:style-name="TableCell1">
            <text:p text:style-name="P4">124,30</text:p>
          </table:table-cell>
          <table:table-cell table:style-name="TableCell1">
            <text:p text:style-name="P4">134,38</text:p>
          </table:table-cell>
        </table:table-row>
        <table:table-row>
          <table:table-cell table:style-name="TableCell1">
            <text:p text:style-name="P3">10.12.2018</text:p>
          </table:table-cell>
          <table:table-cell table:style-name="TableCell1">
            <text:p text:style-name="P4">122,37</text:p>
          </table:table-cell>
          <table:table-cell table:style-name="TableCell1">
            <text:p text:style-name="P4">132,50</text:p>
          </table:table-cell>
        </table:table-row>
        <table:table-row>
          <table:table-cell table:style-name="TableCell1">
            <text:p text:style-name="P3">17.12.2018</text:p>
          </table:table-cell>
          <table:table-cell table:style-name="TableCell1">
            <text:p text:style-name="P4">121,02</text:p>
          </table:table-cell>
          <table:table-cell table:style-name="TableCell1">
            <text:p text:style-name="P4">131,26</text:p>
          </table:table-cell>
        </table:table-row>
        <table:table-row>
          <table:table-cell table:style-name="TableCell1">
            <text:p text:style-name="P3">24.12.2018</text:p>
          </table:table-cell>
          <table:table-cell table:style-name="TableCell1">
            <text:p text:style-name="P4">120,61</text:p>
          </table:table-cell>
          <table:table-cell table:style-name="TableCell1">
            <text:p text:style-name="P4">130,91</text:p>
          </table:table-cell>
        </table:table-row>
        <table:table-row>
          <table:table-cell table:style-name="TableCell1">
            <text:p text:style-name="P3">31.12.2018</text:p>
          </table:table-cell>
          <table:table-cell table:style-name="TableCell1">
            <text:p text:style-name="P4">120,18</text:p>
          </table:table-cell>
          <table:table-cell table:style-name="TableCell1">
            <text:p text:style-name="P4">130,26</text:p>
          </table:table-cell>
        </table:table-row>
        <table:table-row>
          <table:table-cell table:style-name="TableCell1">
            <text:p text:style-name="P3">7.01.2019</text:p>
          </table:table-cell>
          <table:table-cell table:style-name="TableCell1">
            <text:p text:style-name="P4">120,27</text:p>
          </table:table-cell>
          <table:table-cell table:style-name="TableCell1">
            <text:p text:style-name="P4">130,33</text:p>
          </table:table-cell>
        </table:table-row>
        <table:table-row>
          <table:table-cell table:style-name="TableCell1">
            <text:p text:style-name="P3">14.01.2019</text:p>
          </table:table-cell>
          <table:table-cell table:style-name="TableCell1">
            <text:p text:style-name="P4">119,53</text:p>
          </table:table-cell>
          <table:table-cell table:style-name="TableCell1">
            <text:p text:style-name="P4">129,47</text:p>
          </table:table-cell>
        </table:table-row>
        <table:table-row>
          <table:table-cell table:style-name="TableCell1">
            <text:p text:style-name="P3">21.01.2019</text:p>
          </table:table-cell>
          <table:table-cell table:style-name="TableCell1">
            <text:p text:style-name="P4">119,12</text:p>
          </table:table-cell>
          <table:table-cell table:style-name="TableCell1">
            <text:p text:style-name="P4">128,92</text:p>
          </table:table-cell>
        </table:table-row>
        <table:table-row>
          <table:table-cell table:style-name="TableCell1">
            <text:p text:style-name="P3">28.01.2019</text:p>
          </table:table-cell>
          <table:table-cell table:style-name="TableCell1">
            <text:p text:style-name="P4">119,29</text:p>
          </table:table-cell>
          <table:table-cell table:style-name="TableCell1">
            <text:p text:style-name="P4">129,10</text:p>
          </table:table-cell>
        </table:table-row>
        <table:table-row>
          <table:table-cell table:style-name="TableCell1">
            <text:p text:style-name="P3">4.02.2019</text:p>
          </table:table-cell>
          <table:table-cell table:style-name="TableCell1">
            <text:p text:style-name="P4">119,13</text:p>
          </table:table-cell>
          <table:table-cell table:style-name="TableCell1">
            <text:p text:style-name="P4">129,13</text:p>
          </table:table-cell>
        </table:table-row>
        <table:table-row>
          <table:table-cell table:style-name="TableCell1">
            <text:p text:style-name="P3">11.02.2019</text:p>
          </table:table-cell>
          <table:table-cell table:style-name="TableCell1">
            <text:p text:style-name="P4">118,97</text:p>
          </table:table-cell>
          <table:table-cell table:style-name="TableCell1">
            <text:p text:style-name="P4">129,17</text:p>
          </table:table-cell>
        </table:table-row>
        <table:table-row>
          <table:table-cell table:style-name="TableCell1">
            <text:p text:style-name="P3">18.02.2019</text:p>
          </table:table-cell>
          <table:table-cell table:style-name="TableCell1">
            <text:p text:style-name="P4">119,05</text:p>
          </table:table-cell>
          <table:table-cell table:style-name="TableCell1">
            <text:p text:style-name="P4">129,23</text:p>
          </table:table-cell>
        </table:table-row>
        <table:table-row>
          <table:table-cell table:style-name="TableCell1">
            <text:p text:style-name="P3">25.02.2019</text:p>
          </table:table-cell>
          <table:table-cell table:style-name="TableCell1">
            <text:p text:style-name="P4">119,22</text:p>
          </table:table-cell>
          <table:table-cell table:style-name="TableCell1">
            <text:p text:style-name="P4">129,66</text:p>
          </table:table-cell>
        </table:table-row>
        <table:table-row>
          <table:table-cell table:style-name="TableCell1">
            <text:p text:style-name="P3">4.03.2019</text:p>
          </table:table-cell>
          <table:table-cell table:style-name="TableCell1">
            <text:p text:style-name="P4">119,72</text:p>
          </table:table-cell>
          <table:table-cell table:style-name="TableCell1">
            <text:p text:style-name="P4">130,25</text:p>
          </table:table-cell>
        </table:table-row>
        <table:table-row>
          <table:table-cell table:style-name="TableCell1">
            <text:p text:style-name="P3">11.03.2019</text:p>
          </table:table-cell>
          <table:table-cell table:style-name="TableCell1">
            <text:p text:style-name="P4">120,10</text:p>
          </table:table-cell>
          <table:table-cell table:style-name="TableCell1">
            <text:p text:style-name="P4">130,59</text:p>
          </table:table-cell>
        </table:table-row>
        <table:table-row>
          <table:table-cell table:style-name="TableCell1">
            <text:p text:style-name="P3">18.03.2019</text:p>
          </table:table-cell>
          <table:table-cell table:style-name="TableCell1">
            <text:p text:style-name="P4">120,48</text:p>
          </table:table-cell>
          <table:table-cell table:style-name="TableCell1">
            <text:p text:style-name="P4">130,85</text:p>
          </table:table-cell>
        </table:table-row>
        <table:table-row>
          <table:table-cell table:style-name="TableCell1">
            <text:p text:style-name="P3">25.03.2019</text:p>
          </table:table-cell>
          <table:table-cell table:style-name="TableCell1">
            <text:p text:style-name="P4">120,83</text:p>
          </table:table-cell>
          <table:table-cell table:style-name="TableCell1">
            <text:p text:style-name="P4">131,15</text:p>
          </table:table-cell>
        </table:table-row>
        <table:table-row>
          <table:table-cell table:style-name="TableCell1">
            <text:p text:style-name="P3">1.04.2019</text:p>
          </table:table-cell>
          <table:table-cell table:style-name="TableCell1">
            <text:p text:style-name="P4">121,70</text:p>
          </table:table-cell>
          <table:table-cell table:style-name="TableCell1">
            <text:p text:style-name="P4">131,48</text:p>
          </table:table-cell>
        </table:table-row>
        <table:table-row>
          <table:table-cell table:style-name="TableCell1">
            <text:p text:style-name="P3">8.04.2019</text:p>
          </table:table-cell>
          <table:table-cell table:style-name="TableCell1">
            <text:p text:style-name="P4">122,66</text:p>
          </table:table-cell>
          <table:table-cell table:style-name="TableCell1">
            <text:p text:style-name="P4">132,08</text:p>
          </table:table-cell>
        </table:table-row>
        <table:table-row>
          <table:table-cell table:style-name="TableCell1">
            <text:p text:style-name="P3">15.04.2019</text:p>
          </table:table-cell>
          <table:table-cell table:style-name="TableCell1">
            <text:p text:style-name="P4">124,06</text:p>
          </table:table-cell>
          <table:table-cell table:style-name="TableCell1">
            <text:p text:style-name="P4">132,96</text:p>
          </table:table-cell>
        </table:table-row>
        <table:table-row>
          <table:table-cell table:style-name="TableCell1">
            <text:p text:style-name="P3">22.04.2019</text:p>
          </table:table-cell>
          <table:table-cell table:style-name="TableCell1">
            <text:p text:style-name="P4">125,43</text:p>
          </table:table-cell>
          <table:table-cell table:style-name="TableCell1">
            <text:p text:style-name="P4">133,99</text:p>
          </table:table-cell>
        </table:table-row>
        <table:table-row>
          <table:table-cell table:style-name="TableCell1">
            <text:p text:style-name="P3">29.04.2019</text:p>
          </table:table-cell>
          <table:table-cell table:style-name="TableCell1">
            <text:p text:style-name="P4">126,36</text:p>
          </table:table-cell>
          <table:table-cell table:style-name="TableCell1">
            <text:p text:style-name="P4">134,60</text:p>
          </table:table-cell>
        </table:table-row>
        <table:table-row>
          <table:table-cell table:style-name="TableCell1">
            <text:p text:style-name="P3">6.05.2019</text:p>
          </table:table-cell>
          <table:table-cell table:style-name="TableCell1">
            <text:p text:style-name="P4">127,50</text:p>
          </table:table-cell>
          <table:table-cell table:style-name="TableCell1">
            <text:p text:style-name="P4">135,41</text:p>
          </table:table-cell>
        </table:table-row>
        <table:table-row>
          <table:table-cell table:style-name="TableCell1">
            <text:p text:style-name="P3">13.05.2019</text:p>
          </table:table-cell>
          <table:table-cell table:style-name="TableCell1">
            <text:p text:style-name="P4">127,97</text:p>
          </table:table-cell>
          <table:table-cell table:style-name="TableCell1">
            <text:p text:style-name="P4">135,36</text:p>
          </table:table-cell>
        </table:table-row>
        <table:table-row>
          <table:table-cell table:style-name="TableCell1">
            <text:p text:style-name="P3">20.05.2019</text:p>
          </table:table-cell>
          <table:table-cell table:style-name="TableCell1">
            <text:p text:style-name="P4">128,51</text:p>
          </table:table-cell>
          <table:table-cell table:style-name="TableCell1">
            <text:p text:style-name="P4">135,82</text:p>
          </table:table-cell>
        </table:table-row>
        <table:table-row>
          <table:table-cell table:style-name="TableCell1">
            <text:p text:style-name="P3">27.05.2019</text:p>
          </table:table-cell>
          <table:table-cell table:style-name="TableCell1">
            <text:p text:style-name="P4">129,14</text:p>
          </table:table-cell>
          <table:table-cell table:style-name="TableCell1">
            <text:p text:style-name="P4">136,45</text:p>
          </table:table-cell>
        </table:table-row>
        <table:table-row>
          <table:table-cell table:style-name="TableCell1">
            <text:p text:style-name="P3">3.06.2019</text:p>
          </table:table-cell>
          <table:table-cell table:style-name="TableCell1">
            <text:p text:style-name="P4">129,41</text:p>
          </table:table-cell>
          <table:table-cell table:style-name="TableCell1">
            <text:p text:style-name="P4">136,39</text:p>
          </table:table-cell>
        </table:table-row>
        <table:table-row>
          <table:table-cell table:style-name="TableCell1">
            <text:p text:style-name="P3">10.06.2019</text:p>
          </table:table-cell>
          <table:table-cell table:style-name="TableCell1">
            <text:p text:style-name="P4">128,89</text:p>
          </table:table-cell>
          <table:table-cell table:style-name="TableCell1">
            <text:p text:style-name="P4">135,40</text:p>
          </table:table-cell>
        </table:table-row>
        <table:table-row>
          <table:table-cell table:style-name="TableCell1">
            <text:p text:style-name="P3">17.06.2019</text:p>
          </table:table-cell>
          <table:table-cell table:style-name="TableCell1">
            <text:p text:style-name="P4">127,66</text:p>
          </table:table-cell>
          <table:table-cell table:style-name="TableCell1">
            <text:p text:style-name="P4">133,76</text:p>
          </table:table-cell>
        </table:table-row>
        <table:table-row>
          <table:table-cell table:style-name="TableCell1">
            <text:p text:style-name="P3">24.06.2019</text:p>
          </table:table-cell>
          <table:table-cell table:style-name="TableCell1">
            <text:p text:style-name="P4">126,66</text:p>
          </table:table-cell>
          <table:table-cell table:style-name="TableCell1">
            <text:p text:style-name="P4">131,81</text:p>
          </table:table-cell>
        </table:table-row>
        <table:table-row>
          <table:table-cell table:style-name="TableCell1">
            <text:p text:style-name="P3">1.07.2019</text:p>
          </table:table-cell>
          <table:table-cell table:style-name="TableCell1">
            <text:p text:style-name="P4">126,49</text:p>
          </table:table-cell>
          <table:table-cell table:style-name="TableCell1">
            <text:p text:style-name="P4">131,55</text:p>
          </table:table-cell>
        </table:table-row>
        <table:table-row>
          <table:table-cell table:style-name="TableCell1">
            <text:p text:style-name="P3">8.07.2019</text:p>
          </table:table-cell>
          <table:table-cell table:style-name="TableCell1">
            <text:p text:style-name="P4">126,86</text:p>
          </table:table-cell>
          <table:table-cell table:style-name="TableCell1">
            <text:p text:style-name="P4">131,68</text:p>
          </table:table-cell>
        </table:table-row>
        <table:table-row>
          <table:table-cell table:style-name="TableCell1">
            <text:p text:style-name="P3">15.07.2019</text:p>
          </table:table-cell>
          <table:table-cell table:style-name="TableCell1">
            <text:p text:style-name="P4">127,13</text:p>
          </table:table-cell>
          <table:table-cell table:style-name="TableCell1">
            <text:p text:style-name="P4">131,86</text:p>
          </table:table-cell>
        </table:table-row>
        <table:table-row>
          <table:table-cell table:style-name="TableCell1">
            <text:p text:style-name="P3">22.07.2019</text:p>
          </table:table-cell>
          <table:table-cell table:style-name="TableCell1">
            <text:p text:style-name="P4">127,81</text:p>
          </table:table-cell>
          <table:table-cell table:style-name="TableCell1">
            <text:p text:style-name="P4">132,21</text:p>
          </table:table-cell>
        </table:table-row>
        <table:table-row>
          <table:table-cell table:style-name="TableCell1">
            <text:p text:style-name="P3">29.07.2019</text:p>
          </table:table-cell>
          <table:table-cell table:style-name="TableCell1">
            <text:p text:style-name="P4">128,03</text:p>
          </table:table-cell>
          <table:table-cell table:style-name="TableCell1">
            <text:p text:style-name="P4">132,60</text:p>
          </table:table-cell>
        </table:table-row>
        <table:table-row>
          <table:table-cell table:style-name="TableCell1">
            <text:p text:style-name="P3">5.08.2019</text:p>
          </table:table-cell>
          <table:table-cell table:style-name="TableCell1">
            <text:p text:style-name="P4">128,37</text:p>
          </table:table-cell>
          <table:table-cell table:style-name="TableCell1">
            <text:p text:style-name="P4">132,61</text:p>
          </table:table-cell>
        </table:table-row>
        <table:table-row>
          <table:table-cell table:style-name="TableCell1">
            <text:p text:style-name="P3">12.08.2019</text:p>
          </table:table-cell>
          <table:table-cell table:style-name="TableCell1">
            <text:p text:style-name="P4">128,36</text:p>
          </table:table-cell>
          <table:table-cell table:style-name="TableCell1">
            <text:p text:style-name="P4">132,59</text:p>
          </table:table-cell>
        </table:table-row>
        <table:table-row>
          <table:table-cell table:style-name="TableCell1">
            <text:p text:style-name="P3">19.08.2019</text:p>
          </table:table-cell>
          <table:table-cell table:style-name="TableCell1">
            <text:p text:style-name="P4">128,17</text:p>
          </table:table-cell>
          <table:table-cell table:style-name="TableCell1">
            <text:p text:style-name="P4">132,60</text:p>
          </table:table-cell>
        </table:table-row>
        <table:table-row>
          <table:table-cell table:style-name="TableCell1">
            <text:p text:style-name="P3">26.08.2019</text:p>
          </table:table-cell>
          <table:table-cell table:style-name="TableCell1">
            <text:p text:style-name="P4">128,22</text:p>
          </table:table-cell>
          <table:table-cell table:style-name="TableCell1">
            <text:p text:style-name="P4">132,51</text:p>
          </table:table-cell>
        </table:table-row>
        <table:table-row>
          <table:table-cell table:style-name="TableCell1">
            <text:p text:style-name="P3">2.09.2019</text:p>
          </table:table-cell>
          <table:table-cell table:style-name="TableCell1">
            <text:p text:style-name="P4">127,86</text:p>
          </table:table-cell>
          <table:table-cell table:style-name="TableCell1">
            <text:p text:style-name="P4">132,29</text:p>
          </table:table-cell>
        </table:table-row>
        <table:table-row>
          <table:table-cell table:style-name="TableCell1">
            <text:p text:style-name="P3">9.09.2019</text:p>
          </table:table-cell>
          <table:table-cell table:style-name="TableCell1">
            <text:p text:style-name="P4">127,79</text:p>
          </table:table-cell>
          <table:table-cell table:style-name="TableCell1">
            <text:p text:style-name="P4">131,89</text:p>
          </table:table-cell>
        </table:table-row>
        <table:table-row>
          <table:table-cell table:style-name="TableCell1">
            <text:p text:style-name="P3">16.09.2019</text:p>
          </table:table-cell>
          <table:table-cell table:style-name="TableCell1">
            <text:p text:style-name="P4">126,92</text:p>
          </table:table-cell>
          <table:table-cell table:style-name="TableCell1">
            <text:p text:style-name="P4">131,35</text:p>
          </table:table-cell>
        </table:table-row>
        <table:table-row>
          <table:table-cell table:style-name="TableCell1">
            <text:p text:style-name="P3">23.09.2019</text:p>
          </table:table-cell>
          <table:table-cell table:style-name="TableCell1">
            <text:p text:style-name="P4">126,78</text:p>
          </table:table-cell>
          <table:table-cell table:style-name="TableCell1">
            <text:p text:style-name="P4">131,52</text:p>
          </table:table-cell>
        </table:table-row>
        <table:table-row>
          <table:table-cell table:style-name="TableCell1">
            <text:p text:style-name="P3">30.09.2019</text:p>
          </table:table-cell>
          <table:table-cell table:style-name="TableCell1">
            <text:p text:style-name="P4">126,92</text:p>
          </table:table-cell>
          <table:table-cell table:style-name="TableCell1">
            <text:p text:style-name="P4">131,83</text:p>
          </table:table-cell>
        </table:table-row>
        <table:table-row>
          <table:table-cell table:style-name="TableCell1">
            <text:p text:style-name="P3">7.10.2019</text:p>
          </table:table-cell>
          <table:table-cell table:style-name="TableCell1">
            <text:p text:style-name="P4">126,87</text:p>
          </table:table-cell>
          <table:table-cell table:style-name="TableCell1">
            <text:p text:style-name="P4">131,82</text:p>
          </table:table-cell>
        </table:table-row>
        <table:table-row>
          <table:table-cell table:style-name="TableCell1">
            <text:p text:style-name="P3">14.10.2019</text:p>
          </table:table-cell>
          <table:table-cell table:style-name="TableCell1">
            <text:p text:style-name="P4">126,91</text:p>
          </table:table-cell>
          <table:table-cell table:style-name="TableCell1">
            <text:p text:style-name="P4">131,89</text:p>
          </table:table-cell>
        </table:table-row>
        <table:table-row>
          <table:table-cell table:style-name="TableCell1">
            <text:p text:style-name="P3">21.10.2019</text:p>
          </table:table-cell>
          <table:table-cell table:style-name="TableCell1">
            <text:p text:style-name="P4">126,40</text:p>
          </table:table-cell>
          <table:table-cell table:style-name="TableCell1">
            <text:p text:style-name="P4">131,28</text:p>
          </table:table-cell>
        </table:table-row>
        <table:table-row>
          <table:table-cell table:style-name="TableCell1">
            <text:p text:style-name="P3">28.10.2019</text:p>
          </table:table-cell>
          <table:table-cell table:style-name="TableCell1">
            <text:p text:style-name="P4">125,77</text:p>
          </table:table-cell>
          <table:table-cell table:style-name="TableCell1">
            <text:p text:style-name="P4">130,60</text:p>
          </table:table-cell>
        </table:table-row>
        <table:table-row>
          <table:table-cell table:style-name="TableCell1">
            <text:p text:style-name="P3">4.11.2019</text:p>
          </table:table-cell>
          <table:table-cell table:style-name="TableCell1">
            <text:p text:style-name="P4">125,56</text:p>
          </table:table-cell>
          <table:table-cell table:style-name="TableCell1">
            <text:p text:style-name="P4">130,38</text:p>
          </table:table-cell>
        </table:table-row>
        <table:table-row>
          <table:table-cell table:style-name="TableCell1">
            <text:p text:style-name="P3">11.11.2019</text:p>
          </table:table-cell>
          <table:table-cell table:style-name="TableCell1">
            <text:p text:style-name="P4">125,59</text:p>
          </table:table-cell>
          <table:table-cell table:style-name="TableCell1">
            <text:p text:style-name="P4">130,42</text:p>
          </table:table-cell>
        </table:table-row>
        <table:table-row>
          <table:table-cell table:style-name="TableCell1">
            <text:p text:style-name="P3">18.11.2019</text:p>
          </table:table-cell>
          <table:table-cell table:style-name="TableCell1">
            <text:p text:style-name="P4">125,58</text:p>
          </table:table-cell>
          <table:table-cell table:style-name="TableCell1">
            <text:p text:style-name="P4">130,35</text:p>
          </table:table-cell>
        </table:table-row>
        <table:table-row>
          <table:table-cell table:style-name="TableCell1">
            <text:p text:style-name="P3">25.11.2019</text:p>
          </table:table-cell>
          <table:table-cell table:style-name="TableCell1">
            <text:p text:style-name="P4">125,32</text:p>
          </table:table-cell>
          <table:table-cell table:style-name="TableCell1">
            <text:p text:style-name="P4">130,08</text:p>
          </table:table-cell>
        </table:table-row>
        <table:table-row>
          <table:table-cell table:style-name="TableCell1">
            <text:p text:style-name="P3">2.12.2019</text:p>
          </table:table-cell>
          <table:table-cell table:style-name="TableCell1">
            <text:p text:style-name="P4">124,81</text:p>
          </table:table-cell>
          <table:table-cell table:style-name="TableCell1">
            <text:p text:style-name="P4">129,79</text:p>
          </table:table-cell>
        </table:table-row>
        <table:table-row>
          <table:table-cell table:style-name="TableCell1">
            <text:p text:style-name="P3">9.12.2019</text:p>
          </table:table-cell>
          <table:table-cell table:style-name="TableCell1">
            <text:p text:style-name="P4">124,75</text:p>
          </table:table-cell>
          <table:table-cell table:style-name="TableCell1">
            <text:p text:style-name="P4">129,79</text:p>
          </table:table-cell>
        </table:table-row>
        <table:table-row>
          <table:table-cell table:style-name="TableCell1">
            <text:p text:style-name="P3">16.12.2019</text:p>
          </table:table-cell>
          <table:table-cell table:style-name="TableCell1">
            <text:p text:style-name="P4">124,33</text:p>
          </table:table-cell>
          <table:table-cell table:style-name="TableCell1">
            <text:p text:style-name="P4">129,56</text:p>
          </table:table-cell>
        </table:table-row>
        <table:table-row>
          <table:table-cell table:style-name="TableCell1">
            <text:p text:style-name="P3">23.12.2019</text:p>
          </table:table-cell>
          <table:table-cell table:style-name="TableCell1">
            <text:p text:style-name="P4">124,16</text:p>
          </table:table-cell>
          <table:table-cell table:style-name="TableCell1">
            <text:p text:style-name="P4">129,81</text:p>
          </table:table-cell>
        </table:table-row>
        <table:table-row>
          <table:table-cell table:style-name="TableCell1">
            <text:p text:style-name="P3">30.12.2019</text:p>
          </table:table-cell>
          <table:table-cell table:style-name="TableCell1">
            <text:p text:style-name="P4">124,96</text:p>
          </table:table-cell>
          <table:table-cell table:style-name="TableCell1">
            <text:p text:style-name="P4">130,54</text:p>
          </table:table-cell>
        </table:table-row>
        <table:table-row>
          <table:table-cell table:style-name="TableCell1">
            <text:p text:style-name="P3">6.01.2020</text:p>
          </table:table-cell>
          <table:table-cell table:style-name="TableCell1">
            <text:p text:style-name="P4">126,09</text:p>
          </table:table-cell>
          <table:table-cell table:style-name="TableCell1">
            <text:p text:style-name="P4">131,56</text:p>
          </table:table-cell>
        </table:table-row>
        <table:table-row>
          <table:table-cell table:style-name="TableCell1">
            <text:p text:style-name="P3">13.01.2020</text:p>
          </table:table-cell>
          <table:table-cell table:style-name="TableCell1">
            <text:p text:style-name="P4">127,17</text:p>
          </table:table-cell>
          <table:table-cell table:style-name="TableCell1">
            <text:p text:style-name="P4">132,69</text:p>
          </table:table-cell>
        </table:table-row>
        <table:table-row>
          <table:table-cell table:style-name="TableCell1">
            <text:p text:style-name="P3">20.01.2020</text:p>
          </table:table-cell>
          <table:table-cell table:style-name="TableCell1">
            <text:p text:style-name="P4">127,18</text:p>
          </table:table-cell>
          <table:table-cell table:style-name="TableCell1">
            <text:p text:style-name="P4">132,74</text:p>
          </table:table-cell>
        </table:table-row>
        <table:table-row>
          <table:table-cell table:style-name="TableCell1">
            <text:p text:style-name="P3">27.01.2020</text:p>
          </table:table-cell>
          <table:table-cell table:style-name="TableCell1">
            <text:p text:style-name="P4">127,33</text:p>
          </table:table-cell>
          <table:table-cell table:style-name="TableCell1">
            <text:p text:style-name="P4">132,88</text:p>
          </table:table-cell>
        </table:table-row>
        <table:table-row>
          <table:table-cell table:style-name="TableCell1">
            <text:p text:style-name="P3">3.02.2020</text:p>
          </table:table-cell>
          <table:table-cell table:style-name="TableCell1">
            <text:p text:style-name="P4">125,85</text:p>
          </table:table-cell>
          <table:table-cell table:style-name="TableCell1">
            <text:p text:style-name="P4">131,48</text:p>
          </table:table-cell>
        </table:table-row>
        <table:table-row>
          <table:table-cell table:style-name="TableCell1">
            <text:p text:style-name="P3">10.02.2020</text:p>
          </table:table-cell>
          <table:table-cell table:style-name="TableCell1">
            <text:p text:style-name="P4">124,73</text:p>
          </table:table-cell>
          <table:table-cell table:style-name="TableCell1">
            <text:p text:style-name="P4">129,70</text:p>
          </table:table-cell>
        </table:table-row>
        <table:table-row>
          <table:table-cell table:style-name="TableCell1">
            <text:p text:style-name="P3">17.02.2020</text:p>
          </table:table-cell>
          <table:table-cell table:style-name="TableCell1">
            <text:p text:style-name="P4">123,80</text:p>
          </table:table-cell>
          <table:table-cell table:style-name="TableCell1">
            <text:p text:style-name="P4">128,20</text:p>
          </table:table-cell>
        </table:table-row>
        <table:table-row>
          <table:table-cell table:style-name="TableCell1">
            <text:p text:style-name="P3">24.02.2020</text:p>
          </table:table-cell>
          <table:table-cell table:style-name="TableCell1">
            <text:p text:style-name="P4">123,45</text:p>
          </table:table-cell>
          <table:table-cell table:style-name="TableCell1">
            <text:p text:style-name="P4">127,67</text:p>
          </table:table-cell>
        </table:table-row>
        <table:table-row>
          <table:table-cell table:style-name="TableCell1">
            <text:p text:style-name="P3">2.03.2020</text:p>
          </table:table-cell>
          <table:table-cell table:style-name="TableCell1">
            <text:p text:style-name="P4">122,43</text:p>
          </table:table-cell>
          <table:table-cell table:style-name="TableCell1">
            <text:p text:style-name="P4">126,62</text:p>
          </table:table-cell>
        </table:table-row>
        <table:table-row>
          <table:table-cell table:style-name="TableCell1">
            <text:p text:style-name="P3">9.03.2020</text:p>
          </table:table-cell>
          <table:table-cell table:style-name="TableCell1">
            <text:p text:style-name="P4">122,24</text:p>
          </table:table-cell>
          <table:table-cell table:style-name="TableCell1">
            <text:p text:style-name="P4">126,25</text:p>
          </table:table-cell>
        </table:table-row>
        <table:table-row>
          <table:table-cell table:style-name="TableCell1">
            <text:p text:style-name="P3">16.03.2020</text:p>
          </table:table-cell>
          <table:table-cell table:style-name="TableCell1">
            <text:p text:style-name="P4">120,33</text:p>
          </table:table-cell>
          <table:table-cell table:style-name="TableCell1">
            <text:p text:style-name="P4">124,36</text:p>
          </table:table-cell>
        </table:table-row>
        <table:table-row>
          <table:table-cell table:style-name="TableCell1">
            <text:p text:style-name="P3">23.03.2020</text:p>
          </table:table-cell>
          <table:table-cell table:style-name="TableCell1">
            <text:p text:style-name="P4">119,64</text:p>
          </table:table-cell>
          <table:table-cell table:style-name="TableCell1">
            <text:p text:style-name="P4">123,41</text:p>
          </table:table-cell>
        </table:table-row>
        <table:table-row>
          <table:table-cell table:style-name="TableCell1">
            <text:p text:style-name="P3">30.03.2020</text:p>
          </table:table-cell>
          <table:table-cell table:style-name="TableCell1">
            <text:p text:style-name="P4">112,45</text:p>
          </table:table-cell>
          <table:table-cell table:style-name="TableCell1">
            <text:p text:style-name="P4">118,60</text:p>
          </table:table-cell>
        </table:table-row>
        <table:table-row>
          <table:table-cell table:style-name="TableCell1">
            <text:p text:style-name="P3">6.04.2020</text:p>
          </table:table-cell>
          <table:table-cell table:style-name="TableCell1">
            <text:p text:style-name="P4">110,23</text:p>
          </table:table-cell>
          <table:table-cell table:style-name="TableCell1">
            <text:p text:style-name="P4">116,83</text:p>
          </table:table-cell>
        </table:table-row>
        <table:table-row>
          <table:table-cell table:style-name="TableCell1">
            <text:p text:style-name="P3">13.04.2020</text:p>
          </table:table-cell>
          <table:table-cell table:style-name="TableCell1">
            <text:p text:style-name="P4">109,27</text:p>
          </table:table-cell>
          <table:table-cell table:style-name="TableCell1">
            <text:p text:style-name="P4">116,15</text:p>
          </table:table-cell>
        </table:table-row>
        <table:table-row>
          <table:table-cell table:style-name="TableCell1">
            <text:p text:style-name="P3">20.04.2020</text:p>
          </table:table-cell>
          <table:table-cell table:style-name="TableCell1">
            <text:p text:style-name="P4">108,63</text:p>
          </table:table-cell>
          <table:table-cell table:style-name="TableCell1">
            <text:p text:style-name="P4">115,7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